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C00000029E581D6EB.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draw:auto-grow-height="true" fo:min-height="3.181cm"/>
    </style:style>
    <style:style style:name="pr2" style:family="presentation" style:parent-style-name="Default-subtitle">
      <style:graphic-properties draw:fill-color="#ffffff" fo:min-height="14.713cm"/>
    </style:style>
    <style:style style:name="pr3" style:family="presentation" style:parent-style-name="Default-notes">
      <style:graphic-properties draw:fill-color="#ffffff" fo:min-height="11.215cm"/>
    </style:style>
    <style:style style:name="pr4" style:family="presentation" style:parent-style-name="Default-title">
      <style:graphic-properties draw:fill-color="#ffffff" fo:min-height="2.926cm"/>
    </style:style>
    <style:style style:name="pr5" style:family="presentation" style:parent-style-name="Default-subtitle">
      <style:graphic-properties draw:fill-color="#ffffff" fo:min-height="11.181cm"/>
    </style:style>
    <style:style style:name="pr6" style:family="presentation" style:parent-style-name="Default-notes">
      <style:graphic-properties draw:fill-color="#ffffff" fo:min-height="11.17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40pt" style:font-size-asian="40pt" style:font-size-complex="40pt"/>
    </style:style>
    <style:style style:name="P3" style:family="paragraph">
      <style:paragraph-properties fo:margin-left="0cm" fo:margin-right="0cm" fo:text-indent="0cm"/>
      <style:text-properties fo:font-size="24pt" style:font-size-asian="24pt" style:font-size-complex="24pt"/>
    </style:style>
    <style:style style:name="P4" style:family="paragraph">
      <style:paragraph-properties fo:margin-left="0cm" fo:margin-right="0cm" fo:text-indent="0cm"/>
      <style:text-properties fo:font-size="10.3000001907349pt"/>
    </style:style>
    <style:style style:name="P5" style:family="paragraph">
      <style:paragraph-properties fo:margin-left="0cm" fo:margin-right="0cm" fo:text-indent="0cm"/>
      <style:text-properties fo:font-size="26pt" style:font-size-asian="26pt" style:font-size-complex="26pt"/>
    </style:style>
    <style:style style:name="P6" style:family="paragraph">
      <style:paragraph-properties fo:margin-left="0cm" fo:margin-right="0cm" fo:text-indent="0cm"/>
      <style:text-properties fo:font-size="12pt"/>
    </style:style>
    <style:style style:name="P7" style:family="paragraph">
      <style:paragraph-properties fo:margin-left="0cm" fo:margin-right="0cm" fo:text-indent="0cm"/>
      <style:text-properties fo:font-size="32pt" style:font-size-asian="32pt" style:font-size-complex="32pt"/>
    </style:style>
    <style:style style:name="P8" style:family="paragraph">
      <style:text-properties fo:font-size="32pt" style:font-size-asian="32pt" style:font-size-complex="32pt"/>
    </style:style>
    <style:style style:name="P9" style:family="paragraph">
      <style:paragraph-properties fo:margin-left="0cm" fo:margin-right="0cm" fo:text-indent="0cm"/>
      <style:text-properties fo:font-size="28pt" style:font-size-asian="28pt" style:font-size-complex="28pt"/>
    </style:style>
    <style:style style:name="P10" style:family="paragraph">
      <style:text-properties fo:font-size="28pt" style:font-size-asian="28pt" style:font-size-complex="28pt"/>
    </style:style>
    <style:style style:name="P11" style:family="paragraph">
      <style:paragraph-properties fo:margin-left="0cm" fo:margin-right="0cm" fo:text-indent="0cm"/>
      <style:text-properties fo:font-size="36pt" style:font-size-asian="36pt" style:font-size-complex="36pt"/>
    </style:style>
    <style:style style:name="P12" style:family="paragraph">
      <style:text-properties fo:font-size="36pt" style:font-size-asian="36pt" style:font-size-complex="36pt"/>
    </style:style>
    <style:style style:name="P13" style:family="paragraph">
      <style:text-properties fo:font-size="26pt" style:font-size-asian="26pt" style:font-size-complex="26pt"/>
    </style:style>
    <style:style style:name="P14" style:family="paragraph">
      <style:paragraph-properties fo:margin-left="0cm" fo:margin-right="0cm" fo:text-align="center" fo:text-indent="0cm"/>
    </style:style>
    <style:style style:name="P15" style:family="paragraph">
      <style:paragraph-properties fo:margin-left="0cm" fo:margin-right="0cm" fo:margin-top="0cm" fo:margin-bottom="0.499cm" fo:text-align="center" fo:text-indent="0cm"/>
    </style:style>
    <style:style style:name="P16" style:family="paragraph">
      <style:paragraph-properties fo:margin-left="0cm" fo:margin-right="0cm" fo:text-align="center" fo:text-indent="0cm"/>
      <style:text-properties fo:font-family="Arial" style:font-family-generic="swiss" style:font-pitch="variable" fo:font-size="32pt" style:font-size-asian="32pt" style:font-size-complex="32pt"/>
    </style:style>
    <style:style style:name="P17" style:family="paragraph">
      <style:paragraph-properties fo:margin-left="0cm" fo:margin-right="0cm" fo:text-indent="0cm"/>
      <style:text-properties fo:font-family="Arial" style:font-family-generic="swiss" style:font-pitch="variable" fo:font-size="32pt" style:font-size-asian="32pt" style:font-size-complex="32pt"/>
    </style:style>
    <style:style style:name="P18" style:family="paragraph">
      <style:paragraph-properties fo:margin-left="0cm" fo:margin-right="0cm" fo:text-align="center" fo:text-indent="0cm"/>
      <style:text-properties fo:font-size="32pt" style:font-size-asian="32pt" style:font-size-complex="32pt"/>
    </style:style>
    <style:style style:name="P19" style:family="paragraph">
      <style:paragraph-properties fo:margin-left="0cm" fo:margin-right="0cm" fo:text-align="center" fo:text-indent="0cm"/>
      <style:text-properties fo:font-size="24pt" style:font-size-asian="24pt" style:font-size-complex="24pt"/>
    </style:style>
    <style:style style:name="P20" style:family="paragraph">
      <style:paragraph-properties fo:margin-left="0cm" fo:margin-right="0cm" fo:text-align="center" fo:text-indent="0cm"/>
      <style:text-properties fo:font-size="22pt" style:font-size-asian="22pt" style:font-size-complex="22pt"/>
    </style:style>
    <style:style style:name="P21" style:family="paragraph">
      <style:paragraph-properties fo:margin-left="0cm" fo:margin-right="0cm" fo:margin-top="0cm" fo:margin-bottom="0.499cm" fo:text-indent="0cm"/>
    </style:style>
    <style:style style:name="P22" style:family="paragraph">
      <style:paragraph-properties fo:margin-left="0cm" fo:margin-right="0cm" fo:text-indent="0cm"/>
      <style:text-properties fo:font-family="'Arial Black'" style:font-pitch="variable" fo:font-size="22pt" style:font-size-asian="22pt" style:font-size-complex="22pt"/>
    </style:style>
    <style:style style:name="P23" style:family="paragraph">
      <style:paragraph-properties fo:margin-left="0cm" fo:margin-right="0cm" fo:text-indent="0cm"/>
      <style:text-properties fo:font-size="33pt" style:font-size-asian="33pt" style:font-size-complex="33pt"/>
    </style:style>
    <style:style style:name="P24" style:family="paragraph">
      <style:paragraph-properties fo:margin-left="0cm" fo:margin-right="0cm" fo:text-indent="0cm"/>
      <style:text-properties fo:font-size="22pt" style:font-size-asian="22pt" style:font-size-complex="22pt"/>
    </style:style>
    <style:style style:name="P25" style:family="paragraph">
      <style:paragraph-properties fo:margin-left="0cm" fo:margin-right="0cm" fo:text-indent="0cm"/>
      <style:text-properties fo:font-size="30pt" style:font-size-asian="30pt" style:font-size-complex="30pt"/>
    </style:style>
    <style:style style:name="P26" style:family="paragraph">
      <style:paragraph-properties fo:margin-left="0cm" fo:margin-right="0cm" fo:text-indent="0cm"/>
      <style:text-properties fo:font-size="29pt" style:font-size-asian="29pt" style:font-size-complex="29pt"/>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family="'DejaVu Sans'" style:font-style-name="Book" style:font-family-generic="swiss" style:font-pitch="variable" fo:font-size="24pt" style:font-family-asian="'DejaVu Sans'" style:font-style-name-asian="Book" style:font-family-generic-asian="swiss" style:font-pitch-asian="variable" style:font-size-asian="24pt" style:font-family-complex="'DejaVu Sans'" style:font-style-name-complex="Book" style:font-family-generic-complex="swiss" style:font-pitch-complex="variable" style:font-size-complex="24pt"/>
    </style:style>
    <style:style style:name="T4" style:family="text">
      <style:text-properties fo:font-size="26pt" style:font-size-asian="26pt" style:font-size-complex="26pt"/>
    </style:style>
    <style:style style:name="T5" style:family="text">
      <style:text-properties fo:font-size="32pt" style:font-size-asian="32pt" style:font-size-complex="32pt"/>
    </style:style>
    <style:style style:name="T6" style:family="text">
      <style:text-properties style:text-position="super 58%"/>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font-size="28pt" fo:font-weight="bold" style:font-size-asian="28pt" style:font-size-complex="28pt"/>
    </style:style>
    <style:style style:name="T10" style:family="text">
      <style:text-properties style:text-position="super 58%" fo:font-size="36pt" style:font-size-asian="36pt" style:font-size-complex="36pt"/>
    </style:style>
    <style:style style:name="T11" style:family="text">
      <style:text-properties fo:font-family="Arial" style:font-family-generic="swiss" style:font-pitch="variable" fo:font-size="32pt" style:font-size-asian="32pt" style:font-size-complex="32pt"/>
    </style:style>
    <style:style style:name="T12" style:family="text">
      <style:text-properties fo:font-size="22pt" style:font-size-asian="22pt" style:font-size-complex="22pt"/>
    </style:style>
    <style:style style:name="T13" style:family="text">
      <style:text-properties fo:font-family="'Arial Black'" style:font-pitch="variable" fo:font-size="22pt" style:font-size-asian="22pt" style:font-size-complex="22pt"/>
    </style:style>
    <style:style style:name="T14" style:family="text">
      <style:text-properties fo:font-size="33pt" style:font-size-asian="33pt" style:font-size-complex="33pt"/>
    </style:style>
    <style:style style:name="T15" style:family="text">
      <style:text-properties fo:font-size="30pt" style:font-size-asian="30pt" style:font-size-complex="30pt"/>
    </style:style>
    <style:style style:name="T16" style:family="text">
      <style:text-properties style:text-underline-style="solid" style:text-underline-width="auto" style:text-underline-color="font-color"/>
    </style:style>
    <style:style style:name="T17" style:family="text">
      <style:text-properties fo:font-size="29pt" style:font-size-asian="29pt" style:font-size-complex="29pt"/>
    </style:style>
    <style:style style:name="T18" style:family="text">
      <style:text-properties fo:font-size="29pt" fo:font-style="italic" style:font-size-asian="29pt" style:font-style-asian="italic" style:font-size-complex="29pt" style:font-style-complex="italic"/>
    </style:style>
    <style:style style:name="T19" style:family="text">
      <style:text-properties fo:font-style="italic" style:font-style-asian="italic" style:font-style-complex="italic"/>
    </style:style>
    <style:style style:name="T20" style:family="text">
      <style:text-properties style:text-position="super 58%" fo:font-size="29pt" fo:font-style="italic" style:font-size-asian="29pt" style:font-style-asian="italic" style:font-size-complex="29pt" style:font-style-complex="italic"/>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AFTERSCHOOOL centre for social entrepreneurship</presentation:footer-decl>
      <presentation:date-time-decl presentation:name="dtd1" presentation:source="fixed">MFI Seminar Jain PG College </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2.859cm" svg:height="3.181cm" svg:x="1.27cm" svg:y="0.759cm" presentation:class="title" presentation:user-transformed="true">
          <draw:text-box>
            <text:p text:style-name="P1"><text:span text:style-name="T1">Questions of Quantitative aptitude tests for competitive examinations <text:s/></text:span></text:p>
          </draw:text-box>
        </draw:frame>
        <draw:frame presentation:style-name="pr2" draw:text-style-name="P3" draw:layer="layout" svg:width="22.859cm" svg:height="14.713cm" svg:x="0.941cm" svg:y="4.093cm" presentation:class="subtitle" presentation:user-transformed="true">
          <draw:text-box>
            <text:p text:style-name="P1"><text:span text:style-name="T2">by : </text:span></text:p>
            <text:p text:style-name="P1"><text:span text:style-name="T2">DR. T.K. JAIN</text:span></text:p>
            <text:p text:style-name="P1"><text:span text:style-name="T2">AFTERSCHO</text:span><text:span text:style-name="T3">☺</text:span><text:span text:style-name="T2">OL </text:span></text:p>
            <text:p text:style-name="P1"><text:span text:style-name="T2">centre for social entrepreneurship </text:span></text:p>
            <text:p text:style-name="P1"><text:span text:style-name="T2">sivakamu veterinary hospital road</text:span></text:p>
            <text:p text:style-name="P1"><text:span text:style-name="T2">bikaner 334001 rajasthan, india</text:span></text:p>
            <text:p text:style-name="P1"><text:span text:style-name="T2">FOR – CSE &amp; PGPSE STUDENTS <text:s/></text:span></text:p>
            <text:p text:style-name="P1"><text:span text:style-name="T2">(CSE &amp; PGPSE are free online programmes </text:span></text:p>
            <text:p text:style-name="P1"><text:span text:style-name="T2"><text:s/></text:span><text:span text:style-name="T2">open for all, free for all) </text:span></text:p>
            <text:p text:style-name="P1"><text:span text:style-name="T2">mobile : 91+9414430763 </text:span></text:p>
          </draw:text-box>
        </draw:frame>
        <draw:frame draw:style-name="gr1" draw:layer="layout" svg:width="0.502cm" svg:height="1.275cm" svg:x="22.985cm" svg:y="2.646cm">
          <draw:text-box>
            <text:p text:style-name="P1"/>
          </draw:text-box>
        </draw:frame>
        <presentation:notes draw:style-name="dp2">
          <draw:page-thumbnail draw:style-name="gr2" draw:layer="layout" svg:width="13.469cm" svg:height="9.523cm" svg:x="2.789cm" svg:y="1.93cm" draw:page-number="1" presentation:class="page"/>
          <draw:frame presentation:style-name="pr3" draw:text-style-name="P4" draw:layer="layout" svg:width="15.239cm" svg:height="11.215cm" svg:x="1.905cm" svg:y="12.064cm" presentation:class="notes" presentation:placeholder="true">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My words.....</text:p>
          </draw:text-box>
        </draw:frame>
        <draw:frame presentation:style-name="pr5" draw:text-style-name="P5" draw:layer="layout" svg:width="21.59cm" svg:height="11.181cm" svg:x="1.905cm" svg:y="5.628cm" presentation:class="subtitle" presentation:user-transformed="true">
          <draw:text-box>
            <text:p text:style-name="P5"><text:span text:style-name="T4">My purpose here is to give a few questions, which are often asked in aptitude tests and competitive examinations. Please prepare well for your examinations. Please pass this presentation to all those who might need it. Let us spread knowledge as widely as possible. I welcome your suggestions. I also request you to help me in spreading social entrepreneurship across the globe – for which I need support of you people – not of any VIP. With your help, I can spread the ideas – for which we stand....</text:span></text:p>
          </draw:text-box>
        </draw:frame>
        <presentation:notes draw:style-name="dp2">
          <draw:page-thumbnail draw:style-name="gr2" draw:layer="layout" svg:width="0.001cm" svg:height="0.001cm" svg:x="0cm" svg:y="1.93cm" draw:page-number="2" presentation:class="page"/>
          <draw:frame presentation:style-name="pr6" draw:text-style-name="P6" draw:layer="layout" svg:width="15.239cm" svg:height="11.179cm" svg:x="1.905cm" svg:y="12.064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5.158cm" svg:x="1.905cm" svg:y="0.702cm" presentation:class="title" presentation:user-transformed="true">
          <draw:text-box>
            <text:p text:style-name="P1">13,16,49,169, 256, .. what will come next, if it will be a repeatition out of this series ? <text:s/></text:p>
          </draw:text-box>
        </draw:frame>
        <draw:frame presentation:style-name="pr5" draw:layer="layout" svg:width="21.59cm" svg:height="11.181cm" svg:x="1.905cm" svg:y="5.628cm" presentation:class="subtitle">
          <draw:text-box>
            <text:p text:style-name="P1">1+3 = 4 and square of 4 = 16</text:p>
            <text:p text:style-name="P1">now 1+6 = 7 and square of 7 = 49</text:p>
            <text:p text:style-name="P1">now 4+9 = 13 square of 13 = 169</text:p>
            <text:p text:style-name="P1">1+6+9 = 16, square of 16 is 256, </text:p>
            <text:p text:style-name="P1">2+5+6 = 13, square of 13 is 169</text:p>
            <text:p text:style-name="P1">so the next digit is 169. answer </text:p>
          </draw:text-box>
        </draw:frame>
        <presentation:notes draw:style-name="dp2">
          <draw:page-thumbnail draw:style-name="gr2" draw:layer="layout" svg:width="0.001cm" svg:height="0.001cm" svg:x="0cm" svg:y="1.93cm" draw:page-number="3" presentation:class="page"/>
          <draw:frame presentation:style-name="pr6" draw:layer="layout" svg:width="15.239cm" svg:height="11.179cm" svg:x="1.905cm" svg:y="12.064cm" presentation:class="notes" presentation:placeholder="true">
            <draw:text-box/>
          </draw:frame>
        </presentation:notes>
      </draw:page>
      <draw:page draw:name="page4"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3.439cm" svg:x="1.905cm" svg:y="1.561cm" presentation:class="title" presentation:user-transformed="true">
          <draw:text-box>
            <text:p text:style-name="P1">1,1,4,8,9,27 what will be the next 2 number? </text:p>
          </draw:text-box>
        </draw:frame>
        <draw:frame presentation:style-name="pr5" draw:layer="layout" svg:width="21.59cm" svg:height="11.725cm" svg:x="1.905cm" svg:y="5.356cm" presentation:class="subtitle" presentation:user-transformed="true">
          <draw:text-box>
            <text:p text:style-name="P1">1^2 =1</text:p>
            <text:p text:style-name="P1">1^3 = 1</text:p>
            <text:p text:style-name="P1">2^2 = 4</text:p>
            <text:p text:style-name="P1">2^3 = 8</text:p>
            <text:p text:style-name="P1">3^2 = 9</text:p>
            <text:p text:style-name="P1">3^3 =27</text:p>
            <text:p text:style-name="P1">4^2 = 16 , 4^3 = 64 so next numbers are 16, 64 answer. </text:p>
          </draw:text-box>
        </draw:frame>
        <presentation:notes draw:style-name="dp2">
          <draw:page-thumbnail draw:style-name="gr2" draw:layer="layout" svg:width="0.001cm" svg:height="0.001cm" svg:x="0cm" svg:y="1.93cm" draw:page-number="4" presentation:class="page"/>
          <draw:frame presentation:style-name="pr6" draw:layer="layout" svg:width="15.239cm" svg:height="11.179cm" svg:x="1.905cm" svg:y="12.064cm" presentation:class="notes" presentation:placeholder="true">
            <draw:text-box/>
          </draw:frame>
        </presentation:notes>
      </draw:page>
      <draw:page draw:name="page5"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3.439cm" svg:x="1.905cm" svg:y="1.561cm" presentation:class="title" presentation:user-transformed="true">
          <draw:text-box>
            <text:p text:style-name="P1">What will be the angle in watch at 2.15 pm? </text:p>
          </draw:text-box>
        </draw:frame>
        <draw:frame presentation:style-name="pr5" draw:layer="layout" svg:width="21.59cm" svg:height="11.181cm" svg:x="1.905cm" svg:y="5.628cm" presentation:class="subtitle">
          <draw:text-box>
            <text:p text:style-name="P1">Minute hand is at 15, hour hand is at </text:p>
            <text:p text:style-name="P1">(10*60/55 ) = 10.91</text:p>
            <text:p text:style-name="P1">thus there is a gap of 15 – 10.91 = 4.09</text:p>
            <text:p text:style-name="P1">the angle is : (4.09/60) *360</text:p>
            <text:p text:style-name="P1">=24.54 degree answer </text:p>
          </draw:text-box>
        </draw:frame>
        <presentation:notes draw:style-name="dp2">
          <draw:page-thumbnail draw:style-name="gr2" draw:layer="layout" svg:width="0.001cm" svg:height="0.001cm" svg:x="0cm" svg:y="1.93cm" draw:page-number="5" presentation:class="page"/>
          <draw:frame presentation:style-name="pr6" draw:layer="layout" svg:width="15.239cm" svg:height="11.179cm" svg:x="1.905cm" svg:y="12.064cm" presentation:class="notes" presentation:placeholder="true">
            <draw:text-box/>
          </draw:frame>
        </presentation:notes>
      </draw:page>
      <draw:page draw:name="page6"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7.99cm" svg:x="1.905cm" svg:y="-0.713cm" presentation:class="title" presentation:user-transformed="true">
          <draw:text-box>
            <text:p text:style-name="P1"><text:line-break/><text:span text:style-name="T5">Rain = Drizzle is equal to </text:span><text:span text:style-name="T5"><text:line-break/></text:span><text:span text:style-name="T5"> <text:s/>1. Boil = Sizzle, </text:span><text:span text:style-name="T5"><text:line-break/></text:span><text:span text:style-name="T5">2. Smile = laugh, </text:span><text:span text:style-name="T5"><text:line-break/></text:span><text:span text:style-name="T5">3. match = tournament, </text:span><text:span text:style-name="T5"><text:line-break/></text:span><text:span text:style-name="T5">4. flow = trickle </text:span></text:p>
          </draw:text-box>
        </draw:frame>
        <draw:frame presentation:style-name="pr5" draw:layer="layout" svg:width="21.59cm" svg:height="11.181cm" svg:x="1.905cm" svg:y="5.628cm" presentation:class="subtitle">
          <draw:text-box>
            <text:p text:style-name="P1">Rain is bigger form of Drizzle. Thus we are going from bigger to smaller. Similar analogy can be observed in Flow =Trickle </text:p>
          </draw:text-box>
        </draw:frame>
        <presentation:notes draw:style-name="dp2">
          <draw:page-thumbnail draw:style-name="gr2" draw:layer="layout" svg:width="0.001cm" svg:height="0.001cm" svg:x="0cm" svg:y="1.93cm" draw:page-number="6" presentation:class="page"/>
          <draw:frame presentation:style-name="pr6" draw:layer="layout" svg:width="15.239cm" svg:height="11.179cm" svg:x="1.905cm" svg:y="12.064cm" presentation:class="notes" presentation:placeholder="true">
            <draw:text-box/>
          </draw:frame>
        </presentation:notes>
      </draw:page>
      <draw:page draw:name="page7" draw:style-name="dp1" draw:master-page-name="Default" presentation:presentation-page-layout-name="AL1T0" presentation:use-footer-name="ftr1" presentation:use-date-time-name="dtd1">
        <office:forms form:automatic-focus="false" form:apply-design-mode="false"/>
        <draw:frame presentation:style-name="pr4" draw:text-style-name="P8" draw:layer="layout" svg:width="21.59cm" svg:height="6.271cm" svg:x="1.905cm" svg:y="0.146cm" presentation:class="title" presentation:user-transformed="true">
          <draw:text-box>
            <text:p text:style-name="P7"><text:span text:style-name="T5">In a family each daughter has the same number of brothers as she has sisters and each son has twice as many sisters as he has brothers. How many daughters and sons does the family have? </text:span></text:p>
          </draw:text-box>
        </draw:frame>
        <draw:frame presentation:style-name="pr5" draw:layer="layout" svg:width="21.59cm" svg:height="11.181cm" svg:x="1.905cm" svg:y="5.628cm" presentation:class="subtitle">
          <draw:text-box>
            <text:p text:style-name="P1">Options : A 4,3 <text:s text:c="2"/>B. 2,1 <text:s/>C. 3,2 <text:s text:c="2"/>D 5,3</text:p>
            <text:p text:style-name="P1">first option gives the answer. For this type of questions, solve through options. In the case of 1<text:span text:style-name="T6">st</text:span> option, we can see that each daughter has 3 brothers and 3 sisters but each son has 2 brothers and 4 sisters. So this is the answer </text:p>
          </draw:text-box>
        </draw:frame>
        <presentation:notes draw:style-name="dp2">
          <draw:page-thumbnail draw:style-name="gr2" draw:layer="layout" svg:width="0.001cm" svg:height="0.001cm" svg:x="0cm" svg:y="1.93cm" draw:page-number="7" presentation:class="page"/>
          <draw:frame presentation:style-name="pr6" draw:layer="layout" svg:width="15.239cm" svg:height="11.179cm" svg:x="1.905cm" svg:y="12.064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3.439cm" svg:x="1.905cm" svg:y="1.561cm" presentation:class="title" presentation:user-transformed="true">
          <draw:text-box>
            <text:p text:style-name="P1">If 72 * 23 = 45, 13*12 =12, 23*14 = 25, 64*12 =?? </text:p>
          </draw:text-box>
        </draw:frame>
        <draw:frame presentation:style-name="pr5" draw:layer="layout" svg:width="21.59cm" svg:height="11.181cm" svg:x="1.905cm" svg:y="5.628cm" presentation:class="subtitle">
          <draw:text-box>
            <text:p text:style-name="P1">Add 7 and 2 and also 2 and 3 now multiply these : we get : 9*5 = 45</text:p>
            <text:p text:style-name="P1">similarly <text:s/>add 1+3 and 1+2 now multiply these we get : 4*3 = 12 similarly, <text:s/>add 2+3 and 1+4, we get : 5*5 = 25, similarly , 6+4 =10 and 1+2 = 3 multiply these : 10*3 = 30 answer </text:p>
          </draw:text-box>
        </draw:frame>
        <presentation:notes draw:style-name="dp2">
          <draw:page-thumbnail draw:style-name="gr2" draw:layer="layout" svg:width="0.001cm" svg:height="0.001cm" svg:x="0cm" svg:y="1.93cm" draw:page-number="8" presentation:class="page"/>
          <draw:frame presentation:style-name="pr6" draw:layer="layout" svg:width="15.239cm" svg:height="11.179cm" svg:x="1.905cm" svg:y="12.064cm" presentation:class="notes" presentation:placeholder="true">
            <draw:text-box/>
          </draw:frame>
        </presentation:notes>
      </draw:page>
      <draw:page draw:name="page9" draw:style-name="dp1" draw:master-page-name="Default" presentation:presentation-page-layout-name="AL1T0" presentation:use-footer-name="ftr1" presentation:use-date-time-name="dtd1">
        <office:forms form:automatic-focus="false" form:apply-design-mode="false"/>
        <draw:frame presentation:style-name="pr4" draw:text-style-name="P8" draw:layer="layout" svg:width="21.59cm" svg:height="3.763cm" svg:x="1.905cm" svg:y="1.4cm" presentation:class="title" presentation:user-transformed="true">
          <draw:text-box>
            <text:p text:style-name="P7"><text:span text:style-name="T5">A train passes through a tunnel, whose length is 500 meters, in 1 minute moving at 72 km per hour, the length of the train is ? </text:span></text:p>
          </draw:text-box>
        </draw:frame>
        <draw:frame presentation:style-name="pr5" draw:layer="layout" svg:width="21.59cm" svg:height="11.181cm" svg:x="1.905cm" svg:y="5.628cm" presentation:class="subtitle">
          <draw:text-box>
            <text:p text:style-name="P1">Solution : -</text:p>
            <text:p text:style-name="P1">Step 1. convert speed of train in meters per second : 72 * 5/18 = 20 m. p.s. </text:p>
            <text:p text:style-name="P1">Step 2 : total distance travelled in 1 minute = 20*60 = 1200</text:p>
            <text:p text:style-name="P1">step 3. deduct the length of tunnel from this distance : 1200-500 = 700 meters. </text:p>
            <text:p text:style-name="P1">So answer = 700 meters. </text:p>
          </draw:text-box>
        </draw:frame>
        <presentation:notes draw:style-name="dp2">
          <draw:page-thumbnail draw:style-name="gr2" draw:layer="layout" svg:width="0.001cm" svg:height="0.001cm" svg:x="0cm" svg:y="1.93cm" draw:page-number="9" presentation:class="page"/>
          <draw:frame presentation:style-name="pr6" draw:layer="layout" svg:width="15.239cm" svg:height="11.179cm" svg:x="1.905cm" svg:y="12.064cm" presentation:class="notes" presentation:placeholder="true">
            <draw:text-box/>
          </draw:frame>
        </presentation:notes>
      </draw:page>
      <draw:page draw:name="page10"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5.158cm" svg:x="1.905cm" svg:y="0.701cm" presentation:class="title" presentation:user-transformed="true">
          <draw:text-box>
            <text:p text:style-name="P1">The least number which is a perfect square and is <text:s/>divisible by <text:line-break/>each of numbers 16,20,24 is ?</text:p>
          </draw:text-box>
        </draw:frame>
        <draw:frame presentation:style-name="pr5" draw:text-style-name="P10" draw:layer="layout" svg:width="21.59cm" svg:height="11.181cm" svg:x="1.905cm" svg:y="5.626cm" presentation:class="subtitle" presentation:user-transformed="true">
          <draw:text-box>
            <text:p text:style-name="P9"><text:span text:style-name="T7">Look at the factors of these numbers : </text:span></text:p>
            <text:p text:style-name="P9"><text:span text:style-name="T7">16=2^4</text:span></text:p>
            <text:p text:style-name="P9"><text:span text:style-name="T7">20=2^2*5</text:span></text:p>
            <text:p text:style-name="P9"><text:span text:style-name="T7">24=2^3*3 </text:span></text:p>
            <text:p text:style-name="P9"><text:span text:style-name="T7">thus taking them all <text:s/>: 2^4*5^2*3^2 = </text:span></text:p>
            <text:p text:style-name="P9"><text:span text:style-name="T7">=16*25*9= 3600 answer </text:span></text:p>
            <text:p text:style-name="P9"><text:span text:style-name="T7">note : here you have to take all the prime factors in power of multiple of 2. </text:span></text:p>
          </draw:text-box>
        </draw:frame>
        <presentation:notes draw:style-name="dp2">
          <draw:page-thumbnail draw:style-name="gr2" draw:layer="layout" svg:width="0.001cm" svg:height="0.001cm" svg:x="0cm" svg:y="1.93cm" draw:page-number="10" presentation:class="page"/>
          <draw:frame presentation:style-name="pr6" draw:layer="layout" svg:width="15.239cm" svg:height="11.179cm" svg:x="1.905cm" svg:y="12.064cm" presentation:class="notes" presentation:placeholder="true">
            <draw:text-box/>
          </draw:frame>
        </presentation:notes>
      </draw:page>
      <draw:page draw:name="page11"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5.158cm" svg:x="1.905cm" svg:y="0.701cm" presentation:class="title" presentation:user-transformed="true">
          <draw:text-box>
            <text:p text:style-name="P1">The least number which should be added to 2497 so that sum is<text:line-break/> divisible by 5,6,4,3 <text:s/>?</text:p>
          </draw:text-box>
        </draw:frame>
        <draw:frame presentation:style-name="pr5" draw:layer="layout" svg:width="21.59cm" svg:height="11.181cm" svg:x="1.905cm" svg:y="5.628cm" presentation:class="subtitle">
          <draw:text-box>
            <text:p text:style-name="P1">Step 1. take LCM of 5,6,4,3</text:p>
            <text:p text:style-name="P1">=product of all prime factors 5*2*3*2 = 60</text:p>
            <text:p text:style-name="P1">step 2 : divide 2497 by 60 = remainder is 37</text:p>
            <text:p text:style-name="P1">step 3. find difference of 60 and 37 = 23</text:p>
            <text:p text:style-name="P1">step 4 : add 23 to 2497 and now it is divisible by 60, so it is divisible by each of the four numbers. Answer=23</text:p>
          </draw:text-box>
        </draw:frame>
        <presentation:notes draw:style-name="dp2">
          <draw:page-thumbnail draw:style-name="gr2" draw:layer="layout" svg:width="0.001cm" svg:height="0.001cm" svg:x="0cm" svg:y="1.93cm" draw:page-number="11" presentation:class="page"/>
          <draw:frame presentation:style-name="pr6" draw:layer="layout" svg:width="15.239cm" svg:height="11.179cm" svg:x="1.905cm" svg:y="12.064cm" presentation:class="notes" presentation:placeholder="true">
            <draw:text-box/>
          </draw:frame>
        </presentation:notes>
      </draw:page>
      <draw:page draw:name="page12" draw:style-name="dp1" draw:master-page-name="Default" presentation:presentation-page-layout-name="AL1T0" presentation:use-footer-name="ftr1" presentation:use-date-time-name="dtd1">
        <office:forms form:automatic-focus="false" form:apply-design-mode="false"/>
        <draw:frame presentation:style-name="pr4" draw:text-style-name="P8" draw:layer="layout" svg:width="21.59cm" svg:height="5.017cm" svg:x="1.905cm" svg:y="0.77cm" presentation:class="title" presentation:user-transformed="true">
          <draw:text-box>
            <text:p text:style-name="P7"><text:span text:style-name="T5">.The maximum number of students among <text:s text:c="2"/>them 1001 pens <text:s/>and 910 pencils can be distributed <text:s/>in such a way that <text:s/>each student <text:s/>gets same number of pens and pencils is ?</text:span></text:p>
          </draw:text-box>
        </draw:frame>
        <draw:frame presentation:style-name="pr5" draw:layer="layout" svg:width="21.59cm" svg:height="11.181cm" svg:x="1.905cm" svg:y="5.628cm" presentation:class="subtitle">
          <draw:text-box>
            <text:p text:style-name="P1">Solution : - find HCF of 1001 and 910 </text:p>
            <text:p text:style-name="P1">divide 1001 by 910, remainder is 91, 910 is divisible by 91 so HCF is 91</text:p>
            <text:p text:style-name="P1">the number of students is 91 answer </text:p>
          </draw:text-box>
        </draw:frame>
        <presentation:notes draw:style-name="dp2">
          <draw:page-thumbnail draw:style-name="gr2" draw:layer="layout" svg:width="0.001cm" svg:height="0.001cm" svg:x="0cm" svg:y="1.93cm" draw:page-number="12" presentation:class="page"/>
          <draw:frame presentation:style-name="pr6" draw:layer="layout" svg:width="15.239cm" svg:height="11.179cm" svg:x="1.905cm" svg:y="12.064cm" presentation:class="notes" presentation:placeholder="true">
            <draw:text-box/>
          </draw:frame>
        </presentation:notes>
      </draw:page>
      <draw:page draw:name="page13"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8.596cm" svg:x="1.905cm" svg:y="-1.018cm" presentation:class="title" presentation:user-transformed="true">
          <draw:text-box>
            <text:p text:style-name="P1"><text:line-break/>LCM of two numbers is <text:s/>48..The numbers are in ratio 2:3.<text:line-break/>The sum of numbers is<text:line-break/></text:p>
          </draw:text-box>
        </draw:frame>
        <draw:frame presentation:style-name="pr5" draw:layer="layout" svg:width="21.59cm" svg:height="11.181cm" svg:x="1.905cm" svg:y="5.628cm" presentation:class="subtitle">
          <draw:text-box>
            <text:p text:style-name="P1">The two numbers are 2X and 3X</text:p>
            <text:p text:style-name="P1">2*3*X = 48 or X = 8</text:p>
            <text:p text:style-name="P1">the two numbers are : 16 and 24 </text:p>
            <text:p text:style-name="P1">the sum of the numbers = 40 answer </text:p>
          </draw:text-box>
        </draw:frame>
        <presentation:notes draw:style-name="dp2">
          <draw:page-thumbnail draw:style-name="gr2" draw:layer="layout" svg:width="0.001cm" svg:height="0.001cm" svg:x="0cm" svg:y="1.93cm" draw:page-number="13" presentation:class="page"/>
          <draw:frame presentation:style-name="pr6" draw:layer="layout" svg:width="15.239cm" svg:height="11.179cm" svg:x="1.905cm" svg:y="12.064cm" presentation:class="notes" presentation:placeholder="true">
            <draw:text-box/>
          </draw:frame>
        </presentation:notes>
      </draw:page>
      <draw:page draw:name="page14"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8.596cm" svg:x="1.905cm" svg:y="-1.019cm" presentation:class="title" presentation:user-transformed="true">
          <draw:text-box>
            <text:p text:style-name="P1"><text:line-break/>LCM <text:s/>and HCFof two numbers are <text:s/>84 and 21.If ratio of<text:line-break/> two numbers is 1:4.Then largest of two numbers is <text:s/>?</text:p>
          </draw:text-box>
        </draw:frame>
        <draw:frame presentation:style-name="pr5" draw:layer="layout" svg:width="21.59cm" svg:height="11.181cm" svg:x="1.905cm" svg:y="5.628cm" presentation:class="subtitle">
          <draw:text-box>
            <text:p text:style-name="P1">The numbers are 1X and 4X and their HCF is 21 so the numbers are 21 and 84 respectively. Answer =84</text:p>
          </draw:text-box>
        </draw:frame>
        <presentation:notes draw:style-name="dp2">
          <draw:page-thumbnail draw:style-name="gr2" draw:layer="layout" svg:width="0.001cm" svg:height="0.001cm" svg:x="0cm" svg:y="1.93cm" draw:page-number="14" presentation:class="page"/>
          <draw:frame presentation:style-name="pr6" draw:layer="layout" svg:width="15.239cm" svg:height="11.179cm" svg:x="1.905cm" svg:y="12.064cm" presentation:class="notes" presentation:placeholder="true">
            <draw:text-box/>
          </draw:frame>
        </presentation:notes>
      </draw:page>
      <draw:page draw:name="page15" draw:style-name="dp1" draw:master-page-name="Default" presentation:presentation-page-layout-name="AL1T0" presentation:use-footer-name="ftr1" presentation:use-date-time-name="dtd1">
        <office:forms form:automatic-focus="false" form:apply-design-mode="false"/>
        <draw:frame presentation:style-name="pr4" draw:text-style-name="P12" draw:layer="layout" svg:width="21.59cm" svg:height="5.621cm" svg:x="1.905cm" svg:y="0.469cm" presentation:class="title" presentation:user-transformed="true">
          <draw:text-box>
            <text:p text:style-name="P11"><text:span text:style-name="T8">A positive number which when added to 1000 gives a sum ,</text:span><text:span text:style-name="T8"><text:line-break/></text:span><text:span text:style-name="T8">which is greater than when it is multiplied by 1000.The positive integer is?</text:span></text:p>
          </draw:text-box>
        </draw:frame>
        <draw:frame presentation:style-name="pr5" draw:layer="layout" svg:width="21.59cm" svg:height="11.181cm" svg:x="1.905cm" svg:y="5.628cm" presentation:class="subtitle">
          <draw:text-box>
            <text:p text:style-name="P1">It will be 1. <text:s/>answer </text:p>
          </draw:text-box>
        </draw:frame>
        <presentation:notes draw:style-name="dp2">
          <draw:page-thumbnail draw:style-name="gr2" draw:layer="layout" svg:width="0.001cm" svg:height="0.001cm" svg:x="0cm" svg:y="1.93cm" draw:page-number="15" presentation:class="page"/>
          <draw:frame presentation:style-name="pr6" draw:layer="layout" svg:width="15.239cm" svg:height="11.179cm" svg:x="1.905cm" svg:y="12.064cm" presentation:class="notes" presentation:placeholder="true">
            <draw:text-box/>
          </draw:frame>
        </presentation:notes>
      </draw:page>
      <draw:page draw:name="page16" draw:style-name="dp1" draw:master-page-name="Default" presentation:presentation-page-layout-name="AL1T0" presentation:use-footer-name="ftr1" presentation:use-date-time-name="dtd1">
        <office:forms form:automatic-focus="false" form:apply-design-mode="false"/>
        <draw:frame presentation:style-name="pr4" draw:text-style-name="P10" draw:layer="layout" svg:width="21.59cm" svg:height="3.28cm" svg:x="1.905cm" svg:y="1.639cm" presentation:class="title" presentation:user-transformed="true">
          <draw:text-box>
            <text:p text:style-name="P9"><text:span text:style-name="T7">The sum of all possible two digit numbers formed from three different one digit natural numbers when divided by 9 / sum of digits?</text:span></text:p>
          </draw:text-box>
        </draw:frame>
        <draw:frame presentation:style-name="pr5" draw:text-style-name="P10" draw:layer="layout" svg:width="21.59cm" svg:height="11.181cm" svg:x="1.905cm" svg:y="5.628cm" presentation:class="subtitle" presentation:user-transformed="true">
          <draw:text-box>
            <text:p text:style-name="P9"><text:span text:style-name="T7">Let us take 1,2,3 for each digit of the two digits, we have 3 options, so total we have 3*3 =9 options. </text:span></text:p>
            <text:p text:style-name="P9"><text:span text:style-name="T7">9/3 = 3 times – so each digit is repeated 3 times. </text:span></text:p>
            <text:p text:style-name="P9"><text:span text:style-name="T7">Thus as a rule it will be 11 * 3 * (1+2+3) = 198 here. </text:span></text:p>
            <text:p text:style-name="P9"><text:span text:style-name="T7">Thus divided by 9 gives 22 and divided by 6 gives 33. answer </text:span></text:p>
          </draw:text-box>
        </draw:frame>
        <presentation:notes draw:style-name="dp2">
          <draw:page-thumbnail draw:style-name="gr2" draw:layer="layout" svg:width="0.001cm" svg:height="0.001cm" svg:x="0cm" svg:y="1.93cm" draw:page-number="16" presentation:class="page"/>
          <draw:frame presentation:style-name="pr6" draw:layer="layout" svg:width="15.239cm" svg:height="11.179cm" svg:x="1.905cm" svg:y="12.064cm" presentation:class="notes" presentation:placeholder="true">
            <draw:text-box/>
          </draw:frame>
        </presentation:notes>
      </draw:page>
      <draw:page draw:name="page17"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3.439cm" svg:x="1.905cm" svg:y="1.561cm" presentation:class="title" presentation:user-transformed="true">
          <draw:text-box>
            <text:p text:style-name="P1">How many terms are there in 2,4,6,8..........,1024?</text:p>
          </draw:text-box>
        </draw:frame>
        <draw:frame presentation:style-name="pr5" draw:layer="layout" svg:width="21.59cm" svg:height="11.181cm" svg:x="1.905cm" svg:y="5.628cm" presentation:class="subtitle" presentation:user-transformed="true">
          <draw:text-box>
            <text:p text:style-name="P1">It is a question on AP (Arithmetic progression). </text:p>
            <text:p text:style-name="P1">Basic formula is : </text:p>
            <text:p text:style-name="P1">Tn = a + (n-1)*d </text:p>
            <text:p text:style-name="P1">a = first term, n= number of terms, d = difference between two terms</text:p>
            <text:p text:style-name="P1">1024 = 2 + (n-1)2</text:p>
            <text:p text:style-name="P1">2n= 1024 or n =512 answer </text:p>
          </draw:text-box>
        </draw:frame>
        <presentation:notes draw:style-name="dp2">
          <draw:page-thumbnail draw:style-name="gr2" draw:layer="layout" svg:width="0.001cm" svg:height="0.001cm" svg:x="0cm" svg:y="1.93cm" draw:page-number="17" presentation:class="page"/>
          <draw:frame presentation:style-name="pr6" draw:layer="layout" svg:width="15.239cm" svg:height="11.179cm" svg:x="1.905cm" svg:y="12.064cm" presentation:class="notes" presentation:placeholder="true">
            <draw:text-box/>
          </draw:frame>
        </presentation:notes>
      </draw:page>
      <draw:page draw:name="page18"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3.439cm" svg:x="1.905cm" svg:y="1.561cm" presentation:class="title" presentation:user-transformed="true">
          <draw:text-box>
            <text:p text:style-name="P1">Download more resources to practice </text:p>
          </draw:text-box>
        </draw:frame>
        <draw:frame presentation:style-name="pr5" draw:layer="layout" svg:width="21.59cm" svg:height="12.007cm" svg:x="1.905cm" svg:y="5.215cm" presentation:class="subtitle" presentation:user-transformed="true">
          <draw:text-box>
            <text:p text:style-name="P1"><text:a xlink:href="http://www.esnips.com/doc/de35132b-57b9-4675-8be9-a1ee9687a31a/QUANTITATIVE-APTITUDE--MATHEMATICS-11-OCTOBER">http://www.esnips.com/doc/de35132b-57b9-4675-8be9-a1ee9687a31a/QUANTITATIVE-APTITUDE--MATHEMATICS-11-OCTOBER</text:a></text:p>
            <text:p text:style-name="P1"><text:a xlink:href="http://www.esnips.com/doc/d8b5668d-0a63-462b-904a-4da2e0e1deac/QUANTITATIVE-APTITUDE--MATHEMATICS-13-OCTOBER">http://www.esnips.com/doc/d8b5668d-0a63-462b-904a-4da2e0e1deac/QUANTITATIVE-APTITUDE--MATHEMATICS-13-OCTOBER</text:a></text:p>
            <text:p text:style-name="P1"><text:a xlink:href="http://www.esnips.com/doc/e4b1a56c-2613-4d93-8180-fe16b6999b6e/8-July-quantitative-aptitude">http://www.esnips.com/doc/e4b1a56c-2613-4d93-8180-fe16b6999b6e/8-July-quantitative-aptitude</text:a></text:p>
            <text:p text:style-name="P1"><text:a xlink:href="http://www.esnips.com/doc/10d9bda5-e13d-402a-8fd1-4bc8b279ed55/15-July-quantitative-aptitude">http://www.esnips.com/doc/10d9bda5-e13d-402a-8fd1-4bc8b279ed55/15-July-quantitative-aptitude</text:a></text:p>
            <text:p text:style-name="P1"><text:a xlink:href="http://www.esnips.com/web/onlineGMAT">http://www.esnips.com/web/onlineGMAT</text:a></text:p>
            <text:p text:style-name="P1"><text:a xlink:href="http://www.esnips.com/web/onlinecat">http://www.esnips.com/web/onlinecat</text:a></text:p>
            <text:p text:style-name="P1"><text:a xlink:href="http://www.esnips.com/web/1234cat">http://www.esnips.com/web/1234cat</text:a></text:p>
            <text:p text:style-name="P1"/>
          </draw:text-box>
        </draw:frame>
        <presentation:notes draw:style-name="dp2">
          <draw:page-thumbnail draw:style-name="gr2" draw:layer="layout" svg:width="0.001cm" svg:height="0.001cm" svg:x="0cm" svg:y="1.93cm" draw:page-number="18" presentation:class="page"/>
          <draw:frame presentation:style-name="pr6" draw:layer="layout" svg:width="15.239cm" svg:height="11.179cm" svg:x="1.905cm" svg:y="12.064cm" presentation:class="notes" presentation:placeholder="true">
            <draw:text-box/>
          </draw:frame>
        </presentation:notes>
      </draw:page>
      <draw:page draw:name="page19" draw:style-name="dp1" draw:master-page-name="Default" presentation:presentation-page-layout-name="AL1T0" presentation:use-footer-name="ftr1" presentation:use-date-time-name="dtd1">
        <office:forms form:automatic-focus="false" form:apply-design-mode="false"/>
        <draw:frame presentation:style-name="pr4" draw:text-style-name="P13" draw:layer="layout" svg:width="21.59cm" svg:height="2.926cm" svg:x="1.905cm" svg:y="1.817cm" presentation:class="title" presentation:user-transformed="true">
          <draw:text-box>
            <text:p text:style-name="P5"><text:span text:style-name="T4">Download resources on entrepreneurship </text:span></text:p>
          </draw:text-box>
        </draw:frame>
        <draw:frame presentation:style-name="pr5" draw:layer="layout" svg:width="21.59cm" svg:height="13.543cm" svg:x="1.905cm" svg:y="4.447cm" presentation:class="subtitle" presentation:user-transformed="true">
          <draw:text-box>
            <text:p text:style-name="P1"><text:a xlink:href="http://www.esnips.com/web/bikanersocial123">http://www.esnips.com/web/bikanersocial123</text:a></text:p>
            <text:p text:style-name="P1"><text:a xlink:href="http://www.esnips.com/web/pgpsepresentations">http://www.esnips.com/web/pgpsepresentations</text:a></text:p>
            <text:p text:style-name="P1"><text:a xlink:href="http://www.esnips.com/web/audiobikaner">http://www.esnips.com/web/audiobikaner</text:a></text:p>
            <text:p text:style-name="P1"><text:a xlink:href="http://www.esnips.com/web/entrepreneurship-articles">http://www.esnips.com/web/entrepreneurship-articles</text:a></text:p>
            <text:p text:style-name="P1"><text:a xlink:href="http://www.esnips.com/web/ONLINESPEECH">http://www.esnips.com/web/ONLINESPEECH</text:a></text:p>
            <text:p text:style-name="P1"><text:a xlink:href="http://www.esnips.com/web/entrepreneurship-casestudies">http://www.esnips.com/web/entrepreneurship-casestudies</text:a></text:p>
            <text:p text:style-name="P1"><text:a xlink:href="http://www.esnips.com/web/AUDIOBIKANER123">http://www.esnips.com/web/AUDIOBIKANER123</text:a></text:p>
            <text:p text:style-name="P1"><text:a xlink:href="http://www.esnips.com/web/communication-skills">http://www.esnips.com/web/communication-skills</text:a></text:p>
            <text:p text:style-name="P1"/>
          </draw:text-box>
        </draw:frame>
        <draw:frame draw:style-name="gr3" draw:text-style-name="P1" draw:layer="layout" svg:width="0.661cm" svg:height="1.267cm" svg:x="12.278cm" svg:y="2.935cm">
          <draw:text-box>
            <text:p text:style-name="P1"/>
          </draw:text-box>
        </draw:frame>
        <presentation:notes draw:style-name="dp2">
          <draw:page-thumbnail draw:style-name="gr2" draw:layer="layout" svg:width="0.001cm" svg:height="0.001cm" svg:x="0cm" svg:y="1.93cm" draw:page-number="19" presentation:class="page"/>
          <draw:frame presentation:style-name="pr6" draw:layer="layout" svg:width="15.239cm" svg:height="11.179cm" svg:x="1.905cm" svg:y="12.064cm" presentation:class="notes" presentation:placeholder="true">
            <draw:text-box/>
          </draw:frame>
        </presentation:notes>
      </draw:page>
      <draw:page draw:name="page20" draw:style-name="dp1" draw:master-page-name="Default" presentation:presentation-page-layout-name="AL1T0" presentation:use-footer-name="ftr1" presentation:use-date-time-name="dtd1">
        <office:forms form:automatic-focus="false" form:apply-design-mode="false"/>
        <draw:frame presentation:style-name="pr4" draw:layer="layout" svg:width="21.59cm" svg:height="2.926cm" svg:x="1.905cm" svg:y="1.817cm" presentation:class="title">
          <draw:text-box>
            <text:p text:style-name="P1">Download more resources </text:p>
          </draw:text-box>
        </draw:frame>
        <draw:frame presentation:style-name="pr5" draw:layer="layout" svg:width="21.59cm" svg:height="11.181cm" svg:x="1.905cm" svg:y="5.628cm" presentation:class="subtitle">
          <draw:text-box>
            <text:p text:style-name="P1"><text:a xlink:href="http://www.esnips.com/web/onlinespeeches">http://www.esnips.com/web/onlinespeeches</text:a></text:p>
            <text:p text:style-name="P1"/>
          </draw:text-box>
        </draw:frame>
        <presentation:notes draw:style-name="dp2">
          <draw:page-thumbnail draw:style-name="gr2" draw:layer="layout" svg:width="0.001cm" svg:height="0.001cm" svg:x="0cm" svg:y="1.93cm" draw:page-number="20" presentation:class="page"/>
          <draw:frame presentation:style-name="pr6" draw:layer="layout" svg:width="15.239cm" svg:height="11.179cm" svg:x="1.905cm" svg:y="12.064cm" presentation:class="notes" presentation:placeholder="true">
            <draw:text-box/>
          </draw:frame>
        </presentation:notes>
      </draw:page>
      <draw:page draw:name="page21"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3.439cm" svg:x="1.905cm" svg:y="1.561cm" presentation:class="title" presentation:user-transformed="true">
          <draw:text-box>
            <text:p text:style-name="P1">If A+B+C =0, then A^3+B^3+c^3+ABC= ? </text:p>
          </draw:text-box>
        </draw:frame>
        <draw:frame presentation:style-name="pr5" draw:text-style-name="P1" draw:layer="layout" svg:width="21.59cm" svg:height="11.181cm" svg:x="1.905cm" svg:y="5.628cm" presentation:class="subtitle">
          <draw:text-box>
            <text:p text:style-name="P1">We know that if A+B+C =0, then :</text:p>
            <text:p text:style-name="P1">A^3+B^3+C^3=3ABC </text:p>
            <text:p text:style-name="P1">thus </text:p>
            <text:p text:style-name="P1">3ABC+ABC = 4ABC answer </text:p>
          </draw:text-box>
        </draw:frame>
        <presentation:notes draw:style-name="dp2">
          <draw:page-thumbnail draw:style-name="gr2" draw:layer="layout" svg:width="0.001cm" svg:height="0.001cm" svg:x="0cm" svg:y="1.93cm" draw:page-number="21" presentation:class="page"/>
          <draw:frame presentation:style-name="pr6" draw:text-style-name="P1" draw:layer="layout" svg:width="15.239cm" svg:height="11.179cm" svg:x="1.905cm" svg:y="12.064cm" presentation:class="notes" presentation:placeholder="true">
            <draw:text-box/>
          </draw:frame>
        </presentation:notes>
      </draw:page>
      <draw:page draw:name="page22" draw:style-name="dp1" draw:master-page-name="Default" presentation:presentation-page-layout-name="AL1T0" presentation:use-footer-name="ftr1" presentation:use-date-time-name="dtd1">
        <office:forms form:automatic-focus="false" form:apply-design-mode="false"/>
        <draw:frame presentation:style-name="pr4" draw:text-style-name="P11" draw:layer="layout" svg:width="21.59cm" svg:height="5.621cm" svg:x="1.905cm" svg:y="0.471cm" presentation:class="title" presentation:user-transformed="true">
          <draw:text-box>
            <text:p text:style-name="P1"><text:span text:style-name="T8">The difference between compound interest and simple interest for 3 years @5% p.a. Can be found out by multiplying the principal by ? </text:span></text:p>
          </draw:text-box>
        </draw:frame>
        <draw:frame presentation:style-name="pr5" draw:text-style-name="P9" draw:layer="layout" svg:width="21.59cm" svg:height="11.181cm" svg:x="1.905cm" svg:y="5.627cm" presentation:class="subtitle" presentation:user-transformed="true">
          <draw:text-box>
            <text:p text:style-name="P1"><text:span text:style-name="T7">Let us assume the principal is 100. </text:span></text:p>
            <text:p text:style-name="P1"><text:span text:style-name="T7">simple interest <text:s/>= 15, so the amount will be 115.</text:span></text:p>
            <text:p text:style-name="P1"><text:span text:style-name="T7">compound interest = 100 *</text:span><text:span text:style-name="T9">1.05*1.05*1.05 =</text:span></text:p>
            <text:p text:style-name="P1"><text:span text:style-name="T9">=115.76</text:span></text:p>
            <text:p text:style-name="P1"><text:span text:style-name="T9">Thus the difference between these is : .76 </text:span></text:p>
            <text:p text:style-name="P1"><text:span text:style-name="T9">we can find the difference by multiplying the principal with (.76/100) answer </text:span></text:p>
          </draw:text-box>
        </draw:frame>
        <presentation:notes draw:style-name="dp2">
          <draw:page-thumbnail draw:style-name="gr2" draw:layer="layout" svg:width="0.001cm" svg:height="0.001cm" svg:x="0cm" svg:y="1.93cm" draw:page-number="22" presentation:class="page"/>
          <draw:frame presentation:style-name="pr6" draw:text-style-name="P1" draw:layer="layout" svg:width="15.239cm" svg:height="11.179cm" svg:x="1.905cm" svg:y="12.064cm" presentation:class="notes" presentation:placeholder="true">
            <draw:text-box/>
          </draw:frame>
        </presentation:notes>
      </draw:page>
      <draw:page draw:name="page23" draw:style-name="dp1" draw:master-page-name="Default" presentation:presentation-page-layout-name="AL1T0" presentation:use-footer-name="ftr1" presentation:use-date-time-name="dtd1">
        <office:forms form:automatic-focus="false" form:apply-design-mode="false"/>
        <draw:frame presentation:style-name="pr4" draw:text-style-name="P11" draw:layer="layout" svg:width="21.59cm" svg:height="4.274cm" svg:x="1.905cm" svg:y="1.145cm" presentation:class="title" presentation:user-transformed="true">
          <draw:text-box>
            <text:p text:style-name="P1"><text:span text:style-name="T8">Simple interest on a sum of money is 1/9</text:span><text:span text:style-name="T10">th</text:span><text:span text:style-name="T8"> of sum and the number of years and the rate % per annum are equal. What is rate? </text:span></text:p>
          </draw:text-box>
        </draw:frame>
        <draw:frame presentation:style-name="pr5" draw:text-style-name="P1" draw:layer="layout" svg:width="21.59cm" svg:height="11.181cm" svg:x="1.905cm" svg:y="5.628cm" presentation:class="subtitle">
          <draw:text-box>
            <text:p text:style-name="P1">Formula :( P*R*T)/100 = interest</text:p>
            <text:p text:style-name="P1">p=principal, r=rate, t=time, here r=t</text:p>
            <text:p text:style-name="P1">let us assume principal = 9, interest = 1</text:p>
            <text:p text:style-name="P1">9 * R^2 / 100 =1</text:p>
            <text:p text:style-name="P1">R^2= 100/9</text:p>
            <text:p text:style-name="P1">R=10/3 = 3.33 answer </text:p>
          </draw:text-box>
        </draw:frame>
        <presentation:notes draw:style-name="dp2">
          <draw:page-thumbnail draw:style-name="gr2" draw:layer="layout" svg:width="0.001cm" svg:height="0.001cm" svg:x="0cm" svg:y="1.93cm" draw:page-number="23" presentation:class="page"/>
          <draw:frame presentation:style-name="pr6" draw:text-style-name="P1"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1T0" presentation:use-footer-name="ftr1" presentation:use-date-time-name="dtd1">
        <office:forms form:automatic-focus="false" form:apply-design-mode="false"/>
        <draw:frame presentation:style-name="pr4" draw:text-style-name="P11" draw:layer="layout" svg:width="21.59cm" svg:height="8.431cm" svg:x="1.905cm" svg:y="-0.933cm" presentation:class="title" presentation:user-transformed="true">
          <draw:text-box>
            <text:p text:style-name="P1"><text:span text:style-name="T8"><text:line-break/></text:span><text:span text:style-name="T8">A person invested Rs. 5000 at some rate (simple interest) and 4000 at 1% higher rate of interest. If the interest in both the cases is equal after 4 years. What is the rate of interest in former case? </text:span></text:p>
          </draw:text-box>
        </draw:frame>
        <draw:frame presentation:style-name="pr5" draw:text-style-name="P1" draw:layer="layout" svg:width="21.59cm" svg:height="11.181cm" svg:x="1.905cm" svg:y="5.628cm" presentation:class="subtitle">
          <draw:text-box>
            <text:p text:style-name="P1">(5000*R*4)/100=(4000*(r+1)*4)/100</text:p>
            <text:p text:style-name="P1">5r=4r+4</text:p>
            <text:p text:style-name="P1">r=4 answer </text:p>
          </draw:text-box>
        </draw:frame>
        <presentation:notes draw:style-name="dp2">
          <draw:page-thumbnail draw:style-name="gr2" draw:layer="layout" svg:width="0.001cm" svg:height="0.001cm" svg:x="0cm" svg:y="1.93cm" draw:page-number="24" presentation:class="page"/>
          <draw:frame presentation:style-name="pr6" draw:text-style-name="P1" draw:layer="layout" svg:width="15.239cm" svg:height="11.179cm" svg:x="1.905cm" svg:y="12.064cm" presentation:class="notes" presentation:placeholder="true">
            <draw:text-box/>
          </draw:frame>
        </presentation:notes>
      </draw:page>
      <draw:page draw:name="page25"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6.877cm" svg:x="1.905cm" svg:y="-0.157cm" presentation:class="title" presentation:user-transformed="true">
          <draw:text-box>
            <text:p text:style-name="P1">On a certain map of India, actual distance is 1450 Km. Between two cities. It is shown as 5 CM on map. What scale is being used? </text:p>
          </draw:text-box>
        </draw:frame>
        <draw:frame presentation:style-name="pr5" draw:text-style-name="P1" draw:layer="layout" svg:width="21.59cm" svg:height="11.181cm" svg:x="1.905cm" svg:y="5.628cm" presentation:class="subtitle">
          <draw:text-box>
            <text:p text:style-name="P1">5Cm represents 1450 Km. </text:p>
            <text:p text:style-name="P1">Thus 1Cm will represent : 290 Km. </text:p>
            <text:p text:style-name="P1">Or 1: 29 *10^6</text:p>
          </draw:text-box>
        </draw:frame>
        <presentation:notes draw:style-name="dp2">
          <draw:page-thumbnail draw:style-name="gr2" draw:layer="layout" svg:width="0.001cm" svg:height="0.001cm" svg:x="0cm" svg:y="1.93cm" draw:page-number="25" presentation:class="page"/>
          <draw:frame presentation:style-name="pr6" draw:text-style-name="P1" draw:layer="layout" svg:width="15.239cm" svg:height="11.179cm" svg:x="1.905cm" svg:y="12.064cm" presentation:class="notes" presentation:placeholder="true">
            <draw:text-box/>
          </draw:frame>
        </presentation:notes>
      </draw:page>
      <draw:page draw:name="page26"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6.736cm" svg:x="1.905cm" svg:y="-0.087cm" presentation:class="title" presentation:user-transformed="true">
          <draw:text-box>
            <text:p text:style-name="P1"><text:line-break/><text:span text:style-name="T5">The average price of 10 books is increased by 17 Rupees when <text:s/>one of them whose value is Rs.400 is replaced by a new book. <text:s/>What is the price of new book?</text:span></text:p>
          </draw:text-box>
        </draw:frame>
        <draw:frame presentation:style-name="pr5" draw:text-style-name="P1" draw:layer="layout" svg:width="21.59cm" svg:height="11.181cm" svg:x="1.905cm" svg:y="5.628cm" presentation:class="subtitle">
          <draw:text-box>
            <text:p text:style-name="P1">Solution : - </text:p>
            <text:p text:style-name="P1">Total increase in price = 10*17 = 170</text:p>
            <text:p text:style-name="P1">price of old item = 400</text:p>
            <text:p text:style-name="P1">price of new item = 400+170 = 570 answer </text:p>
          </draw:text-box>
        </draw:frame>
        <presentation:notes draw:style-name="dp2">
          <draw:page-thumbnail draw:style-name="gr2" draw:layer="layout" svg:width="0.001cm" svg:height="0.001cm" svg:x="0cm" svg:y="1.93cm" draw:page-number="26" presentation:class="page"/>
          <draw:frame presentation:style-name="pr6" draw:text-style-name="P1" draw:layer="layout" svg:width="15.239cm" svg:height="11.179cm" svg:x="1.905cm" svg:y="12.064cm" presentation:class="notes" presentation:placeholder="true">
            <draw:text-box/>
          </draw:frame>
        </presentation:notes>
      </draw:page>
      <draw:page draw:name="page27"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7.99cm" svg:x="1.905cm" svg:y="-0.714cm" presentation:class="title" presentation:user-transformed="true">
          <draw:text-box>
            <text:p text:style-name="P1"><text:line-break/><text:span text:style-name="T5">The average marks of girls in a class is 62.5. The average marks of 4 girls among them is 60.The average marks of remaining girls </text:span><text:span text:style-name="T5"><text:line-break/></text:span><text:span text:style-name="T5">is 63,then what is the number of girls in the class?</text:span></text:p>
          </draw:text-box>
        </draw:frame>
        <draw:frame presentation:style-name="pr5" draw:text-style-name="P1" draw:layer="layout" svg:width="21.59cm" svg:height="11.181cm" svg:x="1.905cm" svg:y="5.628cm" presentation:class="subtitle">
          <draw:text-box>
            <text:p text:style-name="P1">Solution ...-</text:p>
            <text:p text:style-name="P1">62.5X= 240+(X-4)63</text:p>
            <text:p text:style-name="P1">62.5X = 240 +63X-252</text:p>
            <text:p text:style-name="P1">-.5X = -12</text:p>
            <text:p text:style-name="P1">X=24 answer </text:p>
          </draw:text-box>
        </draw:frame>
        <presentation:notes draw:style-name="dp2">
          <draw:page-thumbnail draw:style-name="gr2" draw:layer="layout" svg:width="0.001cm" svg:height="0.001cm" svg:x="0cm" svg:y="1.93cm" draw:page-number="27" presentation:class="page"/>
          <draw:frame presentation:style-name="pr6" draw:text-style-name="P1" draw:layer="layout" svg:width="15.239cm" svg:height="11.179cm" svg:x="1.905cm" svg:y="12.064cm" presentation:class="notes" presentation:placeholder="true">
            <draw:text-box/>
          </draw:frame>
        </presentation:notes>
      </draw:page>
      <draw:page draw:name="page28"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8.596cm" svg:x="1.905cm" svg:y="-1.018cm" presentation:class="title" presentation:user-transformed="true">
          <draw:text-box>
            <text:p text:style-name="P1"><text:line-break/>The average of 2,7,6 and x is 5 and the average of and the <text:line-break/>average of 18,1,6,x and y is 10 . what is the value of y?</text:p>
          </draw:text-box>
        </draw:frame>
        <draw:frame presentation:style-name="pr5" draw:text-style-name="P1" draw:layer="layout" svg:width="21.59cm" svg:height="11.181cm" svg:x="1.905cm" svg:y="5.628cm" presentation:class="subtitle">
          <draw:text-box>
            <text:p text:style-name="P1">Solution : = </text:p>
            <text:p text:style-name="P1">2+7+6+X=20, so X = 5</text:p>
            <text:p text:style-name="P1">18+1+6+5+Y=50</text:p>
            <text:p text:style-name="P1">so Y =20 <text:s/>answer </text:p>
          </draw:text-box>
        </draw:frame>
        <presentation:notes draw:style-name="dp2">
          <draw:page-thumbnail draw:style-name="gr2" draw:layer="layout" svg:width="0.001cm" svg:height="0.001cm" svg:x="0cm" svg:y="1.93cm" draw:page-number="28" presentation:class="page"/>
          <draw:frame presentation:style-name="pr6" draw:text-style-name="P1" draw:layer="layout" svg:width="15.239cm" svg:height="11.179cm" svg:x="1.905cm" svg:y="12.064cm" presentation:class="notes" presentation:placeholder="true">
            <draw:text-box/>
          </draw:frame>
        </presentation:notes>
      </draw:page>
      <draw:page draw:name="page29" draw:style-name="dp1" draw:master-page-name="Default" presentation:presentation-page-layout-name="AL1T0" presentation:use-footer-name="ftr1" presentation:use-date-time-name="dtd1">
        <office:forms form:automatic-focus="false" form:apply-design-mode="false"/>
        <draw:frame presentation:style-name="pr4" draw:text-style-name="P11" draw:layer="layout" svg:width="21.59cm" svg:height="11.241cm" svg:x="1.905cm" svg:y="-2.341cm" presentation:class="title" presentation:user-transformed="true">
          <draw:text-box>
            <text:p text:style-name="P1"><text:span text:style-name="T8"><text:line-break/></text:span><text:span text:style-name="T8"><text:line-break/></text:span><text:span text:style-name="T8">A team of 8 persons joins in a shooting competition. The best marksman scored 85 points.If he had scored</text:span><text:span text:style-name="T8"><text:line-break/></text:span><text:span text:style-name="T8">92 points ,the average score for the team would have been 84.The team scored was?</text:span></text:p>
          </draw:text-box>
        </draw:frame>
        <draw:frame presentation:style-name="pr5" draw:text-style-name="P1" draw:layer="layout" svg:width="21.59cm" svg:height="11.181cm" svg:x="1.905cm" svg:y="5.628cm" presentation:class="subtitle">
          <draw:text-box>
            <text:p text:style-name="P1"/>
            <text:p text:style-name="P1">Solution : <text:s/>84*8= 672</text:p>
            <text:p text:style-name="P1">but only 85 was scored instead of 92, so 672-7=665 (team score)</text:p>
            <text:p text:style-name="P1">average of team:665/8=83.125</text:p>
          </draw:text-box>
        </draw:frame>
        <presentation:notes draw:style-name="dp2">
          <draw:page-thumbnail draw:style-name="gr2" draw:layer="layout" svg:width="0.001cm" svg:height="0.001cm" svg:x="0cm" svg:y="1.93cm" draw:page-number="29" presentation:class="page"/>
          <draw:frame presentation:style-name="pr6" draw:text-style-name="P1" draw:layer="layout" svg:width="15.239cm" svg:height="11.179cm" svg:x="1.905cm" svg:y="12.064cm" presentation:class="notes" presentation:placeholder="true">
            <draw:text-box/>
          </draw:frame>
        </presentation:notes>
      </draw:page>
      <draw:page draw:name="page30" draw:style-name="dp1" draw:master-page-name="Default" presentation:presentation-page-layout-name="AL1T0" presentation:use-footer-name="ftr1" presentation:use-date-time-name="dtd1">
        <office:forms form:automatic-focus="false" form:apply-design-mode="false"/>
        <draw:frame presentation:style-name="pr4" draw:text-style-name="P7" draw:layer="layout" svg:width="21.59cm" svg:height="11.286cm" svg:x="1.905cm" svg:y="-2.363cm" presentation:class="title" presentation:user-transformed="true">
          <draw:text-box>
            <text:p text:style-name="P1"><text:span text:style-name="T5"><text:line-break/></text:span><text:span text:style-name="T5"> </text:span><text:span text:style-name="T5"><text:line-break/></text:span><text:span text:style-name="T5">16 children are to be divided into two groups A and B <text:s/>of 10 and 6 children. The average percent marks obtained</text:span><text:span text:style-name="T5"><text:line-break/></text:span><text:span text:style-name="T5">by the children of group A is 75 and the average percent marks of all the 16 children is 76. What is the average</text:span><text:span text:style-name="T5"><text:line-break/></text:span><text:span text:style-name="T5">percent marks of children of groups B?</text:span></text:p>
          </draw:text-box>
        </draw:frame>
        <draw:frame presentation:style-name="pr5" draw:text-style-name="P1" draw:layer="layout" svg:width="21.59cm" svg:height="11.181cm" svg:x="1.905cm" svg:y="5.628cm" presentation:class="subtitle">
          <draw:text-box>
            <text:p text:style-name="P1"/>
            <text:p text:style-name="P1">Solution : 16*76 =1216 – (10*75) = 466</text:p>
            <text:p text:style-name="P1">avg. For 6 = 466/6 =77.66 answer </text:p>
            <text:p text:style-name="P1">shortcut : 10/6 * (76-75) = 1.66, add it to 76= 77.66 answer. </text:p>
          </draw:text-box>
        </draw:frame>
        <presentation:notes draw:style-name="dp2">
          <draw:page-thumbnail draw:style-name="gr2" draw:layer="layout" svg:width="0.001cm" svg:height="0.001cm" svg:x="0cm" svg:y="1.93cm" draw:page-number="30" presentation:class="page"/>
          <draw:frame presentation:style-name="pr6" draw:text-style-name="P1" draw:layer="layout" svg:width="15.239cm" svg:height="11.179cm" svg:x="1.905cm" svg:y="12.064cm" presentation:class="notes" presentation:placeholder="true">
            <draw:text-box/>
          </draw:frame>
        </presentation:notes>
      </draw:page>
      <draw:page draw:name="page31" draw:style-name="dp1" draw:master-page-name="Default" presentation:presentation-page-layout-name="AL1T0" presentation:use-footer-name="ftr1" presentation:use-date-time-name="dtd1">
        <office:forms form:automatic-focus="false" form:apply-design-mode="false"/>
        <draw:frame presentation:style-name="pr4" draw:text-style-name="P3" draw:layer="layout" svg:width="21.59cm" svg:height="5.617cm" svg:x="1.905cm" svg:y="0.472cm" presentation:class="title" presentation:user-transformed="true">
          <draw:text-box>
            <text:p text:style-name="P1"><text:span text:style-name="T2">The average temperature of the town in the first </text:span><text:span text:style-name="T2"><text:line-break/></text:span><text:span text:style-name="T2">four days of a month was 58 degrees. The average </text:span><text:span text:style-name="T2"><text:line-break/></text:span><text:span text:style-name="T2">for the second ,third,fourth and fifth days was</text:span><text:span text:style-name="T2"><text:line-break/></text:span><text:span text:style-name="T2">60 degree .If the temperature of the first and</text:span><text:span text:style-name="T2"><text:line-break/></text:span><text:span text:style-name="T2">fifth days were in the ratio 7:8 then what is</text:span><text:span text:style-name="T2"><text:line-break/></text:span><text:span text:style-name="T2">the temperature on the fifth day?</text:span></text:p>
          </draw:text-box>
        </draw:frame>
        <draw:frame presentation:style-name="pr5" draw:text-style-name="P1" draw:layer="layout" svg:width="21.59cm" svg:height="11.181cm" svg:x="1.905cm" svg:y="5.628cm" presentation:class="subtitle">
          <draw:text-box>
            <text:p text:style-name="P1">(T+W+T+F)-(M+T+W+T) = (60*4)-(58*4)= 8</text:p>
            <text:p text:style-name="P1">Difference is just due to 1<text:span text:style-name="T6">st</text:span> and 5<text:span text:style-name="T6">th</text:span> day. </text:p>
            <text:p text:style-name="P1">F-M or 8X-7X = 8 or X =8</text:p>
            <text:p text:style-name="P1">temperature on 1<text:span text:style-name="T6">st</text:span> day : 8*7 = 56</text:p>
            <text:p text:style-name="P1">temperature on 5<text:span text:style-name="T6">th</text:span> day = 8*8 = 64 answer </text:p>
          </draw:text-box>
        </draw:frame>
        <presentation:notes draw:style-name="dp2">
          <draw:page-thumbnail draw:style-name="gr2" draw:layer="layout" svg:width="0.001cm" svg:height="0.001cm" svg:x="0cm" svg:y="1.93cm" draw:page-number="31" presentation:class="page"/>
          <draw:frame presentation:style-name="pr6" draw:text-style-name="P1" draw:layer="layout" svg:width="15.239cm" svg:height="11.179cm" svg:x="1.905cm" svg:y="12.064cm" presentation:class="notes" presentation:placeholder="true">
            <draw:text-box/>
          </draw:frame>
        </presentation:notes>
      </draw:page>
      <draw:page draw:name="page32" draw:style-name="dp1" draw:master-page-name="Default" presentation:presentation-page-layout-name="AL1T0" presentation:use-footer-name="ftr1" presentation:use-date-time-name="dtd1">
        <office:forms form:automatic-focus="false" form:apply-design-mode="false"/>
        <draw:frame presentation:style-name="pr4" draw:text-style-name="P5" draw:layer="layout" svg:width="21.59cm" svg:height="3.049cm" svg:x="1.905cm" svg:y="1.755cm" presentation:class="title" presentation:user-transformed="true">
          <draw:text-box>
            <text:p text:style-name="P1"><text:span text:style-name="T4">The average age of a class is 15 years .The average age</text:span><text:span text:style-name="T4"><text:line-break/></text:span><text:span text:style-name="T4">of boys in the class is 16 years while that of the girls</text:span><text:span text:style-name="T4"><text:line-break/></text:span><text:span text:style-name="T4">is 14.5 years .What is the ratio of boys to girls in the class.</text:span></text:p>
          </draw:text-box>
        </draw:frame>
        <draw:frame presentation:style-name="pr5" draw:text-style-name="P1" draw:layer="layout" svg:width="21.59cm" svg:height="11.181cm" svg:x="1.905cm" svg:y="5.628cm" presentation:class="subtitle" presentation:user-transformed="true">
          <draw:text-box>
            <text:p text:style-name="P1">For boys : 16-15 = 1</text:p>
            <text:p text:style-name="P1">for girls : 14.5 – 15 = .5 (ignore + - sign)</text:p>
            <text:p text:style-name="P1">now while calculating final ratio, put these in reverse order : </text:p>
            <text:p text:style-name="P1">boys : girls = .5:1 <text:s/>(here we have put .5 of girls first and then we have put 1 of boys) </text:p>
            <text:p text:style-name="P1">thus their ratio is 1:2 <text:s/>answer </text:p>
          </draw:text-box>
        </draw:frame>
        <presentation:notes draw:style-name="dp2">
          <draw:page-thumbnail draw:style-name="gr2" draw:layer="layout" svg:width="0.001cm" svg:height="0.001cm" svg:x="0cm" svg:y="1.93cm" draw:page-number="32" presentation:class="page"/>
          <draw:frame presentation:style-name="pr6" draw:text-style-name="P1" draw:layer="layout" svg:width="15.239cm" svg:height="11.179cm" svg:x="1.905cm" svg:y="12.064cm" presentation:class="notes" presentation:placeholder="true">
            <draw:text-box/>
          </draw:frame>
        </presentation:notes>
      </draw:page>
      <draw:page draw:name="page33" draw:style-name="dp1" draw:master-page-name="Default" presentation:presentation-page-layout-name="AL1T0" presentation:use-footer-name="ftr1" presentation:use-date-time-name="dtd1">
        <office:forms form:automatic-focus="false" form:apply-design-mode="false"/>
        <draw:frame presentation:style-name="pr4" draw:text-style-name="P11" draw:layer="layout" svg:width="21.59cm" svg:height="8.431cm" svg:x="1.905cm" svg:y="-0.935cm" presentation:class="title" presentation:user-transformed="true">
          <draw:text-box>
            <text:p text:style-name="P1"><text:span text:style-name="T8"><text:line-break/></text:span><text:span text:style-name="T8">A library has an average of 510 visitors on Sundays and 240 on</text:span><text:span text:style-name="T8"><text:line-break/></text:span><text:span text:style-name="T8">other days .The average number of visitors per day in a month 30 </text:span><text:span text:style-name="T8"><text:line-break/></text:span><text:span text:style-name="T8">days beginning with a Sunday is?</text:span></text:p>
          </draw:text-box>
        </draw:frame>
        <draw:frame presentation:style-name="pr5" draw:text-style-name="P1" draw:layer="layout" svg:width="21.59cm" svg:height="11.181cm" svg:x="1.905cm" svg:y="5.628cm" presentation:class="subtitle">
          <draw:text-box>
            <text:p text:style-name="P1">Solution : - We have 5 Sundays </text:p>
            <text:p text:style-name="P1">: so 5*510=2550</text:p>
            <text:p text:style-name="P1">for other days : 25*240=6000</text:p>
            <text:p text:style-name="P1">total : 8550, avg=8550/30=285 answer</text:p>
          </draw:text-box>
        </draw:frame>
        <presentation:notes draw:style-name="dp2">
          <draw:page-thumbnail draw:style-name="gr2" draw:layer="layout" svg:width="0.001cm" svg:height="0.001cm" svg:x="0cm" svg:y="1.93cm" draw:page-number="33" presentation:class="page"/>
          <draw:frame presentation:style-name="pr6" draw:text-style-name="P1" draw:layer="layout" svg:width="15.239cm" svg:height="11.179cm" svg:x="1.905cm" svg:y="12.064cm" presentation:class="notes" presentation:placeholder="true">
            <draw:text-box/>
          </draw:frame>
        </presentation:notes>
      </draw:page>
      <draw:page draw:name="page34"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8.596cm" svg:x="1.905cm" svg:y="-1.018cm" presentation:class="title" presentation:user-transformed="true">
          <draw:text-box>
            <text:p text:style-name="P1"><text:line-break/>The difference between C.I and S.I. on a certain sum at 10% per annum for 2 yrs is Rs.631.find the sum</text:p>
          </draw:text-box>
        </draw:frame>
        <draw:frame presentation:style-name="pr5" draw:text-style-name="P3" draw:layer="layout" svg:width="21.59cm" svg:height="11.181cm" svg:x="1.905cm" svg:y="5.628cm" presentation:class="subtitle">
          <draw:text-box>
            <text:p text:style-name="P1"><text:span text:style-name="T2">Solution : let us assume the sum to be 100. on compound interest it will be : 100*1.1*1.1 = 121</text:span></text:p>
            <text:p text:style-name="P1"><text:span text:style-name="T2">on simple iterest it will be 100+(10*2) = 120</text:span></text:p>
            <text:p text:style-name="P1"><text:span text:style-name="T2">thus difference is 1. </text:span></text:p>
            <text:p text:style-name="P1"><text:span text:style-name="T2">sum is : 631*100/1 = 63100 answer </text:span></text:p>
          </draw:text-box>
        </draw:frame>
        <presentation:notes draw:style-name="dp2">
          <draw:page-thumbnail draw:style-name="gr2" draw:layer="layout" svg:width="0.001cm" svg:height="0.001cm" svg:x="0cm" svg:y="1.93cm" draw:page-number="34" presentation:class="page"/>
          <draw:frame presentation:style-name="pr6" draw:text-style-name="P1" draw:layer="layout" svg:width="15.239cm" svg:height="11.179cm" svg:x="1.905cm" svg:y="12.064cm" presentation:class="notes" presentation:placeholder="true">
            <draw:text-box/>
          </draw:frame>
        </presentation:notes>
      </draw:page>
      <draw:page draw:name="page35"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5.158cm" svg:x="1.905cm" svg:y="0.701cm" presentation:class="title" presentation:user-transformed="true">
          <draw:text-box>
            <text:p text:style-name="P1">A sum of money doubles itself at C.I in 15yrs.In how many yrs will it become 8 times?</text:p>
          </draw:text-box>
        </draw:frame>
        <draw:frame presentation:style-name="pr5" draw:text-style-name="P1" draw:layer="layout" svg:width="21.59cm" svg:height="11.181cm" svg:x="1.905cm" svg:y="5.628cm" presentation:class="subtitle">
          <draw:text-box>
            <text:p text:style-name="P1">Solution : -</text:p>
            <text:p text:style-name="P1">1 becomes 2 in 15 years</text:p>
            <text:p text:style-name="P1">2 becomes 4 in 30 years</text:p>
            <text:p text:style-name="P1">4 becomes 8 in 45 years. </text:p>
            <text:p text:style-name="P1">Thus it will take 45 years. </text:p>
          </draw:text-box>
        </draw:frame>
        <presentation:notes draw:style-name="dp2">
          <draw:page-thumbnail draw:style-name="gr2" draw:layer="layout" svg:width="0.001cm" svg:height="0.001cm" svg:x="0cm" svg:y="1.93cm" draw:page-number="35" presentation:class="page"/>
          <draw:frame presentation:style-name="pr6" draw:text-style-name="P1" draw:layer="layout" svg:width="15.239cm" svg:height="11.179cm" svg:x="1.905cm" svg:y="12.064cm" presentation:class="notes" presentation:placeholder="true">
            <draw:text-box/>
          </draw:frame>
        </presentation:notes>
      </draw:page>
      <draw:page draw:name="page36"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e following puzzle : </text:p>
          </draw:text-box>
        </draw:frame>
        <draw:frame presentation:style-name="pr5" draw:text-style-name="P1" draw:layer="layout" svg:width="21.59cm" svg:height="13.669cm" svg:x="1.905cm" svg:y="4.384cm" presentation:class="subtitle" presentation:user-transformed="true">
          <draw:text-box>
            <text:p text:style-name="P1"/>
            <text:p text:style-name="P1">There are six cities A,B,C,D,E and F</text:p>
            <text:p text:style-name="P1">A is not a hill station. B and E are not historical places. D is not an industrial city. A and D are not historical cities.</text:p>
            <text:p text:style-name="P1">A and B are not alike. Assuming that there are 2 cities of each type : hill station, historical city and industrial town, <text:s/>Which two cities seem to be industrial centres?</text:p>
            <text:p text:style-name="P1"/>
          </draw:text-box>
        </draw:frame>
        <presentation:notes draw:style-name="dp2">
          <draw:page-thumbnail draw:style-name="gr2" draw:layer="layout" svg:width="0.001cm" svg:height="0.001cm" svg:x="0cm" svg:y="1.93cm" draw:page-number="36" presentation:class="page"/>
          <draw:frame presentation:style-name="pr6" draw:text-style-name="P1" draw:layer="layout" svg:width="15.239cm" svg:height="11.179cm" svg:x="1.905cm" svg:y="12.064cm" presentation:class="notes" presentation:placeholder="true">
            <draw:text-box/>
          </draw:frame>
        </presentation:notes>
      </draw:page>
      <draw:page draw:name="page37"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presentation:placeholder="true">
          <draw:text-box/>
        </draw:frame>
        <draw:frame draw:style-name="gr4" draw:layer="layout" svg:width="9.032cm" svg:height="9.447cm" svg:x="8.206cm" svg:y="3.374cm">
          <draw:object xlink:href="./Object 1" xlink:type="simple" xlink:show="embed" xlink:actuate="onLoad"/>
          <draw:image xlink:href="./ObjectReplacements/Object 1" xlink:type="simple" xlink:show="embed" xlink:actuate="onLoad"/>
        </draw:frame>
        <draw:frame draw:style-name="gr4" draw:layer="layout" svg:width="9.032cm" svg:height="8.603cm" svg:x="8.206cm" svg:y="4.793cm">
          <draw:object xlink:href="./Object 2" xlink:type="simple" xlink:show="embed" xlink:actuate="onLoad"/>
          <draw:image xlink:href="./ObjectReplacements/Object 2" xlink:type="simple" xlink:show="embed" xlink:actuate="onLoad"/>
        </draw:frame>
        <draw:frame draw:style-name="gr5" draw:text-style-name="P1" draw:layer="layout" svg:width="10.527cm" svg:height="1.275cm" svg:x="9.26cm" svg:y="7.592cm">
          <draw:text-box>
            <text:p text:style-name="P1"/>
          </draw:text-box>
        </draw:frame>
        <presentation:notes draw:style-name="dp2">
          <draw:page-thumbnail draw:style-name="gr2" draw:layer="layout" svg:width="0.001cm" svg:height="0.001cm" svg:x="0cm" svg:y="1.93cm" draw:page-number="37" presentation:class="page"/>
          <draw:frame presentation:style-name="pr6" draw:text-style-name="P1" draw:layer="layout" svg:width="15.239cm" svg:height="11.179cm" svg:x="1.905cm" svg:y="12.064cm" presentation:class="notes" presentation:placeholder="true">
            <draw:text-box/>
          </draw:frame>
        </presentation:notes>
      </draw:page>
      <draw:page draw:name="page38"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draw:text-box>
            <text:p text:style-name="P1">Thus only A and E are industrial towns. </text:p>
          </draw:text-box>
        </draw:frame>
        <presentation:notes draw:style-name="dp2">
          <draw:page-thumbnail draw:style-name="gr2" draw:layer="layout" svg:width="0.001cm" svg:height="0.001cm" svg:x="0cm" svg:y="1.93cm" draw:page-number="38" presentation:class="page"/>
          <draw:frame presentation:style-name="pr6" draw:text-style-name="P1" draw:layer="layout" svg:width="15.239cm" svg:height="11.179cm" svg:x="1.905cm" svg:y="12.064cm" presentation:class="notes" presentation:placeholder="true">
            <draw:text-box/>
          </draw:frame>
        </presentation:notes>
      </draw:page>
      <draw:page draw:name="page39"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e following puzzle </text:p>
          </draw:text-box>
        </draw:frame>
        <draw:frame presentation:style-name="Default-subtitle" draw:text-style-name="P5" draw:layer="layout" svg:width="21.59cm" svg:height="9.145cm" svg:x="1.905cm" svg:y="6.643cm" presentation:class="subtitle" presentation:user-transformed="true">
          <draw:text-box>
            <text:p text:style-name="P1"><text:span text:style-name="T4">Five friends A,B,C,D,E <text:s/>travelled to five different cities of Chennai,Calcutta,Delhi,Bangalore and Hyderabad by five <text:s/>differnet modes of transport of Bus,Train,Aeroplane,Car and Boat from Mumbai. The person who travelled to Delhi did not travel <text:s/>by Boat. C went to Banalore by Car and B went to Calcutta by Aeroplane. D travelled by Boat whereas E travelled by Train. Mumbai is not connected by Bus to Delhi and Chennai.Person travelling to Delhi went by which <text:s/>mode?</text:span></text:p>
          </draw:text-box>
        </draw:frame>
        <draw:frame draw:style-name="gr1" draw:layer="layout" svg:width="0.502cm" svg:height="1.275cm" svg:x="26.541cm" svg:y="7.277cm">
          <draw:text-box>
            <text:p text:style-name="P1"/>
          </draw:text-box>
        </draw:frame>
        <presentation:notes draw:style-name="dp2">
          <draw:page-thumbnail draw:style-name="gr2" draw:layer="layout" svg:width="0.001cm" svg:height="0.001cm" svg:x="0cm" svg:y="1.93cm" draw:page-number="39" presentation:class="page"/>
          <draw:frame presentation:style-name="pr6" draw:text-style-name="P1" draw:layer="layout" svg:width="15.239cm" svg:height="11.179cm" svg:x="1.905cm" svg:y="12.064cm" presentation:class="notes" presentation:placeholder="true">
            <draw:text-box/>
          </draw:frame>
        </presentation:notes>
      </draw:page>
      <draw:page draw:name="page40"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presentation:placeholder="true">
          <draw:text-box/>
        </draw:frame>
        <draw:frame draw:style-name="gr4" draw:layer="layout" svg:width="13.548cm" svg:height="6.102cm" svg:x="6.021cm" svg:y="8.436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0.001cm" svg:height="0.001cm" svg:x="0cm" svg:y="1.93cm" draw:page-number="40" presentation:class="page"/>
          <draw:frame presentation:style-name="pr6" draw:text-style-name="P1" draw:layer="layout" svg:width="15.239cm" svg:height="11.179cm" svg:x="1.905cm" svg:y="12.064cm" presentation:class="notes" presentation:placeholder="true">
            <draw:text-box/>
          </draw:frame>
        </presentation:notes>
      </draw:page>
      <draw:page draw:name="page41"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draw:text-box>
            <text:p text:style-name="P1">THUS IT IS CLEAR FROM THE PREVIOUS TABLE THAT THE PERSON TRAVELLING TO DELHI TRAVELLED BY TRAIN. </text:p>
          </draw:text-box>
        </draw:frame>
        <presentation:notes draw:style-name="dp2">
          <draw:page-thumbnail draw:style-name="gr2" draw:layer="layout" svg:width="0.001cm" svg:height="0.001cm" svg:x="0cm" svg:y="1.93cm" draw:page-number="41" presentation:class="page"/>
          <draw:frame presentation:style-name="pr6" draw:text-style-name="P1" draw:layer="layout" svg:width="15.239cm" svg:height="11.179cm" svg:x="1.905cm" svg:y="12.064cm" presentation:class="notes" presentation:placeholder="true">
            <draw:text-box/>
          </draw:frame>
        </presentation:notes>
      </draw:page>
      <draw:page draw:name="page42"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IS PUZZLE </text:p>
          </draw:text-box>
        </draw:frame>
        <draw:frame presentation:style-name="pr5" draw:text-style-name="P16" draw:layer="layout" svg:width="21.59cm" svg:height="11.181cm" svg:x="1.905cm" svg:y="5.628cm" presentation:class="subtitle">
          <draw:text-box>
            <text:p text:style-name="P14"><text:span text:style-name="T11">Four youngmen A,B,C,D are friendly</text:span></text:p>
            <text:p text:style-name="P14"><text:span text:style-name="T11">with four girls E,M,S and L.E and S</text:span></text:p>
            <text:p text:style-name="P14"><text:span text:style-name="T11">are friends.C's girlfriend does not like E and S .</text:span></text:p>
            <text:p text:style-name="P14"><text:span text:style-name="T11">M <text:s/>does not care for C.B's girlfriend is </text:span></text:p>
            <text:p text:style-name="P14"><text:span text:style-name="T11">friendly with E.E does not like A.</text:span></text:p>
            <text:p text:style-name="P15"><text:span text:style-name="T11">Who is A's girlfriend?</text:span></text:p>
          </draw:text-box>
        </draw:frame>
        <presentation:notes draw:style-name="dp2">
          <draw:page-thumbnail draw:style-name="gr2" draw:layer="layout" svg:width="0.001cm" svg:height="0.001cm" svg:x="0cm" svg:y="1.93cm" draw:page-number="42" presentation:class="page"/>
          <draw:frame presentation:style-name="pr6" draw:text-style-name="P1" draw:layer="layout" svg:width="15.239cm" svg:height="11.179cm" svg:x="1.905cm" svg:y="12.064cm" presentation:class="notes" presentation:placeholder="true">
            <draw:text-box/>
          </draw:frame>
        </presentation:notes>
      </draw:page>
      <draw:page draw:name="page43"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presentation:placeholder="true">
          <draw:text-box/>
        </draw:frame>
        <draw:frame draw:style-name="gr4" draw:layer="layout" svg:width="11.29cm" svg:height="6.101cm" svg:x="8.206cm" svg:y="8.436cm">
          <draw:object xlink:href="./Object 4" xlink:type="simple" xlink:show="embed" xlink:actuate="onLoad"/>
          <draw:image xlink:href="./ObjectReplacements/Object 4" xlink:type="simple" xlink:show="embed" xlink:actuate="onLoad"/>
        </draw:frame>
        <draw:frame draw:style-name="gr5" draw:text-style-name="P1" draw:layer="layout" svg:width="10.604cm" svg:height="1.275cm" svg:x="10.026cm" svg:y="2.07cm">
          <draw:text-box>
            <text:p text:style-name="P1"/>
          </draw:text-box>
        </draw:frame>
        <presentation:notes draw:style-name="dp2">
          <draw:page-thumbnail draw:style-name="gr2" draw:layer="layout" svg:width="0.001cm" svg:height="0.001cm" svg:x="0cm" svg:y="1.93cm" draw:page-number="43" presentation:class="page"/>
          <draw:frame presentation:style-name="pr6" draw:text-style-name="P1" draw:layer="layout" svg:width="15.239cm" svg:height="11.179cm" svg:x="1.905cm" svg:y="12.064cm" presentation:class="notes" presentation:placeholder="true">
            <draw:text-box/>
          </draw:frame>
        </presentation:notes>
      </draw:page>
      <draw:page draw:name="page44"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draw:text-box>
            <text:p text:style-name="P1">M IS A'S GIRLFRIEND </text:p>
          </draw:text-box>
        </draw:frame>
        <presentation:notes draw:style-name="dp2">
          <draw:page-thumbnail draw:style-name="gr2" draw:layer="layout" svg:width="0.001cm" svg:height="0.001cm" svg:x="0cm" svg:y="1.93cm" draw:page-number="44" presentation:class="page"/>
          <draw:frame presentation:style-name="pr6" draw:text-style-name="P1" draw:layer="layout" svg:width="15.239cm" svg:height="11.179cm" svg:x="1.905cm" svg:y="12.064cm" presentation:class="notes" presentation:placeholder="true">
            <draw:text-box/>
          </draw:frame>
        </presentation:notes>
      </draw:page>
      <draw:page draw:name="page45"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IS </text:p>
          </draw:text-box>
        </draw:frame>
        <draw:frame presentation:style-name="pr5" draw:text-style-name="P17" draw:layer="layout" svg:width="21.59cm" svg:height="13.087cm" svg:x="1.905cm" svg:y="4.675cm" presentation:class="subtitle" presentation:user-transformed="true">
          <draw:text-box>
            <text:p text:style-name="P1"><text:span text:style-name="T11">There are five friends-A,S ,R ,Z <text:s/>and Y <text:s/>.A </text:span></text:p>
            <text:p text:style-name="P1"><text:span text:style-name="T11">is shorter than S <text:s/>but taller than Y.R <text:s/>is the tallest.</text:span></text:p>
            <text:p text:style-name="P1"><text:span text:style-name="T11">Z <text:s/>is little shorter than S <text:s/>and little taller than A. Who is the shortest?</text:span></text:p>
            <text:p text:style-name="P1"><text:span text:style-name="T11">ANSWER : </text:span></text:p>
            <text:p text:style-name="P1"><text:span text:style-name="T11">Y&lt;A&lt;Z&lt;S&lt;R</text:span></text:p>
            <text:p text:style-name="P1"><text:span text:style-name="T11">thus Y is the shortest. Answer </text:span></text:p>
            <text:p text:style-name="P1"><text:span text:style-name="T11"/></text:p>
          </draw:text-box>
        </draw:frame>
        <presentation:notes draw:style-name="dp2">
          <draw:page-thumbnail draw:style-name="gr2" draw:layer="layout" svg:width="0.001cm" svg:height="0.001cm" svg:x="0cm" svg:y="1.93cm" draw:page-number="45" presentation:class="page"/>
          <draw:frame presentation:style-name="pr6" draw:text-style-name="P1" draw:layer="layout" svg:width="15.239cm" svg:height="11.179cm" svg:x="1.905cm" svg:y="12.064cm" presentation:class="notes" presentation:placeholder="true">
            <draw:text-box/>
          </draw:frame>
        </presentation:notes>
      </draw:page>
      <draw:page draw:name="page46"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e following puzzle </text:p>
          </draw:text-box>
        </draw:frame>
        <draw:frame presentation:style-name="pr5" draw:text-style-name="P18" draw:layer="layout" svg:width="21.59cm" svg:height="12.094cm" svg:x="1.905cm" svg:y="5.172cm" presentation:class="subtitle" presentation:user-transformed="true">
          <draw:text-box>
            <text:p text:style-name="P14"><text:span text:style-name="T5">Among five boys V <text:s/>is taller than M,but not as tall as</text:span></text:p>
            <text:p text:style-name="P14"><text:span text:style-name="T5">R,J <text:s/>is taller than D <text:s/>but shorter than M. Who is the </text:span></text:p>
            <text:p text:style-name="P15"><text:span text:style-name="T5">tallest in their group?</text:span></text:p>
            <text:p text:style-name="P15"><text:span text:style-name="T5">Answer : </text:span></text:p>
            <text:p text:style-name="P15"><text:span text:style-name="T5">D&lt;J&lt;M&lt;V&lt;R</text:span></text:p>
            <text:p text:style-name="P14"><text:span text:style-name="T5">answer : R is the tallest. </text:span></text:p>
          </draw:text-box>
        </draw:frame>
        <presentation:notes draw:style-name="dp2">
          <draw:page-thumbnail draw:style-name="gr2" draw:layer="layout" svg:width="0.001cm" svg:height="0.001cm" svg:x="0cm" svg:y="1.93cm" draw:page-number="46" presentation:class="page"/>
          <draw:frame presentation:style-name="pr6" draw:text-style-name="P1" draw:layer="layout" svg:width="15.239cm" svg:height="11.179cm" svg:x="1.905cm" svg:y="12.064cm" presentation:class="notes" presentation:placeholder="true">
            <draw:text-box/>
          </draw:frame>
        </presentation:notes>
      </draw:page>
      <draw:page draw:name="page47"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is puzzle </text:p>
          </draw:text-box>
        </draw:frame>
        <draw:frame presentation:style-name="pr5" draw:text-style-name="P19" draw:layer="layout" svg:width="21.59cm" svg:height="13.768cm" svg:x="1.905cm" svg:y="4.336cm" presentation:class="subtitle" presentation:user-transformed="true">
          <draw:text-box>
            <text:p text:style-name="P14"><text:span text:style-name="T2">S <text:s/>is as much older than K <text:s/>as he is younger than P .</text:span></text:p>
            <text:p text:style-name="P14"><text:span text:style-name="T2">N <text:s/>is as old as K .Which of the following is wrong?</text:span></text:p>
            <text:p text:style-name="P14"><text:span text:style-name="T2">a)K <text:s/>is younger than P .</text:span></text:p>
            <text:p text:style-name="P14"><text:span text:style-name="T2">b)N <text:s/>is younger than P .</text:span></text:p>
            <text:p text:style-name="P14"><text:span text:style-name="T2">c)S <text:s/>is older than N .</text:span></text:p>
            <text:p text:style-name="P14"><text:span text:style-name="T2">d)P <text:s/>is not the oldest.</text:span></text:p>
            <text:p text:style-name="P14"><text:span text:style-name="T2">e)K <text:s/>is younger than S.</text:span></text:p>
            <text:p text:style-name="P15"><text:span text:style-name="T2">ANSWER : </text:span></text:p>
            <text:p text:style-name="P15"><text:span text:style-name="T2">N=K &lt; S &lt; P</text:span></text:p>
            <text:p text:style-name="P15"><text:span text:style-name="T2">SO d IS WRONG <text:s/></text:span></text:p>
            <text:p text:style-name="P14"><text:span text:style-name="T2"/></text:p>
          </draw:text-box>
        </draw:frame>
        <presentation:notes draw:style-name="dp2">
          <draw:page-thumbnail draw:style-name="gr2" draw:layer="layout" svg:width="0.001cm" svg:height="0.001cm" svg:x="0cm" svg:y="1.93cm" draw:page-number="47" presentation:class="page"/>
          <draw:frame presentation:style-name="pr6" draw:text-style-name="P1" draw:layer="layout" svg:width="15.239cm" svg:height="11.179cm" svg:x="1.905cm" svg:y="12.064cm" presentation:class="notes" presentation:placeholder="true">
            <draw:text-box/>
          </draw:frame>
        </presentation:notes>
      </draw:page>
      <draw:page draw:name="page48"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IS PUZZLE </text:p>
          </draw:text-box>
        </draw:frame>
        <draw:frame presentation:style-name="pr5" draw:text-style-name="P20" draw:layer="layout" svg:width="21.59cm" svg:height="11.181cm" svg:x="1.905cm" svg:y="5.629cm" presentation:class="subtitle" presentation:user-transformed="true">
          <draw:text-box>
            <text:p text:style-name="P14"><text:span text:style-name="T12">From amongst five doctors A,B,C,D and E;four engineers G,H,K and L; six teachers M,N,O,P,Q and R some teams are to be selected.A,B,G,H,O,P</text:span></text:p>
            <text:p text:style-name="P14"><text:span text:style-name="T12">and Q are females and the rest are males.</text:span></text:p>
            <text:p text:style-name="P14"><text:span text:style-name="T12">Where ever there is a male doctor ,no female teacher. Where ever there is a male engineer, no female doctor. There shall not be more than two male teachers in any team. If the team consists of 3 doctors,2 male engineers and 2 teachers, the members of the team could be:</text:span></text:p>
            <text:p text:style-name="P15"><text:span text:style-name="T12">a)A B C K L M R b)B C D K L N R c)C D E K L M N d)C D E K L P R</text:span></text:p>
          </draw:text-box>
        </draw:frame>
        <presentation:notes draw:style-name="dp2">
          <draw:page-thumbnail draw:style-name="gr2" draw:layer="layout" svg:width="0.001cm" svg:height="0.001cm" svg:x="0cm" svg:y="1.93cm" draw:page-number="48" presentation:class="page"/>
          <draw:frame presentation:style-name="pr6" draw:text-style-name="P1" draw:layer="layout" svg:width="15.239cm" svg:height="11.179cm" svg:x="1.905cm" svg:y="12.064cm" presentation:class="notes" presentation:placeholder="true">
            <draw:text-box/>
          </draw:frame>
        </presentation:notes>
      </draw:page>
      <draw:page draw:name="page49"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draw:text-box>
            <text:p text:style-name="P1">It is given in question, that we have to take only male engineers. Thus we will be able to take only male doctors. If we take only male doctors, we shall be able to take only male teachers. Thus C is the only option possible (all males). Answer </text:p>
          </draw:text-box>
        </draw:frame>
        <presentation:notes draw:style-name="dp2">
          <draw:page-thumbnail draw:style-name="gr2" draw:layer="layout" svg:width="0.001cm" svg:height="0.001cm" svg:x="0cm" svg:y="1.93cm" draw:page-number="49" presentation:class="page"/>
          <draw:frame presentation:style-name="pr6" draw:text-style-name="P1" draw:layer="layout" svg:width="15.239cm" svg:height="11.179cm" svg:x="1.905cm" svg:y="12.064cm" presentation:class="notes" presentation:placeholder="true">
            <draw:text-box/>
          </draw:frame>
        </presentation:notes>
      </draw:page>
      <draw:page draw:name="page50" draw:style-name="dp1" draw:master-page-name="Default" presentation:presentation-page-layout-name="AL1T0" presentation:use-footer-name="ftr1" presentation:use-date-time-name="dtd1">
        <office:forms form:automatic-focus="false" form:apply-design-mode="false"/>
        <draw:frame presentation:style-name="pr4" draw:text-style-name="P1" draw:layer="layout" svg:width="21.59cm" svg:height="2.926cm" svg:x="1.905cm" svg:y="1.817cm" presentation:class="title">
          <draw:text-box>
            <text:p text:style-name="P1">Solve this puzzle </text:p>
          </draw:text-box>
        </draw:frame>
        <draw:frame presentation:style-name="pr5" draw:text-style-name="P20" draw:layer="layout" svg:width="21.59cm" svg:height="11.181cm" svg:x="1.905cm" svg:y="5.631cm" presentation:class="subtitle" presentation:user-transformed="true">
          <draw:text-box>
            <text:p text:style-name="P14"><text:span text:style-name="T12">There is a group of six persons A,B,C,D,E and F from a family.</text:span></text:p>
            <text:p text:style-name="P14"><text:span text:style-name="T12">They are programmer,manager,lawyer,jeweler,doctor and engineer. The doctor is the grandfather of F who is a programmer. The manager D is married to A. C,the jeweler is married to the lawyer.</text:span></text:p>
            <text:p text:style-name="P14"><text:span text:style-name="T12">B is the mother of F and E.</text:span></text:p>
            <text:p text:style-name="P14"><text:span text:style-name="T12">There are two married couples in the family.</text:span></text:p>
            <text:p text:style-name="P15"><text:span text:style-name="T12"><text:s/></text:span><text:span text:style-name="T12">What is the profession of E?</text:span></text:p>
            <text:p text:style-name="P14"><text:span text:style-name="T12"/></text:p>
          </draw:text-box>
        </draw:frame>
        <presentation:notes draw:style-name="dp2">
          <draw:page-thumbnail draw:style-name="gr2" draw:layer="layout" svg:width="0.001cm" svg:height="0.001cm" svg:x="0cm" svg:y="1.93cm" draw:page-number="50" presentation:class="page"/>
          <draw:frame presentation:style-name="pr6" draw:text-style-name="P1" draw:layer="layout" svg:width="15.239cm" svg:height="11.179cm" svg:x="1.905cm" svg:y="12.064cm" presentation:class="notes" presentation:placeholder="true">
            <draw:text-box/>
          </draw:frame>
        </presentation:notes>
      </draw:page>
      <draw:page draw:name="page51"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presentation:placeholder="true">
          <draw:text-box/>
        </draw:frame>
        <draw:frame draw:style-name="gr4" draw:layer="layout" svg:width="13.548cm" svg:height="7.647cm" svg:x="6.788cm" svg:y="8.858cm">
          <draw:object xlink:href="./Object 5" xlink:type="simple" xlink:show="embed" xlink:actuate="onLoad"/>
          <draw:image xlink:href="./ObjectReplacements/Object 5" xlink:type="simple" xlink:show="embed" xlink:actuate="onLoad"/>
        </draw:frame>
        <draw:frame draw:style-name="gr5" draw:text-style-name="P1" draw:layer="layout" svg:width="10.679cm" svg:height="1.275cm" svg:x="10.757cm" svg:y="9.203cm">
          <draw:text-box>
            <text:p text:style-name="P1"/>
          </draw:text-box>
        </draw:frame>
        <presentation:notes draw:style-name="dp2">
          <draw:page-thumbnail draw:style-name="gr2" draw:layer="layout" svg:width="0.001cm" svg:height="0.001cm" svg:x="0cm" svg:y="1.93cm" draw:page-number="51" presentation:class="page"/>
          <draw:frame presentation:style-name="pr6" draw:text-style-name="P1" draw:layer="layout" svg:width="15.239cm" svg:height="11.179cm" svg:x="1.905cm" svg:y="12.064cm" presentation:class="notes" presentation:placeholder="true">
            <draw:text-box/>
          </draw:frame>
        </presentation:notes>
      </draw:page>
      <draw:page draw:name="page52"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draw:text-box>
            <text:p text:style-name="P1">It is clear that the two couples are CB and AD. Thus the profession of A is doctor. Thus only profession left after all these is engineer. Thus profession of E is engineer. Answer </text:p>
          </draw:text-box>
        </draw:frame>
        <presentation:notes draw:style-name="dp2">
          <draw:page-thumbnail draw:style-name="gr2" draw:layer="layout" svg:width="0.001cm" svg:height="0.001cm" svg:x="0cm" svg:y="1.93cm" draw:page-number="52" presentation:class="page"/>
          <draw:frame presentation:style-name="pr6" draw:text-style-name="P1" draw:layer="layout" svg:width="15.239cm" svg:height="11.179cm" svg:x="1.905cm" svg:y="12.064cm" presentation:class="notes" presentation:placeholder="true">
            <draw:text-box/>
          </draw:frame>
        </presentation:notes>
      </draw:page>
      <draw:page draw:name="page53"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is puzzle </text:p>
          </draw:text-box>
        </draw:frame>
        <draw:frame presentation:style-name="pr5" draw:text-style-name="P22" draw:layer="layout" svg:width="21.59cm" svg:height="14.168cm" svg:x="1.905cm" svg:y="4.135cm" presentation:class="subtitle" presentation:user-transformed="true">
          <draw:text-box>
            <text:p text:style-name="P1"><text:span text:style-name="T13">In a family of six persons,there are three generations.Each person has <text:s/>seperate profession and also they like different colours.There are two</text:span></text:p>
            <text:p text:style-name="P1"><text:span text:style-name="T13">couples in the family.R <text:s/>is a CA and his wife neither is a doctor nor likes green colour. Engineer likes red colour and his wife is a <text:s/>teacher.M <text:s/>is mother-in-law of S <text:s/>and she likes orange colour. V is grandfather of T ,who is principal likes black colour.z is granddaughter of M <text:s/>and she likes blue colour. Z's mother likes white colour.</text:span></text:p>
            <text:p text:style-name="P21"><text:span text:style-name="T13">Who is an Engineer?</text:span></text:p>
            <text:p text:style-name="P1"><text:span text:style-name="T13"/></text:p>
          </draw:text-box>
        </draw:frame>
        <presentation:notes draw:style-name="dp2">
          <draw:page-thumbnail draw:style-name="gr2" draw:layer="layout" svg:width="0.001cm" svg:height="0.001cm" svg:x="0cm" svg:y="1.93cm" draw:page-number="53" presentation:class="page"/>
          <draw:frame presentation:style-name="pr6" draw:text-style-name="P1" draw:layer="layout" svg:width="15.239cm" svg:height="11.179cm" svg:x="1.905cm" svg:y="12.064cm" presentation:class="notes" presentation:placeholder="true">
            <draw:text-box/>
          </draw:frame>
        </presentation:notes>
      </draw:page>
      <draw:page draw:name="page54"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presentation:placeholder="true">
          <draw:text-box/>
        </draw:frame>
        <draw:frame draw:style-name="gr4" draw:layer="layout" svg:width="13.548cm" svg:height="5.511cm" svg:x="5.177cm" svg:y="8.436cm">
          <draw:object xlink:href="./Object 6" xlink:type="simple" xlink:show="embed" xlink:actuate="onLoad"/>
          <draw:image xlink:href="./ObjectReplacements/Object 6" xlink:type="simple" xlink:show="embed" xlink:actuate="onLoad"/>
        </draw:frame>
        <draw:frame draw:style-name="gr5" draw:text-style-name="P1" draw:layer="layout" svg:width="10.759cm" svg:height="1.275cm" svg:x="11.558cm" svg:y="9.203cm">
          <draw:text-box>
            <text:p text:style-name="P1"/>
          </draw:text-box>
        </draw:frame>
        <presentation:notes draw:style-name="dp2">
          <draw:page-thumbnail draw:style-name="gr2" draw:layer="layout" svg:width="0.001cm" svg:height="0.001cm" svg:x="0cm" svg:y="1.93cm" draw:page-number="54" presentation:class="page"/>
          <draw:frame presentation:style-name="pr6" draw:text-style-name="P1" draw:layer="layout" svg:width="15.239cm" svg:height="11.179cm" svg:x="1.905cm" svg:y="12.064cm" presentation:class="notes" presentation:placeholder="true">
            <draw:text-box/>
          </draw:frame>
        </presentation:notes>
      </draw:page>
      <draw:page draw:name="page55"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ution </text:p>
          </draw:text-box>
        </draw:frame>
        <draw:frame presentation:style-name="pr5" draw:text-style-name="P1" draw:layer="layout" svg:width="21.59cm" svg:height="11.181cm" svg:x="1.905cm" svg:y="5.628cm" presentation:class="subtitle">
          <draw:text-box>
            <text:p text:style-name="P1">Thus from the table, it is clear that V is engineer</text:p>
          </draw:text-box>
        </draw:frame>
        <presentation:notes draw:style-name="dp2">
          <draw:page-thumbnail draw:style-name="gr2" draw:layer="layout" svg:width="0.001cm" svg:height="0.001cm" svg:x="0cm" svg:y="1.93cm" draw:page-number="55" presentation:class="page"/>
          <draw:frame presentation:style-name="pr6" draw:text-style-name="P1" draw:layer="layout" svg:width="15.239cm" svg:height="11.179cm" svg:x="1.905cm" svg:y="12.064cm" presentation:class="notes" presentation:placeholder="true">
            <draw:text-box/>
          </draw:frame>
        </presentation:notes>
      </draw:page>
      <draw:page draw:name="page56" draw:style-name="dp1" draw:master-page-name="Default" presentation:presentation-page-layout-name="AL1T0" presentation:use-footer-name="ftr1" presentation:use-date-time-name="dtd1">
        <draw:frame presentation:style-name="pr4" draw:text-style-name="P1" draw:layer="layout" svg:width="21.59cm" svg:height="10.315cm" svg:x="1.905cm" svg:y="-1.875cm" presentation:class="title" presentation:user-transformed="true">
          <draw:text-box>
            <text:p text:style-name="P1"><text:line-break/>14 students in a class failed in both QT and Accounts. 20 failed in QT, but 32 failed in Accounts. How many students were there in total ? </text:p>
          </draw:text-box>
        </draw:frame>
        <draw:frame presentation:style-name="pr5" draw:text-style-name="P1" draw:layer="layout" svg:width="21.59cm" svg:height="11.181cm" svg:x="1.905cm" svg:y="5.628cm" presentation:class="subtitle">
          <draw:text-box>
            <text:p text:style-name="P1">20+32 – 14 = 38 students. Answer </text:p>
          </draw:text-box>
        </draw:frame>
        <presentation:notes draw:style-name="dp2">
          <draw:page-thumbnail draw:style-name="gr2" draw:layer="layout" svg:width="0.001cm" svg:height="0.001cm" svg:x="0cm" svg:y="1.93cm" draw:page-number="56" presentation:class="page"/>
          <draw:frame presentation:style-name="pr6" draw:text-style-name="P1" draw:layer="layout" svg:width="15.239cm" svg:height="11.179cm" svg:x="1.905cm" svg:y="12.064cm" presentation:class="notes" presentation:placeholder="true">
            <draw:text-box/>
          </draw:frame>
        </presentation:notes>
      </draw:page>
      <draw:page draw:name="page57"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e following : </text:p>
          </draw:text-box>
        </draw:frame>
        <draw:frame presentation:style-name="pr5" draw:text-style-name="P9" draw:layer="layout" svg:width="21.59cm" svg:height="12.094cm" svg:x="1.905cm" svg:y="5.167cm" presentation:class="subtitle" presentation:user-transformed="true">
          <draw:text-box>
            <text:p text:style-name="P1"><text:span text:style-name="T7">All tables are chairs</text:span></text:p>
            <text:p text:style-name="P1"><text:span text:style-name="T7">All chairs are almirahs</text:span></text:p>
            <text:p text:style-name="P1"><text:span text:style-name="T7">Some almirahs are pens</text:span></text:p>
            <text:p text:style-name="P1"><text:span text:style-name="T7">All pens are bikes. </text:span></text:p>
            <text:p text:style-name="P1"><text:span text:style-name="T7">Which conclusion can be drawn :</text:span></text:p>
            <text:p text:style-name="P1"><text:span text:style-name="T7">1. all almirahs are tables</text:span></text:p>
            <text:p text:style-name="P1"><text:span text:style-name="T7">2. some bikes are not pens</text:span></text:p>
            <text:p text:style-name="P1"><text:span text:style-name="T7">3.. Some tables are pens </text:span></text:p>
            <text:p text:style-name="P1"><text:span text:style-name="T7">4. some almirahs are <text:s text:c="2"/>bikes.. </text:span></text:p>
          </draw:text-box>
        </draw:frame>
        <presentation:notes draw:style-name="dp2">
          <draw:page-thumbnail draw:style-name="gr2" draw:layer="layout" svg:width="0.001cm" svg:height="0.001cm" svg:x="0cm" svg:y="1.93cm" draw:page-number="57" presentation:class="page"/>
          <draw:frame presentation:style-name="pr6" draw:text-style-name="P1" draw:layer="layout" svg:width="15.239cm" svg:height="11.179cm" svg:x="1.905cm" svg:y="12.064cm" presentation:class="notes" presentation:placeholder="true">
            <draw:text-box/>
          </draw:frame>
        </presentation:notes>
      </draw:page>
      <draw:page draw:name="page58"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ution....</text:p>
          </draw:text-box>
        </draw:frame>
        <draw:frame presentation:style-name="pr5" draw:text-style-name="P1" draw:layer="layout" svg:width="21.59cm" svg:height="11.181cm" svg:x="1.905cm" svg:y="5.628cm" presentation:class="subtitle">
          <draw:text-box>
            <text:p text:style-name="P1">You cant be sure that 1<text:span text:style-name="T6">st</text:span> or 2<text:span text:style-name="T6">nd</text:span> or 3<text:span text:style-name="T6">rd</text:span> conclusion is right. There is a possibility that this conclusion is not valid. Thus only 4<text:span text:style-name="T6">th</text:span> conclusion is a valid conclusion – it is bound to be there. Answer </text:p>
          </draw:text-box>
        </draw:frame>
        <presentation:notes draw:style-name="dp2">
          <draw:page-thumbnail draw:style-name="gr2" draw:layer="layout" svg:width="0.001cm" svg:height="0.001cm" svg:x="0cm" svg:y="1.93cm" draw:page-number="58" presentation:class="page"/>
          <draw:frame presentation:style-name="pr6" draw:text-style-name="P1" draw:layer="layout" svg:width="15.239cm" svg:height="11.179cm" svg:x="1.905cm" svg:y="12.064cm" presentation:class="notes" presentation:placeholder="true">
            <draw:text-box/>
          </draw:frame>
        </presentation:notes>
      </draw:page>
      <draw:page draw:name="page59"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e following question </text:p>
          </draw:text-box>
        </draw:frame>
        <draw:frame presentation:style-name="pr5" draw:text-style-name="P1" draw:layer="layout" svg:width="21.59cm" svg:height="11.181cm" svg:x="1.905cm" svg:y="5.628cm" presentation:class="subtitle">
          <draw:text-box>
            <text:p text:style-name="P1">Statements : 1. some tables are fans 2. some fans are balls <text:s/>3. Some balls are bats. </text:p>
            <text:p text:style-name="P1">Which conclusion can be drawn : </text:p>
            <text:p text:style-name="P1">1. No table is ball <text:s/>2. some bats are fans</text:p>
            <text:p text:style-name="P1">3. some tables are not bats 4. some bats are tables. </text:p>
            <text:p text:style-name="P1">SOLUTION : NO CONCLUSION CAN BE DRAWN. </text:p>
          </draw:text-box>
        </draw:frame>
        <presentation:notes draw:style-name="dp2">
          <draw:page-thumbnail draw:style-name="gr2" draw:layer="layout" svg:width="0.001cm" svg:height="0.001cm" svg:x="0cm" svg:y="1.93cm" draw:page-number="59" presentation:class="page"/>
          <draw:frame presentation:style-name="pr6" draw:text-style-name="P1" draw:layer="layout" svg:width="15.239cm" svg:height="11.179cm" svg:x="1.905cm" svg:y="12.064cm" presentation:class="notes" presentation:placeholder="true">
            <draw:text-box/>
          </draw:frame>
        </presentation:notes>
      </draw:page>
      <draw:page draw:name="page60" draw:style-name="dp1" draw:master-page-name="Default" presentation:presentation-page-layout-name="AL1T0" presentation:use-footer-name="ftr1" presentation:use-date-time-name="dtd1">
        <draw:frame presentation:style-name="pr4" draw:text-style-name="P23" draw:layer="layout" svg:width="21.59cm" svg:height="5.149cm" svg:x="1.905cm" svg:y="0.707cm" presentation:class="title" presentation:user-transformed="true">
          <draw:text-box>
            <text:p text:style-name="P1"><text:span text:style-name="T14">V is 2 years older to T. T is 4 years younger to H. H is of the same age as N. N is 1 year younger to M. What is the age of M, if their total age is 100 years? </text:span></text:p>
          </draw:text-box>
        </draw:frame>
        <draw:frame presentation:style-name="pr5" draw:text-style-name="P1" draw:layer="layout" svg:width="21.59cm" svg:height="11.181cm" svg:x="1.905cm" svg:y="5.628cm" presentation:class="subtitle">
          <draw:text-box>
            <text:p text:style-name="P1">T seems to be youngest, so let us start with T. </text:p>
            <text:p text:style-name="P1">V=T+2, <text:s/>H = T+4, N = T+4, M=T+5 </text:p>
            <text:p text:style-name="P1">Now let us add their age : T+T+2+T+4+T+4+T+5 = 100</text:p>
            <text:p text:style-name="P1">5T+15=100, or 5T=85 or T=17</text:p>
            <text:p text:style-name="P1">the age of M = 17+5 = 22 answer </text:p>
          </draw:text-box>
        </draw:frame>
        <presentation:notes draw:style-name="dp2">
          <draw:page-thumbnail draw:style-name="gr2" draw:layer="layout" svg:width="0.001cm" svg:height="0.001cm" svg:x="0cm" svg:y="1.93cm" draw:page-number="60" presentation:class="page"/>
          <draw:frame presentation:style-name="pr6" draw:text-style-name="P1" draw:layer="layout" svg:width="15.239cm" svg:height="11.179cm" svg:x="1.905cm" svg:y="12.064cm" presentation:class="notes" presentation:placeholder="true">
            <draw:text-box/>
          </draw:frame>
        </presentation:notes>
      </draw:page>
      <draw:page draw:name="page61"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tatement v/s argument...</text:p>
          </draw:text-box>
        </draw:frame>
        <draw:frame presentation:style-name="pr5" draw:text-style-name="P1" draw:layer="layout" svg:width="21.59cm" svg:height="12.133cm" svg:x="1.905cm" svg:y="5.152cm" presentation:class="subtitle" presentation:user-transformed="true">
          <draw:text-box>
            <text:p text:style-name="P1">Statement : Banks should be privatised. </text:p>
            <text:p text:style-name="P1">Argument 1 : Yes, they should be privatised, because other countries have also privatised banks. </text:p>
            <text:p text:style-name="P1">Argument 2: No – they should not be privatised, because government has lots of deposits in Banks. </text:p>
            <text:p text:style-name="P1">ANSWER : NO ARGUMENT IS STRONG ENOUGH. </text:p>
          </draw:text-box>
        </draw:frame>
        <presentation:notes draw:style-name="dp2">
          <draw:page-thumbnail draw:style-name="gr2" draw:layer="layout" svg:width="0.001cm" svg:height="0.001cm" svg:x="0cm" svg:y="1.93cm" draw:page-number="61" presentation:class="page"/>
          <draw:frame presentation:style-name="pr6" draw:text-style-name="P1" draw:layer="layout" svg:width="15.239cm" svg:height="11.179cm" svg:x="1.905cm" svg:y="12.064cm" presentation:class="notes" presentation:placeholder="true">
            <draw:text-box/>
          </draw:frame>
        </presentation:notes>
      </draw:page>
      <draw:page draw:name="page62"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tatement v/s argument </text:p>
          </draw:text-box>
        </draw:frame>
        <draw:frame presentation:style-name="pr5" draw:text-style-name="P1" draw:layer="layout" svg:width="21.59cm" svg:height="14.641cm" svg:x="1.905cm" svg:y="3.898cm" presentation:class="subtitle" presentation:user-transformed="true">
          <draw:text-box>
            <text:p text:style-name="P1">Statement : Banks should be privatised. </text:p>
            <text:p text:style-name="P1">Argument 1 : Yes, they should be privatised, because only private sector can be efficient </text:p>
            <text:p text:style-name="P1">Argument 2: No – they should not be privatised, because they generate employment <text:s/></text:p>
            <text:p text:style-name="P1">ANSWER : NO ARGUMENT IS STRONG ENOUGH. IN THE FIRST ARGUMENT THE WORD ONLY CREATES PROBLEMS. IN 2ND ARGUMENT, IT IS NOT CLEAR, WHY EMPLOYMENT IS A PRIORITY FOR BANKS. </text:p>
          </draw:text-box>
        </draw:frame>
        <presentation:notes draw:style-name="dp2">
          <draw:page-thumbnail draw:style-name="gr2" draw:layer="layout" svg:width="0.001cm" svg:height="0.001cm" svg:x="0cm" svg:y="1.93cm" draw:page-number="62" presentation:class="page"/>
          <draw:frame presentation:style-name="pr6" draw:text-style-name="P1" draw:layer="layout" svg:width="15.239cm" svg:height="11.179cm" svg:x="1.905cm" svg:y="12.064cm" presentation:class="notes" presentation:placeholder="true">
            <draw:text-box/>
          </draw:frame>
        </presentation:notes>
      </draw:page>
      <draw:page draw:name="page63"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presentation:placeholder="true">
          <draw:text-box/>
        </draw:frame>
        <draw:frame presentation:style-name="pr5" draw:text-style-name="P1" draw:layer="layout" svg:width="21.59cm" svg:height="13.543cm" svg:x="1.905cm" svg:y="4.447cm" presentation:class="subtitle" presentation:user-transformed="true">
          <draw:text-box>
            <text:p text:style-name="P1"><text:a xlink:href="http://www.esnips.com/doc/a4161e7a-6859-4583-b3b9-fc8883819ca2/REASONING-QUIZ">http://www.esnips.com/doc/a4161e7a-6859-4583-b3b9-fc8883819ca2/REASONING-QUIZ</text:a></text:p>
            <text:p text:style-name="P1"><text:a xlink:href="http://www.esnips.com/doc/292f3066-dfff-4507-9ef8-f07991c83ca6/reasoning-made-simple">http://www.esnips.com/doc/292f3066-dfff-4507-9ef8-f07991c83ca6/reasoning-made-simple</text:a></text:p>
            <text:p text:style-name="P1"><text:a xlink:href="http://www.esnips.com/doc/61098141-2b35-4dd2-8c71-a26c481e4406/25-JULY-REASONING--DI">http://www.esnips.com/doc/61098141-2b35-4dd2-8c71-a26c481e4406/25-JULY-REASONING--DI</text:a></text:p>
            <text:p text:style-name="P1"><text:a xlink:href="http://www.esnips.com/doc/6335a093-fa8b-4829-91b7-99614c3b36b4/16-July-Reasoning-I">http://www.esnips.com/doc/6335a093-fa8b-4829-91b7-99614c3b36b4/16-July-Reasoning-I</text:a></text:p>
            <text:p text:style-name="P1"><text:a xlink:href="http://www.esnips.com/doc/17998a15-f26a-4de7-b8a7-2b964fcde13f/Logic-and-Reasoning">http://www.esnips.com/doc/17998a15-f26a-4de7-b8a7-2b964fcde13f/Logic-and-Reasoning</text:a></text:p>
            <text:p text:style-name="P1"><text:a xlink:href="http://www.esnips.com/doc/816ec880-c1d5-436c-b5f3-d05525416f0e/1-AUGUST-Reasoning--DI">http://www.esnips.com/doc/816ec880-c1d5-436c-b5f3-d05525416f0e/1-AUGUST-Reasoning--DI</text:a></text:p>
            <text:p text:style-name="P1"><text:a xlink:href="http://www.esnips.com/doc/026362a7-efe4-42ef-afe2-1cf7c672d11f/17-reasoning-II">http://www.esnips.com/doc/026362a7-efe4-42ef-afe2-1cf7c672d11f/17-reasoning-II</text:a></text:p>
            <text:p text:style-name="P1"><text:a xlink:href="http://www.esnips.com/doc/ebceaf38-3af0-4b62-bd4a-1a9c1b002d47/reasoning-15-may">http://www.esnips.com/doc/ebceaf38-3af0-4b62-bd4a-1a9c1b002d47/reasoning-15-may</text:a></text:p>
            <text:p text:style-name="P1"/>
          </draw:text-box>
        </draw:frame>
        <presentation:notes draw:style-name="dp2">
          <draw:page-thumbnail draw:style-name="gr2" draw:layer="layout" svg:width="0.001cm" svg:height="0.001cm" svg:x="0cm" svg:y="1.93cm" draw:page-number="63" presentation:class="page"/>
          <draw:frame presentation:style-name="pr6" draw:text-style-name="P1" draw:layer="layout" svg:width="15.239cm" svg:height="11.179cm" svg:x="1.905cm" svg:y="12.064cm" presentation:class="notes" presentation:placeholder="true">
            <draw:text-box/>
          </draw:frame>
        </presentation:notes>
      </draw:page>
      <draw:page draw:name="page64"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Download links ....</text:p>
          </draw:text-box>
        </draw:frame>
        <draw:frame presentation:style-name="pr5" draw:text-style-name="P1" draw:layer="layout" svg:width="21.59cm" svg:height="11.181cm" svg:x="1.905cm" svg:y="5.628cm" presentation:class="subtitle" presentation:user-transformed="true">
          <draw:text-box>
            <text:p text:style-name="P1"><text:a xlink:href="http://www.esnips.com/doc/1ca22536-6475-4fa4-bb7f-5f77757301a1/30-may-reasoning">http://www.esnips.com/doc/1ca22536-6475-4fa4-bb7f-5f77757301a1/30-may-reasoning</text:a></text:p>
            <text:p text:style-name="P1"><text:a xlink:href="http://www.esnips.com/doc/3e7518ef-dc30-4309-af0f-8dd63ec028db/16-July-Reasoning-I">http://www.esnips.com/doc/3e7518ef-dc30-4309-af0f-8dd63ec028db/16-July-Reasoning-I</text:a></text:p>
            <text:p text:style-name="P1"><text:a xlink:href="http://www.esnips.com/doc/f5f8334d-7642-4154-9bfa-96eee4527798/11-July-Reasoning-II">http://www.esnips.com/doc/f5f8334d-7642-4154-9bfa-96eee4527798/11-July-Reasoning-II</text:a></text:p>
            <text:p text:style-name="P1"><text:a xlink:href="http://www.esnips.com/doc/caf3db9b-7739-4f37-86a3-1fd675702b64/11-July-Reasoning">http://www.esnips.com/doc/caf3db9b-7739-4f37-86a3-1fd675702b64/11-July-Reasoning</text:a></text:p>
            <text:p text:style-name="P1"><text:a xlink:href="http://www.esnips.com/doc/ebceaf38-3af0-4b62-bd4a-1a9c1b002d47/reasoning-15-may">http://www.esnips.com/doc/ebceaf38-3af0-4b62-bd4a-1a9c1b002d47/reasoning-15-may</text:a></text:p>
            <text:p text:style-name="P1"><text:a xlink:href="http://www.esnips.com/doc/3aab1a3a-43f3-49a8-b819-af47124d2382/19-JUNE-REASONING--DI">http://www.esnips.com/doc/3aab1a3a-43f3-49a8-b819-af47124d2382/19-JUNE-REASONING--DI</text:a></text:p>
            <text:p text:style-name="P1"/>
          </draw:text-box>
        </draw:frame>
        <presentation:notes draw:style-name="dp2">
          <draw:page-thumbnail draw:style-name="gr2" draw:layer="layout" svg:width="0.001cm" svg:height="0.001cm" svg:x="0cm" svg:y="1.93cm" draw:page-number="64" presentation:class="page"/>
          <draw:frame presentation:style-name="pr6" draw:text-style-name="P1" draw:layer="layout" svg:width="15.239cm" svg:height="11.179cm" svg:x="1.905cm" svg:y="12.064cm" presentation:class="notes" presentation:placeholder="true">
            <draw:text-box/>
          </draw:frame>
        </presentation:notes>
      </draw:page>
      <draw:page draw:name="page65"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Download links...</text:p>
          </draw:text-box>
        </draw:frame>
        <draw:frame presentation:style-name="pr5" draw:text-style-name="P1" draw:layer="layout" svg:width="21.59cm" svg:height="11.181cm" svg:x="1.905cm" svg:y="5.628cm" presentation:class="subtitle">
          <draw:text-box>
            <text:p text:style-name="P1"><text:a xlink:href="http://www.esnips.com/doc/8f6897b7-0bab-4e53-858a-697bf192fd7b/reasoning-and-DI-12-September">http://www.esnips.com/doc/8f6897b7-0bab-4e53-858a-697bf192fd7b/reasoning-and-DI-12-September</text:a></text:p>
            <text:p text:style-name="P1"><text:a xlink:href="http://www.esnips.com/doc/23aac52e-3ecf-4d89-8b69-57d3fed77fd2/4-june-reasoning">http://www.esnips.com/doc/23aac52e-3ecf-4d89-8b69-57d3fed77fd2/4-june-reasoning</text:a></text:p>
            <text:p text:style-name="P1"><text:a xlink:href="http://www.esnips.com/doc/48840095-2865-4eb1-8810-e818aacd1e25/4-JULY-Reasoning--DI">http://www.esnips.com/doc/48840095-2865-4eb1-8810-e818aacd1e25/4-JULY-Reasoning--DI</text:a></text:p>
            <text:p text:style-name="P1"><text:a xlink:href="http://www.esnips.com/doc/67a0ff61-c31f-43a0-9941-49a17b15c8c3/3-JULY--Reasoning--DI">http://www.esnips.com/doc/67a0ff61-c31f-43a0-9941-49a17b15c8c3/3-JULY--Reasoning--DI</text:a></text:p>
            <text:p text:style-name="P1"><text:a xlink:href="http://www.esnips.com/doc/f6d85f1b-881b-4e93-8341-8c779e98868d/1-AUGUST-Reasoning--DI">http://www.esnips.com/doc/f6d85f1b-881b-4e93-8341-8c779e98868d/1-AUGUST-Reasoning--DI</text:a></text:p>
            <text:p text:style-name="P1"/>
          </draw:text-box>
        </draw:frame>
        <presentation:notes draw:style-name="dp2">
          <draw:page-thumbnail draw:style-name="gr2" draw:layer="layout" svg:width="0.001cm" svg:height="0.001cm" svg:x="0cm" svg:y="1.93cm" draw:page-number="65" presentation:class="page"/>
          <draw:frame presentation:style-name="pr6" draw:text-style-name="P1" draw:layer="layout" svg:width="15.239cm" svg:height="11.179cm" svg:x="1.905cm" svg:y="12.064cm" presentation:class="notes" presentation:placeholder="true">
            <draw:text-box/>
          </draw:frame>
        </presentation:notes>
      </draw:page>
      <draw:page draw:name="page66"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Download links...</text:p>
          </draw:text-box>
        </draw:frame>
        <draw:frame presentation:style-name="pr5" draw:text-style-name="P1" draw:layer="layout" svg:width="21.59cm" svg:height="11.181cm" svg:x="1.905cm" svg:y="5.628cm" presentation:class="subtitle">
          <draw:text-box>
            <text:p text:style-name="P1"><text:a xlink:href="http://www.slideshare.net/tkjainbkn/reasoning">http://www.slideshare.net/tkjainbkn/reasoning</text:a></text:p>
            <text:p text:style-name="P1"><text:a xlink:href="http://www.slideshare.net/tkjainbkn/reasoning-2814907">http://www.slideshare.net/tkjainbkn/reasoning-2814907</text:a></text:p>
            <text:p text:style-name="P1"><text:a xlink:href="http://www.scribd.com/doc/28677498/">http://www.scribd.com/doc/28677498/</text:a></text:p>
            <text:p text:style-name="P1"/>
          </draw:text-box>
        </draw:frame>
        <presentation:notes draw:style-name="dp2">
          <draw:page-thumbnail draw:style-name="gr2" draw:layer="layout" svg:width="0.001cm" svg:height="0.001cm" svg:x="0cm" svg:y="1.93cm" draw:page-number="66" presentation:class="page"/>
          <draw:frame presentation:style-name="pr6" draw:text-style-name="P1" draw:layer="layout" svg:width="15.239cm" svg:height="11.179cm" svg:x="1.905cm" svg:y="12.064cm" presentation:class="notes" presentation:placeholder="true">
            <draw:text-box/>
          </draw:frame>
        </presentation:notes>
      </draw:page>
      <draw:page draw:name="page67"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Download links....</text:p>
          </draw:text-box>
        </draw:frame>
        <draw:frame presentation:style-name="pr5" draw:text-style-name="P1" draw:layer="layout" svg:width="21.59cm" svg:height="13.543cm" svg:x="1.905cm" svg:y="4.447cm" presentation:class="subtitle" presentation:user-transformed="true">
          <draw:text-box>
            <text:p text:style-name="P1"><text:a xlink:href="http://www.scribd.com/doc/28617263/Syllabus-of-Mat-Rmat-Cet-2010">http://www.scribd.com/doc/28617263/Syllabus-of-Mat-Rmat-Cet-2010</text:a></text:p>
            <text:p text:style-name="P1"><text:a xlink:href="http://www.scribd.com/doc/28617157/Vedic-Mathematics-for-All">http://www.scribd.com/doc/28617157/Vedic-Mathematics-for-All</text:a></text:p>
            <text:p text:style-name="P1"><text:a xlink:href="http://www.scribd.com/doc/28616660/English-Improvement-for-Competitive-Examinations-and-Aptitude-Tests">http://www.scribd.com/doc/28616660/English-Improvement-for-Competitive-Examinations-and-Aptitude-Tests</text:a></text:p>
            <text:p text:style-name="P1"><text:a xlink:href="http://www.scribd.com/doc/28531795/Mock-Paper-Cat-Rmat-Mat-Sbi-Bank-Po-Aptitude-Tests">http://www.scribd.com/doc/28531795/Mock-Paper-Cat-Rmat-Mat-Sbi-Bank-Po-Aptitude-Tests</text:a></text:p>
            <text:p text:style-name="P1"><text:a xlink:href="http://www.scribd.com/doc/23610071/Reasoning">http://www.scribd.com/doc/23610071/Reasoning</text:a></text:p>
            <text:p text:style-name="P1"><text:a xlink:href="http://www.scribd.com/doc/14675645/10-July-Reasoning-II">http://www.scribd.com/doc/14675645/10-July-Reasoning-II</text:a></text:p>
            <text:p text:style-name="P1"><text:a xlink:href="http://www.scribd.com/doc/23393680/REASONING-AFTERSCHOOOL">http://www.scribd.com/doc/23393680/REASONING-AFTERSCHOOOL</text:a></text:p>
            <text:p text:style-name="P1"><text:a xlink:href="http://www.scribd.com/doc/6583303/Reasoning-Afterschoool">http://www.scribd.com/doc/6583303/Reasoning-Afterschoool</text:a></text:p>
            <text:p text:style-name="P1"/>
          </draw:text-box>
        </draw:frame>
        <presentation:notes draw:style-name="dp2">
          <draw:page-thumbnail draw:style-name="gr2" draw:layer="layout" svg:width="0.001cm" svg:height="0.001cm" svg:x="0cm" svg:y="1.93cm" draw:page-number="67" presentation:class="page"/>
          <draw:frame presentation:style-name="pr6" draw:text-style-name="P1" draw:layer="layout" svg:width="15.239cm" svg:height="11.179cm" svg:x="1.905cm" svg:y="12.064cm" presentation:class="notes" presentation:placeholder="true">
            <draw:text-box/>
          </draw:frame>
        </presentation:notes>
      </draw:page>
      <draw:page draw:name="page68" draw:style-name="dp1" draw:master-page-name="Default" presentation:presentation-page-layout-name="AL1T0" presentation:use-footer-name="ftr1" presentation:use-date-time-name="dtd1">
        <draw:frame presentation:style-name="pr4" draw:text-style-name="P24" draw:layer="layout" svg:width="21.59cm" svg:height="4.296cm" svg:x="1.905cm" svg:y="1.13cm" presentation:class="title" presentation:user-transformed="true">
          <draw:text-box>
            <text:p text:style-name="P1"><text:span text:style-name="T12">There are five friends Lalu, Kalu, Monu, Anuj</text:span><text:span text:style-name="T12"><text:line-break/></text:span><text:span text:style-name="T12">and raju. Lalu ia shorter than Kalu but taller</text:span><text:span text:style-name="T12"><text:line-break/></text:span><text:span text:style-name="T12">than raju. Monu is tallest. Anuj is a little </text:span><text:span text:style-name="T12"><text:line-break/></text:span><text:span text:style-name="T12">shorter than Kalu and a <text:s/>little taller than Lalu.</text:span><text:span text:style-name="T12"><text:line-break/></text:span><text:span text:style-name="T12">Who is the shortest?</text:span></text:p>
          </draw:text-box>
        </draw:frame>
        <draw:frame presentation:style-name="pr5" draw:text-style-name="P1" draw:layer="layout" svg:width="21.59cm" svg:height="11.181cm" svg:x="1.905cm" svg:y="5.628cm" presentation:class="subtitle">
          <draw:text-box>
            <text:p text:style-name="P1">R&lt; L &lt;A&lt; K &lt;M</text:p>
            <text:p text:style-name="P1">answer : Raju</text:p>
          </draw:text-box>
        </draw:frame>
        <presentation:notes draw:style-name="dp2">
          <draw:page-thumbnail draw:style-name="gr2" draw:layer="layout" svg:width="0.001cm" svg:height="0.001cm" svg:x="0cm" svg:y="1.93cm" draw:page-number="68" presentation:class="page"/>
          <draw:frame presentation:style-name="pr6" draw:text-style-name="P1" draw:layer="layout" svg:width="15.239cm" svg:height="11.179cm" svg:x="1.905cm" svg:y="12.064cm" presentation:class="notes" presentation:placeholder="true">
            <draw:text-box/>
          </draw:frame>
        </presentation:notes>
      </draw:page>
      <draw:page draw:name="page69" draw:style-name="dp1" draw:master-page-name="Default" presentation:presentation-page-layout-name="AL1T0" presentation:use-footer-name="ftr1" presentation:use-date-time-name="dtd1">
        <draw:frame presentation:style-name="pr4" draw:text-style-name="P25" draw:layer="layout" svg:width="21.59cm" svg:height="10.558cm" svg:x="1.905cm" svg:y="-1.999cm" presentation:class="title" presentation:user-transformed="true">
          <draw:text-box>
            <text:p text:style-name="P1"><text:span text:style-name="T15"><text:line-break/></text:span><text:span text:style-name="T15"><text:line-break/></text:span><text:span text:style-name="T15">(1)There is a group of five girls.</text:span><text:span text:style-name="T15"><text:line-break/></text:span><text:span text:style-name="T15">(2)Lata is second in height but younger than Rupa.</text:span><text:span text:style-name="T15"><text:line-break/></text:span><text:span text:style-name="T15">(3)Pooja is taller than Mem but younger in age.</text:span><text:span text:style-name="T15"><text:line-break/></text:span><text:span text:style-name="T15">(4)Rupa and Mem are of the same age but Rupa is</text:span><text:span text:style-name="T15"><text:line-break/></text:span><text:span text:style-name="T15">tallest between them.</text:span><text:span text:style-name="T15"><text:line-break/></text:span><text:span text:style-name="T15">(5)Niru is taller than Puja and elder to Rupa.</text:span><text:span text:style-name="T15"><text:line-break/></text:span><text:span text:style-name="T15">Arrange them in age and height</text:span></text:p>
          </draw:text-box>
        </draw:frame>
        <draw:frame presentation:style-name="pr5" draw:text-style-name="P1" draw:layer="layout" svg:width="21.59cm" svg:height="11.181cm" svg:x="1.905cm" svg:y="5.628cm" presentation:class="subtitle">
          <draw:text-box>
            <text:p text:style-name="P1">AGE : <text:s text:c="3"/>N <text:span text:style-name="T16">R M</text:span> P/ L</text:p>
            <text:p text:style-name="P1">HEIGHT <text:s text:c="2"/>R L N P <text:s/>M <text:s text:c="2"/></text:p>
          </draw:text-box>
        </draw:frame>
        <presentation:notes draw:style-name="dp2">
          <draw:page-thumbnail draw:style-name="gr2" draw:layer="layout" svg:width="0.001cm" svg:height="0.001cm" svg:x="0cm" svg:y="1.93cm" draw:page-number="69" presentation:class="page"/>
          <draw:frame presentation:style-name="pr6" draw:text-style-name="P1" draw:layer="layout" svg:width="15.239cm" svg:height="11.179cm" svg:x="1.905cm" svg:y="12.064cm" presentation:class="notes" presentation:placeholder="true">
            <draw:text-box/>
          </draw:frame>
        </presentation:notes>
      </draw:page>
      <draw:page draw:name="page70" draw:style-name="dp1" draw:master-page-name="Default" presentation:presentation-page-layout-name="AL1T0" presentation:use-footer-name="ftr1" presentation:use-date-time-name="dtd1">
        <draw:frame presentation:style-name="pr4" draw:text-style-name="P1" draw:layer="layout" svg:width="21.59cm" svg:height="13.753cm" svg:x="1.905cm" svg:y="-3.597cm" presentation:class="title" presentation:user-transformed="true">
          <draw:text-box>
            <text:p text:style-name="P1"><text:line-break/><text:line-break/>X knows more than A.<text:line-break/>Y knows as much as B.<text:line-break/>Z knows less than C. <text:line-break/>A nows more <text:s/>than Y.<text:line-break/>The best knowledge person amongst all is:</text:p>
          </draw:text-box>
        </draw:frame>
        <draw:frame presentation:style-name="pr5" draw:text-style-name="P1" draw:layer="layout" svg:width="21.59cm" svg:height="11.181cm" svg:x="1.905cm" svg:y="5.628cm" presentation:class="subtitle">
          <draw:text-box>
            <text:p text:style-name="P1"/>
            <text:p text:style-name="P1">X&gt;A &gt; <text:s/>Y=B <text:s/>C&gt;Z</text:p>
            <text:p text:style-name="P1">we are not able to know who knows more Z or A. Thus answer cant be drawn.</text:p>
          </draw:text-box>
        </draw:frame>
        <presentation:notes draw:style-name="dp2">
          <draw:page-thumbnail draw:style-name="gr2" draw:layer="layout" svg:width="0.001cm" svg:height="0.001cm" svg:x="0cm" svg:y="1.93cm" draw:page-number="70" presentation:class="page"/>
          <draw:frame presentation:style-name="pr6" draw:text-style-name="P1" draw:layer="layout" svg:width="15.239cm" svg:height="11.179cm" svg:x="1.905cm" svg:y="12.064cm" presentation:class="notes" presentation:placeholder="true">
            <draw:text-box/>
          </draw:frame>
        </presentation:notes>
      </draw:page>
      <draw:page draw:name="page71"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presentation:user-transformed="true">
          <draw:text-box>
            <text:p text:style-name="P1"><text:s/>Solve the following : </text:p>
          </draw:text-box>
        </draw:frame>
        <draw:frame presentation:style-name="pr5" draw:text-style-name="P26" draw:layer="layout" svg:width="21.59cm" svg:height="11.915cm" svg:x="1.905cm" svg:y="5.259cm" presentation:class="subtitle" presentation:user-transformed="true">
          <draw:text-box>
            <text:p text:style-name="P1"><text:span text:style-name="T17">Five children were administrated psychological tests to know their intellectual levels. In the report, psychologists pointed out that the child A is less intelligent than the child B. The child C is <text:s/>less intelligent than the child D. The child B is less intelligent than the child C and child A is more intelligent than child E. Which child is most intelligent?</text:span></text:p>
            <text:p text:style-name="P1"><text:span text:style-name="T18">D&gt;C&gt;B&gt;A&gt;E <text:s text:c="2"/>thus D is the most intelligent </text:span></text:p>
            <text:p text:style-name="P1"><text:span text:style-name="T17"/></text:p>
          </draw:text-box>
        </draw:frame>
        <presentation:notes draw:style-name="dp2">
          <draw:page-thumbnail draw:style-name="gr2" draw:layer="layout" svg:width="0.001cm" svg:height="0.001cm" svg:x="0cm" svg:y="1.93cm" draw:page-number="71" presentation:class="page"/>
          <draw:frame presentation:style-name="pr6" draw:text-style-name="P1" draw:layer="layout" svg:width="15.239cm" svg:height="11.179cm" svg:x="1.905cm" svg:y="12.064cm" presentation:class="notes" presentation:placeholder="true">
            <draw:text-box/>
          </draw:frame>
        </presentation:notes>
      </draw:page>
      <draw:page draw:name="page72"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e following : </text:p>
          </draw:text-box>
        </draw:frame>
        <draw:frame presentation:style-name="pr5" draw:text-style-name="P1" draw:layer="layout" svg:width="21.59cm" svg:height="11.181cm" svg:x="1.905cm" svg:y="5.628cm" presentation:class="subtitle">
          <draw:text-box>
            <text:p text:style-name="P1">In an examination, Raj got more marks than Goti but not as many as Neha.Neha got more marks than Jitu and Kamal. Jitu got <text:s/>less marks than Goti but his marks are not the lowest in the group. Who is the second in the descending order of marks?</text:p>
            <text:p text:style-name="P1"><text:span text:style-name="T19">N&gt;R&gt;G&gt;J&gt;K answer = Raj</text:span></text:p>
          </draw:text-box>
        </draw:frame>
        <presentation:notes draw:style-name="dp2">
          <draw:page-thumbnail draw:style-name="gr2" draw:layer="layout" svg:width="0.001cm" svg:height="0.001cm" svg:x="0cm" svg:y="1.93cm" draw:page-number="72" presentation:class="page"/>
          <draw:frame presentation:style-name="pr6" draw:text-style-name="P1" draw:layer="layout" svg:width="15.239cm" svg:height="11.179cm" svg:x="1.905cm" svg:y="12.064cm" presentation:class="notes" presentation:placeholder="true">
            <draw:text-box/>
          </draw:frame>
        </presentation:notes>
      </draw:page>
      <draw:page draw:name="page73"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e following : </text:p>
          </draw:text-box>
        </draw:frame>
        <draw:frame presentation:style-name="pr5" draw:text-style-name="P1" draw:layer="layout" svg:width="21.59cm" svg:height="11.181cm" svg:x="1.905cm" svg:y="5.628cm" presentation:class="subtitle">
          <draw:text-box>
            <text:p text:style-name="P1">(A)Gop is shorter than Nanu <text:s/>but taller than Kalu. (B)Lalu is shorter than Kalu. (C)Jitu <text:s/>is taller than Lalu. (D)Nanu <text:s/>is taller than Jitu .</text:p>
            <text:p text:style-name="P1">Who among them is the tallest?</text:p>
            <text:p text:style-name="P1"><text:span text:style-name="T19">N&gt;G&gt;K / J&gt;L</text:span></text:p>
            <text:p text:style-name="P1"><text:span text:style-name="T19">so Nanu is the tallest. </text:span></text:p>
          </draw:text-box>
        </draw:frame>
        <presentation:notes draw:style-name="dp2">
          <draw:page-thumbnail draw:style-name="gr2" draw:layer="layout" svg:width="0.001cm" svg:height="0.001cm" svg:x="0cm" svg:y="1.93cm" draw:page-number="73" presentation:class="page"/>
          <draw:frame presentation:style-name="pr6" draw:text-style-name="P1" draw:layer="layout" svg:width="15.239cm" svg:height="11.179cm" svg:x="1.905cm" svg:y="12.064cm" presentation:class="notes" presentation:placeholder="true">
            <draw:text-box/>
          </draw:frame>
        </presentation:notes>
      </draw:page>
      <draw:page draw:name="page74"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 </text:p>
          </draw:text-box>
        </draw:frame>
        <draw:frame presentation:style-name="pr5" draw:text-style-name="P1" draw:layer="layout" svg:width="21.59cm" svg:height="11.287cm" svg:x="1.905cm" svg:y="5.575cm" presentation:class="subtitle" presentation:user-transformed="true">
          <draw:text-box>
            <text:p text:style-name="P1">There are seven students P, Q, R, S, T, U and V (1) they take a series of tests (2)No two students get similar marks. (3)V always scores more than P. (4)P always scores more than Q. (5)Each time either R scores the highest and t gets the least or <text:s/>alternatively S scores the highest and U or Q scores the least. If S is ranked sixth and Q is ranked fifth,solve the questions on next slide ??</text:p>
          </draw:text-box>
        </draw:frame>
        <presentation:notes draw:style-name="dp2">
          <draw:page-thumbnail draw:style-name="gr2" draw:layer="layout" svg:width="0.001cm" svg:height="0.001cm" svg:x="0cm" svg:y="1.93cm" draw:page-number="74" presentation:class="page"/>
          <draw:frame presentation:style-name="pr6" draw:text-style-name="P1" draw:layer="layout" svg:width="15.239cm" svg:height="11.179cm" svg:x="1.905cm" svg:y="12.064cm" presentation:class="notes" presentation:placeholder="true">
            <draw:text-box/>
          </draw:frame>
        </presentation:notes>
      </draw:page>
      <draw:page draw:name="page75"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Which of these is possible ? </text:p>
          </draw:text-box>
        </draw:frame>
        <draw:frame presentation:style-name="pr5" draw:text-style-name="P1" draw:layer="layout" svg:width="21.59cm" svg:height="14.001cm" svg:x="1.905cm" svg:y="4.218cm" presentation:class="subtitle" presentation:user-transformed="true">
          <draw:text-box>
            <text:p text:style-name="P1">a) V is ranked first or fourth (b) R is ranked second or third (c)Pis ranked second or fifth <text:s/>(d) U is ranked third or fourth (e) T is ranked fourth or fifth.</text:p>
            <text:p text:style-name="P1">Possible solutions : </text:p>
            <text:p text:style-name="P1">1 <text:s text:c="3"/>2 <text:s text:c="2"/>3 <text:s text:c="2"/>4 <text:s text:c="2"/>5 <text:s text:c="2"/>6 <text:s text:c="2"/>7 </text:p>
            <text:p text:style-name="P1"><text:s/><text:span text:style-name="T16">R</text:span> <text:s text:c="2"/>V <text:s text:c="2"/>P <text:s text:c="6"/><text:span text:style-name="T16">Q <text:s text:c="2"/>S</text:span> <text:s text:c="2"/><text:span text:style-name="T16">T</text:span> </text:p>
            <text:p text:style-name="P1">thus only U can be at 3<text:span text:style-name="T6">rd</text:span> or 4<text:span text:style-name="T6">th</text:span> rank. No other options is possible <text:s/></text:p>
            <text:p text:style-name="P1"/>
          </draw:text-box>
        </draw:frame>
        <presentation:notes draw:style-name="dp2">
          <draw:page-thumbnail draw:style-name="gr2" draw:layer="layout" svg:width="0.001cm" svg:height="0.001cm" svg:x="0cm" svg:y="1.93cm" draw:page-number="75" presentation:class="page"/>
          <draw:frame presentation:style-name="pr6" draw:text-style-name="P1" draw:layer="layout" svg:width="15.239cm" svg:height="11.179cm" svg:x="1.905cm" svg:y="12.064cm" presentation:class="notes" presentation:placeholder="true">
            <draw:text-box/>
          </draw:frame>
        </presentation:notes>
      </draw:page>
      <draw:page draw:name="page76"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Who is the oldest ? </text:p>
          </draw:text-box>
        </draw:frame>
        <draw:frame presentation:style-name="pr5" draw:text-style-name="P1" draw:layer="layout" svg:width="21.59cm" svg:height="11.181cm" svg:x="1.905cm" svg:y="5.628cm" presentation:class="subtitle">
          <draw:text-box>
            <text:p text:style-name="P1">(1)A, B, C, D and E are five friends.</text:p>
            <text:p text:style-name="P1">(2)B is elder to E, but not as tall as C.</text:p>
            <text:p text:style-name="P1">(3)C is younger to A, and is taller to D and E.</text:p>
            <text:p text:style-name="P1">(4)A is taller to D, But younger to E.</text:p>
            <text:p text:style-name="P1">(5)D is elder to A but is shorter in the group.</text:p>
            <text:p text:style-name="P1"><text:span text:style-name="T19">B / D&gt;E / D &gt; A&gt;C</text:span></text:p>
            <text:p text:style-name="P1"><text:span text:style-name="T19">the oldest can be either B or D. </text:span></text:p>
          </draw:text-box>
        </draw:frame>
        <presentation:notes draw:style-name="dp2">
          <draw:page-thumbnail draw:style-name="gr2" draw:layer="layout" svg:width="0.001cm" svg:height="0.001cm" svg:x="0cm" svg:y="1.93cm" draw:page-number="76" presentation:class="page"/>
          <draw:frame presentation:style-name="pr6" draw:text-style-name="P1" draw:layer="layout" svg:width="15.239cm" svg:height="11.179cm" svg:x="1.905cm" svg:y="12.064cm" presentation:class="notes" presentation:placeholder="true">
            <draw:text-box/>
          </draw:frame>
        </presentation:notes>
      </draw:page>
      <draw:page draw:name="page77"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QUESTIONS...</text:p>
          </draw:text-box>
        </draw:frame>
        <draw:frame presentation:style-name="pr5" draw:text-style-name="P1" draw:layer="layout" svg:width="21.59cm" svg:height="13.543cm" svg:x="1.905cm" svg:y="4.447cm" presentation:class="subtitle" presentation:user-transformed="true">
          <draw:text-box>
            <text:p text:style-name="P1"><text:tab/>A * B means A and B are the same age.</text:p>
            <text:p text:style-name="P1"><text:tab/>A – B means B is younger than A.</text:p>
            <text:p text:style-name="P1"><text:tab/>A + B means A is younger than B.</text:p>
            <text:p text:style-name="P1">SOLVE IT : A * b – c means</text:p>
            <text:p text:style-name="P1">(a) c is youngest (b) c is the oldest <text:s text:c="5"/></text:p>
            <text:p text:style-name="P1">(c) b is younger than c </text:p>
            <text:p text:style-name="P1">(d)None of these</text:p>
            <text:p text:style-name="P1">ANSWER : c is youngest. </text:p>
            <text:p text:style-name="P1"/>
          </draw:text-box>
        </draw:frame>
        <presentation:notes draw:style-name="dp2">
          <draw:page-thumbnail draw:style-name="gr2" draw:layer="layout" svg:width="0.001cm" svg:height="0.001cm" svg:x="0cm" svg:y="1.93cm" draw:page-number="77" presentation:class="page"/>
          <draw:frame presentation:style-name="pr6" draw:text-style-name="P1" draw:layer="layout" svg:width="15.239cm" svg:height="11.179cm" svg:x="1.905cm" svg:y="12.064cm" presentation:class="notes" presentation:placeholder="true">
            <draw:text-box/>
          </draw:frame>
        </presentation:notes>
      </draw:page>
      <draw:page draw:name="page78"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the following </text:p>
          </draw:text-box>
        </draw:frame>
        <draw:frame presentation:style-name="pr5" draw:text-style-name="P26" draw:layer="layout" svg:width="21.59cm" svg:height="11.344cm" svg:x="1.905cm" svg:y="5.544cm" presentation:class="subtitle" presentation:user-transformed="true">
          <draw:text-box>
            <text:p text:style-name="P1"><text:span text:style-name="T17">Six persons A,B,C,D,E and F are sitting in two rows, three in each. <text:s/>E is not at the end <text:s/>of any row <text:s/>Dis second to the left of F.</text:span></text:p>
            <text:p text:style-name="P1"><text:span text:style-name="T17">C the neighbour of E, is sitting <text:s/>diagonally opposite to D. B is the neighbour of F. Who are sitting diagonally opposite? </text:span></text:p>
            <text:p text:style-name="P1"><text:span text:style-name="T18"><text:s/></text:span><text:span text:style-name="T18">A E C </text:span></text:p>
            <text:p text:style-name="P1"><text:span text:style-name="T18"><text:s/></text:span><text:span text:style-name="T18">D B F </text:span></text:p>
            <text:p text:style-name="P1"><text:span text:style-name="T18">ans : AF and DC are sitting diagonally opposite</text:span></text:p>
          </draw:text-box>
        </draw:frame>
        <presentation:notes draw:style-name="dp2">
          <draw:page-thumbnail draw:style-name="gr2" draw:layer="layout" svg:width="0.001cm" svg:height="0.001cm" svg:x="0cm" svg:y="1.93cm" draw:page-number="78" presentation:class="page"/>
          <draw:frame presentation:style-name="pr6" draw:text-style-name="P1" draw:layer="layout" svg:width="15.239cm" svg:height="11.179cm" svg:x="1.905cm" svg:y="12.064cm" presentation:class="notes" presentation:placeholder="true">
            <draw:text-box/>
          </draw:frame>
        </presentation:notes>
      </draw:page>
      <draw:page draw:name="page79"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26" draw:layer="layout" svg:width="21.59cm" svg:height="11.959cm" svg:x="1.905cm" svg:y="5.237cm" presentation:class="subtitle" presentation:user-transformed="true">
          <draw:text-box>
            <text:p text:style-name="P1"><text:span text:style-name="T17">Eight books are kept one over the other counting from the top the second, fifth and sixth books are on plays. Two books on plays are between two <text:s/>books on composition. One book of plays is between two books on poetry. <text:s/>While the book at the top of the book of literature is a book of <text:s/>composition .Which book is fourth from <text:s/>the top?</text:span></text:p>
            <text:p text:style-name="P1"><text:span text:style-name="T18">1 <text:s text:c="2"/>2 <text:s text:c="2"/>3 <text:s text:c="2"/>4 <text:s text:c="2"/>5 <text:s text:c="2"/>6 <text:s text:c="2"/>7 <text:s text:c="2"/>8 <text:s/></text:span></text:p>
            <text:p text:style-name="P1"><text:span text:style-name="T18"><text:s text:c="23"/></text:span><text:span text:style-name="T18">P <text:s/>p <text:s/>P <text:s text:c="2"/>C <text:s/>p <text:s text:c="3"/>p <text:s text:c="2"/>C <text:s text:c="2"/>L <text:s text:c="23"/>Thus 4</text:span><text:span text:style-name="T20">th</text:span><text:span text:style-name="T18"> book is COMPOSITION.</text:span><text:span text:style-name="T17"> <text:s text:c="29"/></text:span></text:p>
          </draw:text-box>
        </draw:frame>
        <presentation:notes draw:style-name="dp2">
          <draw:page-thumbnail draw:style-name="gr2" draw:layer="layout" svg:width="0.001cm" svg:height="0.001cm" svg:x="0cm" svg:y="1.93cm" draw:page-number="79" presentation:class="page"/>
          <draw:frame presentation:style-name="pr6" draw:text-style-name="P1" draw:layer="layout" svg:width="15.239cm" svg:height="11.179cm" svg:x="1.905cm" svg:y="12.064cm" presentation:class="notes" presentation:placeholder="true">
            <draw:text-box/>
          </draw:frame>
        </presentation:notes>
      </draw:page>
      <draw:page draw:name="page80"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1" draw:layer="layout" svg:width="21.59cm" svg:height="11.181cm" svg:x="1.905cm" svg:y="5.628cm" presentation:class="subtitle" presentation:user-transformed="true">
          <draw:text-box>
            <text:p text:style-name="P1">Four boys are sitting on a bench to be photographed. A is to the left of B. D is to the right of B. C is between B and D. Who would be second from the left in the photograph?</text:p>
            <text:p text:style-name="P1">A B C D</text:p>
            <text:p text:style-name="P1">ANS : C </text:p>
            <text:p text:style-name="P1">In the photo, A will be extreme right and D will be extreme left. </text:p>
          </draw:text-box>
        </draw:frame>
        <presentation:notes draw:style-name="dp2">
          <draw:page-thumbnail draw:style-name="gr2" draw:layer="layout" svg:width="0.001cm" svg:height="0.001cm" svg:x="0cm" svg:y="1.93cm" draw:page-number="80" presentation:class="page"/>
          <draw:frame presentation:style-name="pr6" draw:text-style-name="P1" draw:layer="layout" svg:width="15.239cm" svg:height="11.179cm" svg:x="1.905cm" svg:y="12.064cm" presentation:class="notes" presentation:placeholder="true">
            <draw:text-box/>
          </draw:frame>
        </presentation:notes>
      </draw:page>
      <draw:page draw:name="page81"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1" draw:layer="layout" svg:width="21.59cm" svg:height="11.181cm" svg:x="1.905cm" svg:y="5.628cm" presentation:class="subtitle">
          <draw:text-box>
            <text:p text:style-name="P1">There are five different houses, A to E in a row. A is to the right of B and E is to the left of C and right of A. B is to the right of D.</text:p>
            <text:p text:style-name="P1">Which of the houses is in the middle?</text:p>
            <text:p text:style-name="P1"><text:span text:style-name="T19">ANSWER : D B A E C</text:span></text:p>
            <text:p text:style-name="P1"><text:span text:style-name="T19">THUS A IS IN THE MIDDLE.</text:span></text:p>
          </draw:text-box>
        </draw:frame>
        <presentation:notes draw:style-name="dp2">
          <draw:page-thumbnail draw:style-name="gr2" draw:layer="layout" svg:width="0.001cm" svg:height="0.001cm" svg:x="0cm" svg:y="1.93cm" draw:page-number="81" presentation:class="page"/>
          <draw:frame presentation:style-name="pr6" draw:text-style-name="P1" draw:layer="layout" svg:width="15.239cm" svg:height="11.179cm" svg:x="1.905cm" svg:y="12.064cm" presentation:class="notes" presentation:placeholder="true">
            <draw:text-box/>
          </draw:frame>
        </presentation:notes>
      </draw:page>
      <draw:page draw:name="page82"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1" draw:layer="layout" svg:width="21.59cm" svg:height="11.181cm" svg:x="1.905cm" svg:y="5.628cm" presentation:class="subtitle">
          <draw:text-box>
            <text:p text:style-name="P1">In a march past , seven persons are standing in a row. Q is standing <text:s/>left to R but right to P. O is standing right to N and left to P. <text:s/>Similarly , S is standing right to R and left to T. Find out who is <text:s/>standing in middle?</text:p>
            <text:p text:style-name="P1"><text:span text:style-name="T19">ANS : N O <text:s/>P Q R S T </text:span></text:p>
            <text:p text:style-name="P1"><text:span text:style-name="T19">the person in MIDDLE Is Q</text:span> </text:p>
          </draw:text-box>
        </draw:frame>
        <presentation:notes draw:style-name="dp2">
          <draw:page-thumbnail draw:style-name="gr2" draw:layer="layout" svg:width="0.001cm" svg:height="0.001cm" svg:x="0cm" svg:y="1.93cm" draw:page-number="82" presentation:class="page"/>
          <draw:frame presentation:style-name="pr6" draw:text-style-name="P1" draw:layer="layout" svg:width="15.239cm" svg:height="11.179cm" svg:x="1.905cm" svg:y="12.064cm" presentation:class="notes" presentation:placeholder="true">
            <draw:text-box/>
          </draw:frame>
        </presentation:notes>
      </draw:page>
      <draw:page draw:name="page83"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1" draw:layer="layout" svg:width="21.59cm" svg:height="11.181cm" svg:x="1.905cm" svg:y="5.628cm" presentation:class="subtitle">
          <draw:text-box>
            <text:p text:style-name="P1">Five children are sitting in a row. S is sitting next to P but <text:s/>not T who is sitting next to R <text:s/>who is sitting on extreme left and T is not sitting next to K. Who are sitting adjacent to S?</text:p>
            <text:p text:style-name="P1"><text:span text:style-name="T19">Answer : <text:s text:c="4"/>RTPSK</text:span></text:p>
            <text:p text:style-name="P1"><text:span text:style-name="T19">answer : P and K are adjacent to S. </text:span></text:p>
            <text:p text:style-name="P1"/>
          </draw:text-box>
        </draw:frame>
        <presentation:notes draw:style-name="dp2">
          <draw:page-thumbnail draw:style-name="gr2" draw:layer="layout" svg:width="0.001cm" svg:height="0.001cm" svg:x="0cm" svg:y="1.93cm" draw:page-number="83" presentation:class="page"/>
          <draw:frame presentation:style-name="pr6" draw:text-style-name="P1" draw:layer="layout" svg:width="15.239cm" svg:height="11.179cm" svg:x="1.905cm" svg:y="12.064cm" presentation:class="notes" presentation:placeholder="true">
            <draw:text-box/>
          </draw:frame>
        </presentation:notes>
      </draw:page>
      <draw:page draw:name="page84"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Solve it </text:p>
          </draw:text-box>
        </draw:frame>
        <draw:frame presentation:style-name="pr5" draw:text-style-name="P1" draw:layer="layout" svg:width="21.59cm" svg:height="11.181cm" svg:x="1.905cm" svg:y="5.628cm" presentation:class="subtitle" presentation:user-transformed="true">
          <draw:text-box>
            <text:p text:style-name="P1">Five Boys are sitting in a row, A is not adjacent to B <text:s/>or C.D is <text:s/>not adjacent to B. A is adjacent to <text:s/>E. E is at the middle in the row. Then, D is adjacent to whom ?</text:p>
            <text:p text:style-name="P1"><text:span text:style-name="T19">DAECB or BCEAD</text:span></text:p>
            <text:p text:style-name="P1"><text:span text:style-name="T19">ANSWER : A</text:span></text:p>
            <text:p text:style-name="P1"/>
            <text:p text:style-name="P1"/>
          </draw:text-box>
        </draw:frame>
        <presentation:notes draw:style-name="dp2">
          <draw:page-thumbnail draw:style-name="gr2" draw:layer="layout" svg:width="0.001cm" svg:height="0.001cm" svg:x="0cm" svg:y="1.93cm" draw:page-number="84" presentation:class="page"/>
          <draw:frame presentation:style-name="pr6" draw:text-style-name="P1" draw:layer="layout" svg:width="15.239cm" svg:height="11.179cm" svg:x="1.905cm" svg:y="12.064cm" presentation:class="notes" presentation:placeholder="true">
            <draw:text-box/>
          </draw:frame>
        </presentation:notes>
      </draw:page>
      <draw:page draw:name="page85" draw:style-name="dp1" draw:master-page-name="Default" presentation:presentation-page-layout-name="AL1T0" presentation:use-footer-name="ftr1" presentation:use-date-time-name="dtd1">
        <draw:frame presentation:style-name="pr4" draw:text-style-name="P24" draw:layer="layout" svg:width="21.59cm" svg:height="2.926cm" svg:x="1.905cm" svg:y="1.817cm" presentation:class="title" presentation:user-transformed="true">
          <draw:text-box>
            <text:p text:style-name="P1"><text:span text:style-name="T12">Download links for material in english </text:span></text:p>
          </draw:text-box>
        </draw:frame>
        <draw:frame presentation:style-name="pr5" draw:text-style-name="P1" draw:layer="layout" svg:width="21.59cm" svg:height="13.543cm" svg:x="1.905cm" svg:y="4.447cm" presentation:class="subtitle" presentation:user-transformed="true">
          <draw:text-box>
            <text:p text:style-name="P1"><text:a xlink:href="http://www.authorstream.com/presentation/tkjainbkn-146799-english-error-spotting-sentence-im-law-cat-gmat-mba-management-business-research-cfp-cfa-frm-cpa-ca-cs-icwa-india-rajasthan-improvement-entertainment-ppt-powerpoint/">http://www.authorstream.com/presentation/tkjainbkn-146799-english-error-spotting-sentence-im-law-cat-gmat-mba-management-business-research-cfp-cfa-frm-cpa-ca-cs-icwa-india-rajasthan-improvement-entertainment-ppt-powerpoint/</text:a></text:p>
            <text:p text:style-name="P1"><text:a xlink:href="http://www.docstoc.com/docs/3921499/ENGLISH-–-ERROR-SPOTTING-AND-SENTENCE-IMPROVEMENT">http://www.docstoc.com/docs/3921499/ENGLISH-%E2%80%93-ERROR-SPOTTING-AND-SENTENCE-IMPROVEMENT</text:a></text:p>
            <text:p text:style-name="P1"><text:a xlink:href="http://www.slideshare.net/tkjainbkn/english-error-spotting-and-sentence-improvement-presentation">http://www.slideshare.net/tkjainbkn/english-error-spotting-and-sentence-improvement-presentation</text:a></text:p>
            <text:p text:style-name="P1"><text:a xlink:href="http://www.scribd.com/doc/19641980/Error-Spotting">http://www.scribd.com/doc/19641980/Error-Spotting</text:a></text:p>
            <text:p text:style-name="P1"><text:a xlink:href="http://www.scribd.com/doc/11629005/English-Error-Spotting-and-Sentence-Improvement">http://www.scribd.com/doc/11629005/English-Error-Spotting-and-Sentence-Improvement</text:a></text:p>
            <text:p text:style-name="P1"><text:a xlink:href="http://www.scribd.com/doc/14660441/English-Afterschoool-23-May">http://www.scribd.com/doc/14660441/English-Afterschoool-23-May</text:a></text:p>
            <text:p text:style-name="P1"><text:a xlink:href="http://www.scribd.com/doc/6583519/English-Afterschoool-21-May">http://www.scribd.com/doc/6583519/English-Afterschoool-21-May</text:a></text:p>
            <text:p text:style-name="P1"><text:a xlink:href="http://www.scribd.com/doc/6583520/English-Afterschoool-21-May-2">http://www.scribd.com/doc/6583520/English-Afterschoool-21-May-2</text:a></text:p>
            <text:p text:style-name="P1"/>
          </draw:text-box>
        </draw:frame>
        <presentation:notes draw:style-name="dp2">
          <draw:page-thumbnail draw:style-name="gr2" draw:layer="layout" svg:width="0.001cm" svg:height="0.001cm" svg:x="0cm" svg:y="1.93cm" draw:page-number="85" presentation:class="page"/>
          <draw:frame presentation:style-name="pr6" draw:text-style-name="P1" draw:layer="layout" svg:width="15.239cm" svg:height="11.179cm" svg:x="1.905cm" svg:y="12.064cm" presentation:class="notes" presentation:placeholder="true">
            <draw:text-box/>
          </draw:frame>
        </presentation:notes>
      </draw:page>
      <draw:page draw:name="page86" draw:style-name="dp1" draw:master-page-name="Default" presentation:presentation-page-layout-name="AL1T0" presentation:use-footer-name="ftr1" presentation:use-date-time-name="dtd1">
        <draw:frame presentation:style-name="pr4" draw:text-style-name="P1" draw:layer="layout" svg:width="21.59cm" svg:height="3.439cm" svg:x="1.905cm" svg:y="1.561cm" presentation:class="title" presentation:user-transformed="true">
          <draw:text-box>
            <text:p text:style-name="P1">Download links for material on English </text:p>
          </draw:text-box>
        </draw:frame>
        <draw:frame presentation:style-name="pr5" draw:text-style-name="P1" draw:layer="layout" svg:width="21.59cm" svg:height="11.181cm" svg:x="1.905cm" svg:y="5.628cm" presentation:class="subtitle">
          <draw:text-box>
            <text:p text:style-name="P1"><text:a xlink:href="http://www.scribd.com/doc/6583315/English-Improvement-Afterschoool">http://www.scribd.com/doc/6583315/English-Improvement-Afterschoool</text:a></text:p>
            <text:p text:style-name="P1"><text:a xlink:href="http://www.scribd.com/doc/6583518/English-20-May-Afterschoool">http://www.scribd.com/doc/6583518/English-20-May-Afterschoool</text:a></text:p>
            <text:p text:style-name="P1"><text:a xlink:href="http://www.scribd.com/doc/28531795/Mock-Paper-Cat-Rmat-Mat-Sbi-Bank-Po-Aptitude-Tests">http://www.scribd.com/doc/28531795/Mock-Paper-Cat-Rmat-Mat-Sbi-Bank-Po-Aptitude-Tests</text:a></text:p>
            <text:p text:style-name="P1"/>
          </draw:text-box>
        </draw:frame>
        <presentation:notes draw:style-name="dp2">
          <draw:page-thumbnail draw:style-name="gr2" draw:layer="layout" svg:width="0.001cm" svg:height="0.001cm" svg:x="0cm" svg:y="1.93cm" draw:page-number="86" presentation:class="page"/>
          <draw:frame presentation:style-name="pr6" draw:text-style-name="P1" draw:layer="layout" svg:width="15.239cm" svg:height="11.179cm" svg:x="1.905cm" svg:y="12.064cm" presentation:class="notes" presentation:placeholder="true">
            <draw:text-box/>
          </draw:frame>
        </presentation:notes>
      </draw:page>
      <draw:page draw:name="page87" draw:style-name="dp1" draw:master-page-name="Default" presentation:presentation-page-layout-name="AL1T0" presentation:use-footer-name="ftr1" presentation:use-date-time-name="dtd1">
        <draw:frame presentation:style-name="pr4" draw:text-style-name="P1" draw:layer="layout" svg:width="21.59cm" svg:height="8.596cm" svg:x="1.905cm" svg:y="-1.018cm" presentation:class="title" presentation:user-transformed="true">
          <draw:text-box>
            <text:p text:style-name="P1"><text:line-break/>Up to the time the last vote was recorded, it was difficult to decide whether victory lay with the ruling party or the opposition </text:p>
          </draw:text-box>
        </draw:frame>
        <draw:frame presentation:style-name="pr5" draw:text-style-name="P24" draw:layer="layout" svg:width="21.59cm" svg:height="11.181cm" svg:x="1.905cm" svg:y="5.627cm" presentation:class="subtitle" presentation:user-transformed="true">
          <draw:text-box>
            <text:p text:style-name="P1"><text:span text:style-name="T12"/></text:p>
            <text:p text:style-name="P1"><text:span text:style-name="T12"/></text:p>
            <text:p text:style-name="P1"><text:span text:style-name="T12">Instead of lay, use lied</text:span></text:p>
            <text:p text:style-name="P1"><text:span text:style-name="T12">remember the formats of lie and lay</text:span></text:p>
            <text:p text:style-name="P1"><text:span text:style-name="T12">Lay : lay, laid laid</text:span></text:p>
            <text:p text:style-name="P1"><text:span text:style-name="T12">lie : lie lay lain </text:span></text:p>
            <text:p text:style-name="P1"><text:span text:style-name="T12">lay = to put</text:span></text:p>
            <text:p text:style-name="P1"><text:span text:style-name="T12">lie <text:s/>= to rest </text:span></text:p>
            <text:p text:style-name="P1"><text:span text:style-name="T12">here we will use lie as an infinitive not as verb </text:span></text:p>
            <text:p text:style-name="P1"><text:span text:style-name="T12"/></text:p>
          </draw:text-box>
        </draw:frame>
        <presentation:notes draw:style-name="dp2">
          <draw:page-thumbnail draw:style-name="gr2" draw:layer="layout" svg:width="0.001cm" svg:height="0.001cm" svg:x="0cm" svg:y="1.93cm" draw:page-number="87" presentation:class="page"/>
          <draw:frame presentation:style-name="pr6" draw:text-style-name="P1" draw:layer="layout" svg:width="15.239cm" svg:height="11.179cm" svg:x="1.905cm" svg:y="12.064cm" presentation:class="notes" presentation:placeholder="true">
            <draw:text-box/>
          </draw:frame>
        </presentation:notes>
      </draw:page>
      <draw:page draw:name="page88" draw:style-name="dp1" draw:master-page-name="Default" presentation:presentation-page-layout-name="AL1T0" presentation:use-footer-name="ftr1" presentation:use-date-time-name="dtd1">
        <draw:frame presentation:style-name="pr4" draw:text-style-name="P1" draw:layer="layout" svg:width="21.59cm" svg:height="5.158cm" svg:x="1.905cm" svg:y="0.701cm" presentation:class="title" presentation:user-transformed="true">
          <draw:text-box>
            <text:p text:style-name="P1">We should always side with those who is true and unselfish and work for others </text:p>
          </draw:text-box>
        </draw:frame>
        <draw:frame presentation:style-name="pr5" draw:text-style-name="P1" draw:layer="layout" svg:width="21.59cm" svg:height="11.181cm" svg:x="1.905cm" svg:y="5.628cm" presentation:class="subtitle">
          <draw:text-box>
            <text:p text:style-name="P1">We should always side with those who are true and unselfish and work for others </text:p>
          </draw:text-box>
        </draw:frame>
        <presentation:notes draw:style-name="dp2">
          <draw:page-thumbnail draw:style-name="gr2" draw:layer="layout" svg:width="0.001cm" svg:height="0.001cm" svg:x="0cm" svg:y="1.93cm" draw:page-number="88" presentation:class="page"/>
          <draw:frame presentation:style-name="pr6" draw:text-style-name="P1" draw:layer="layout" svg:width="15.239cm" svg:height="11.179cm" svg:x="1.905cm" svg:y="12.064cm" presentation:class="notes" presentation:placeholder="true">
            <draw:text-box/>
          </draw:frame>
        </presentation:notes>
      </draw:page>
      <draw:page draw:name="page89" draw:style-name="dp1" draw:master-page-name="Default" presentation:presentation-page-layout-name="AL1T0" presentation:use-footer-name="ftr1" presentation:use-date-time-name="dtd1">
        <draw:frame presentation:style-name="pr4" draw:text-style-name="P1" draw:layer="layout" svg:width="21.59cm" svg:height="3.439cm" svg:x="1.905cm" svg:y="1.561cm" presentation:class="title" presentation:user-transformed="true">
          <draw:text-box>
            <text:p text:style-name="P1">Before giving the mixture to the child shake it thouroughly.</text:p>
          </draw:text-box>
        </draw:frame>
        <draw:frame presentation:style-name="pr5" draw:text-style-name="P1" draw:layer="layout" svg:width="21.59cm" svg:height="11.181cm" svg:x="1.905cm" svg:y="5.628cm" presentation:class="subtitle">
          <draw:text-box>
            <text:p text:style-name="P1">Here it has been used for mixture, but it is coming just after child, thus it seems that child has to be shaked. </text:p>
            <text:p text:style-name="P1">So correct it : Before giving to the child the mixture, shake it thouroughly.</text:p>
          </draw:text-box>
        </draw:frame>
        <presentation:notes draw:style-name="dp2">
          <draw:page-thumbnail draw:style-name="gr2" draw:layer="layout" svg:width="0.001cm" svg:height="0.001cm" svg:x="0cm" svg:y="1.93cm" draw:page-number="89" presentation:class="page"/>
          <draw:frame presentation:style-name="pr6" draw:text-style-name="P1" draw:layer="layout" svg:width="15.239cm" svg:height="11.179cm" svg:x="1.905cm" svg:y="12.064cm" presentation:class="notes" presentation:placeholder="true">
            <draw:text-box/>
          </draw:frame>
        </presentation:notes>
      </draw:page>
      <draw:page draw:name="page90" draw:style-name="dp1" draw:master-page-name="Default" presentation:presentation-page-layout-name="AL1T0" presentation:use-footer-name="ftr1" presentation:use-date-time-name="dtd1">
        <draw:frame presentation:style-name="pr4" draw:text-style-name="P1" draw:layer="layout" svg:width="21.59cm" svg:height="3.439cm" svg:x="1.905cm" svg:y="1.561cm" presentation:class="title" presentation:user-transformed="true">
          <draw:text-box>
            <text:p text:style-name="P1">The short story should not exceed more than two hundred words.</text:p>
          </draw:text-box>
        </draw:frame>
        <draw:frame presentation:style-name="pr5" draw:text-style-name="P1" draw:layer="layout" svg:width="21.59cm" svg:height="11.181cm" svg:x="1.905cm" svg:y="5.628cm" presentation:class="subtitle">
          <draw:text-box>
            <text:p text:style-name="P1">Dont use more than</text:p>
            <text:p text:style-name="P1">exceeds itself means more than, so there is no need of more than </text:p>
            <text:p text:style-name="P1">or </text:p>
            <text:p text:style-name="P1">instead of exceed use be of </text:p>
          </draw:text-box>
        </draw:frame>
        <presentation:notes draw:style-name="dp2">
          <draw:page-thumbnail draw:style-name="gr2" draw:layer="layout" svg:width="0.001cm" svg:height="0.001cm" svg:x="0cm" svg:y="1.93cm" draw:page-number="90" presentation:class="page"/>
          <draw:frame presentation:style-name="pr6" draw:text-style-name="P1" draw:layer="layout" svg:width="15.239cm" svg:height="11.179cm" svg:x="1.905cm" svg:y="12.064cm" presentation:class="notes" presentation:placeholder="true">
            <draw:text-box/>
          </draw:frame>
        </presentation:notes>
      </draw:page>
      <draw:page draw:name="page91" draw:style-name="dp1" draw:master-page-name="Default" presentation:presentation-page-layout-name="AL1T0" presentation:use-footer-name="ftr1" presentation:use-date-time-name="dtd1">
        <draw:frame presentation:style-name="pr4" draw:text-style-name="P1" draw:layer="layout" svg:width="21.59cm" svg:height="3.439cm" svg:x="1.905cm" svg:y="1.561cm" presentation:class="title" presentation:user-transformed="true">
          <draw:text-box>
            <text:p text:style-name="P1">He looks at everything from their best side.</text:p>
          </draw:text-box>
        </draw:frame>
        <draw:frame presentation:style-name="pr5" draw:text-style-name="P1" draw:layer="layout" svg:width="21.59cm" svg:height="11.181cm" svg:x="1.905cm" svg:y="5.628cm" presentation:class="subtitle">
          <draw:text-box>
            <text:p text:style-name="P1">Instead of their, use its</text:p>
            <text:p text:style-name="P1">everything is singular so use its instead of their. </text:p>
            <text:p text:style-name="P1"/>
          </draw:text-box>
        </draw:frame>
        <presentation:notes draw:style-name="dp2">
          <draw:page-thumbnail draw:style-name="gr2" draw:layer="layout" svg:width="0.001cm" svg:height="0.001cm" svg:x="0cm" svg:y="1.93cm" draw:page-number="91" presentation:class="page"/>
          <draw:frame presentation:style-name="pr6" draw:text-style-name="P1" draw:layer="layout" svg:width="15.239cm" svg:height="11.179cm" svg:x="1.905cm" svg:y="12.064cm" presentation:class="notes" presentation:placeholder="true">
            <draw:text-box/>
          </draw:frame>
        </presentation:notes>
      </draw:page>
      <draw:page draw:name="page92" draw:style-name="dp1" draw:master-page-name="Default" presentation:presentation-page-layout-name="AL1T0" presentation:use-footer-name="ftr1" presentation:use-date-time-name="dtd1">
        <draw:frame presentation:style-name="pr4" draw:text-style-name="P1" draw:layer="layout" svg:width="21.59cm" svg:height="5.158cm" svg:x="1.905cm" svg:y="0.701cm" presentation:class="title" presentation:user-transformed="true">
          <draw:text-box>
            <text:p text:style-name="P1">Page after Page of Gita were read and it gave great consolation to his mind.</text:p>
          </draw:text-box>
        </draw:frame>
        <draw:frame presentation:style-name="pr5" draw:text-style-name="P1" draw:layer="layout" svg:width="21.59cm" svg:height="11.181cm" svg:x="1.905cm" svg:y="5.628cm" presentation:class="subtitle">
          <draw:text-box>
            <text:p text:style-name="P1">Instead of were, use was. </text:p>
            <text:p text:style-name="P1">Page is singular so use was instead of were. </text:p>
          </draw:text-box>
        </draw:frame>
        <presentation:notes draw:style-name="dp2">
          <draw:page-thumbnail draw:style-name="gr2" draw:layer="layout" svg:width="0.001cm" svg:height="0.001cm" svg:x="0cm" svg:y="1.93cm" draw:page-number="92" presentation:class="page"/>
          <draw:frame presentation:style-name="pr6" draw:text-style-name="P1" draw:layer="layout" svg:width="15.239cm" svg:height="11.179cm" svg:x="1.905cm" svg:y="12.064cm" presentation:class="notes" presentation:placeholder="true">
            <draw:text-box/>
          </draw:frame>
        </presentation:notes>
      </draw:page>
      <draw:page draw:name="page93" draw:style-name="dp1" draw:master-page-name="Default" presentation:presentation-page-layout-name="AL1T0" presentation:use-footer-name="ftr1" presentation:use-date-time-name="dtd1">
        <draw:frame presentation:style-name="pr4" draw:text-style-name="P1" draw:layer="layout" svg:width="21.59cm" svg:height="5.158cm" svg:x="1.905cm" svg:y="0.701cm" presentation:class="title" presentation:user-transformed="true">
          <draw:text-box>
            <text:p text:style-name="P1">His manners indicate that he has no other intention than to steal his money. </text:p>
          </draw:text-box>
        </draw:frame>
        <draw:frame presentation:style-name="pr5" draw:text-style-name="P1" draw:layer="layout" svg:width="21.59cm" svg:height="11.181cm" svg:x="1.905cm" svg:y="5.628cm" presentation:class="subtitle">
          <draw:text-box>
            <text:p text:style-name="P1">Instead of than, use but</text:p>
            <text:p text:style-name="P1"/>
          </draw:text-box>
        </draw:frame>
        <presentation:notes draw:style-name="dp2">
          <draw:page-thumbnail draw:style-name="gr2" draw:layer="layout" svg:width="0.001cm" svg:height="0.001cm" svg:x="0cm" svg:y="1.93cm" draw:page-number="93" presentation:class="page"/>
          <draw:frame presentation:style-name="pr6" draw:text-style-name="P1" draw:layer="layout" svg:width="15.239cm" svg:height="11.179cm" svg:x="1.905cm" svg:y="12.064cm" presentation:class="notes" presentation:placeholder="true">
            <draw:text-box/>
          </draw:frame>
        </presentation:notes>
      </draw:page>
      <draw:page draw:name="page94" draw:style-name="dp1" draw:master-page-name="Default" presentation:presentation-page-layout-name="AL1T0" presentation:use-footer-name="ftr1" presentation:use-date-time-name="dtd1">
        <draw:frame presentation:style-name="pr4" draw:text-style-name="P1" draw:layer="layout" svg:width="21.59cm" svg:height="8.596cm" svg:x="1.905cm" svg:y="-1.017cm" presentation:class="title" presentation:user-transformed="true">
          <draw:text-box>
            <text:p text:style-name="P1"><text:line-break/>I will now deal with him in a manner different from the one I have adopted so far.<text:line-break/></text:p>
          </draw:text-box>
        </draw:frame>
        <draw:frame presentation:style-name="pr5" draw:text-style-name="P1" draw:layer="layout" svg:width="21.59cm" svg:height="11.181cm" svg:x="1.905cm" svg:y="5.628cm" presentation:class="subtitle">
          <draw:text-box>
            <text:p text:style-name="P1">Instead of I have adopted so far, <text:s/>use : </text:p>
            <text:p text:style-name="P1">I have been adopting so far (to show continuation). </text:p>
          </draw:text-box>
        </draw:frame>
        <presentation:notes draw:style-name="dp2">
          <draw:page-thumbnail draw:style-name="gr2" draw:layer="layout" svg:width="0.001cm" svg:height="0.001cm" svg:x="0cm" svg:y="1.93cm" draw:page-number="94" presentation:class="page"/>
          <draw:frame presentation:style-name="pr6" draw:text-style-name="P1" draw:layer="layout" svg:width="15.239cm" svg:height="11.179cm" svg:x="1.905cm" svg:y="12.064cm" presentation:class="notes" presentation:placeholder="true">
            <draw:text-box/>
          </draw:frame>
        </presentation:notes>
      </draw:page>
      <draw:page draw:name="page95"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Links </text:p>
          </draw:text-box>
        </draw:frame>
        <draw:frame presentation:style-name="pr5" draw:text-style-name="P1" draw:layer="layout" svg:width="21.59cm" svg:height="11.181cm" svg:x="1.905cm" svg:y="5.628cm" presentation:class="subtitle">
          <draw:text-box>
            <text:p text:style-name="P1"><text:a xlink:href="http://www.scribd.com/doc/14647398/English-Improvement-and-Word-Power">http://www.scribd.com/doc/14647398/English-Improvement-and-Word-Power</text:a></text:p>
            <text:p text:style-name="P1"><text:a xlink:href="http://www.scribd.com/doc/14660508/General-Knowledge-24-May-3">http://www.scribd.com/doc/14660508/General-Knowledge-24-May-3</text:a></text:p>
            <text:p text:style-name="P1"><text:a xlink:href="http://www.scribd.com/doc/19628963/Mathematics">http://www.scribd.com/doc/19628963/Mathematics</text:a></text:p>
            <text:p text:style-name="P1"><text:a xlink:href="http://www.scribd.com/doc/19492878/Direct-and-Indirect-Speech-in-English">http://www.scribd.com/doc/19492878/Direct-and-Indirect-Speech-in-English</text:a></text:p>
            <text:p text:style-name="P1"/>
          </draw:text-box>
        </draw:frame>
        <presentation:notes draw:style-name="dp2">
          <draw:page-thumbnail draw:style-name="gr2" draw:layer="layout" svg:width="0.001cm" svg:height="0.001cm" svg:x="0cm" svg:y="1.93cm" draw:page-number="95" presentation:class="page"/>
          <draw:frame presentation:style-name="pr6" draw:text-style-name="P1" draw:layer="layout" svg:width="15.239cm" svg:height="11.179cm" svg:x="1.905cm" svg:y="12.064cm" presentation:class="notes" presentation:placeholder="true">
            <draw:text-box/>
          </draw:frame>
        </presentation:notes>
      </draw:page>
      <draw:page draw:name="page96"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Be </text:p>
          </draw:text-box>
        </draw:frame>
        <draw:frame presentation:style-name="pr5" draw:text-style-name="P1" draw:layer="layout" svg:width="21.59cm" svg:height="11.181cm" svg:x="1.905cm" svg:y="5.628cm" presentation:class="subtitle">
          <draw:text-box>
            <text:p text:style-name="P1">Quicker</text:p>
            <text:p text:style-name="P1">faster</text:p>
            <text:p text:style-name="P1">more accurate </text:p>
          </draw:text-box>
        </draw:frame>
        <presentation:notes draw:style-name="dp2">
          <draw:page-thumbnail draw:style-name="gr2" draw:layer="layout" svg:width="0.001cm" svg:height="0.001cm" svg:x="0cm" svg:y="1.93cm" draw:page-number="96" presentation:class="page"/>
          <draw:frame presentation:style-name="pr6" draw:text-style-name="P1" draw:layer="layout" svg:width="15.239cm" svg:height="11.179cm" svg:x="1.905cm" svg:y="12.064cm" presentation:class="notes" presentation:placeholder="true">
            <draw:text-box/>
          </draw:frame>
        </presentation:notes>
      </draw:page>
      <draw:page draw:name="page97"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ADDITIONAL LINKS </text:p>
          </draw:text-box>
        </draw:frame>
        <draw:frame presentation:style-name="pr5" draw:text-style-name="P1" draw:layer="layout" svg:width="21.59cm" svg:height="13.543cm" svg:x="1.905cm" svg:y="4.447cm" presentation:class="subtitle" presentation:user-transformed="true">
          <draw:text-box>
            <text:p text:style-name="P1"><text:a xlink:href="http://www.scribd.com/doc/11692763/Advanced-Mathematics-for-GMAT-CAT-MAT">http://www.scribd.com/doc/11692763/Advanced-Mathematics-for-GMAT-CAT-MAT</text:a></text:p>
            <text:p text:style-name="P1"><text:a xlink:href="http://www.scribd.com/doc/23407929/Advanced-Mathematics-for-GMAT-CAT-MAT">http://www.scribd.com/doc/23407929/Advanced-Mathematics-for-GMAT-CAT-MAT</text:a></text:p>
            <text:p text:style-name="P1"><text:a xlink:href="http://www.scribd.com/doc/11625819/Basic-Mathematics-for-Cat-GMAT-Mat">http://www.scribd.com/doc/11625819/Basic-Mathematics-for-Cat-GMAT-Mat</text:a></text:p>
            <text:p text:style-name="P1"><text:a xlink:href="http://www.scribd.com/doc/23407954/mathematics-for-OPENMAT-MAT-CAT-GMAT-25-april">http://www.scribd.com/doc/23407954/mathematics-for-OPENMAT-MAT-CAT-GMAT-25-april</text:a></text:p>
            <text:p text:style-name="P1"><text:a xlink:href="http://www.scribd.com/doc/23407934/Advanced-Mathematics-for-GMAT-CAT-MAT2">http://www.scribd.com/doc/23407934/Advanced-Mathematics-for-GMAT-CAT-MAT2</text:a></text:p>
            <text:p text:style-name="P1"><text:a xlink:href="http://www.scribd.com/doc/6583520/English-Afterschoool-21-May-2">http://www.scribd.com/doc/6583520/English-Afterschoool-21-May-2</text:a></text:p>
            <text:p text:style-name="P1"><text:a xlink:href="http://www.scribd.com/doc/23300964/Advanced-Mathematics-for-GMAT-CAT-MAT2">http://www.scribd.com/doc/23300964/Advanced-Mathematics-for-GMAT-CAT-MAT2</text:a></text:p>
            <text:p text:style-name="P1"><text:a xlink:href="http://www.scribd.com/doc/23407945/MATHEMATICS-FOR-ATMA-CAT-MAT-GMAT-BANK-PO-GRE">http://www.scribd.com/doc/23407945/MATHEMATICS-FOR-ATMA-CAT-MAT-GMAT-BANK-PO-GRE</text:a></text:p>
            <text:p text:style-name="P1"/>
          </draw:text-box>
        </draw:frame>
        <presentation:notes draw:style-name="dp2">
          <draw:page-thumbnail draw:style-name="gr2" draw:layer="layout" svg:width="0.001cm" svg:height="0.001cm" svg:x="0cm" svg:y="1.93cm" draw:page-number="97" presentation:class="page"/>
          <draw:frame presentation:style-name="pr6" draw:text-style-name="P1" draw:layer="layout" svg:width="15.239cm" svg:height="11.179cm" svg:x="1.905cm" svg:y="12.064cm" presentation:class="notes" presentation:placeholder="true">
            <draw:text-box/>
          </draw:frame>
        </presentation:notes>
      </draw:page>
      <draw:page draw:name="page98"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presentation:placeholder="true">
          <draw:text-box/>
        </draw:frame>
        <draw:frame presentation:style-name="pr5" draw:text-style-name="P1" draw:layer="layout" svg:width="21.59cm" svg:height="11.181cm" svg:x="1.905cm" svg:y="5.628cm" presentation:class="subtitle">
          <draw:text-box>
            <text:p text:style-name="P1"><text:a xlink:href="http://www.scribd.com/doc/6583303/Reasoning-Afterschoool">http://www.scribd.com/doc/6583303/Reasoning-Afterschoool</text:a></text:p>
            <text:p text:style-name="P1"/>
          </draw:text-box>
        </draw:frame>
        <presentation:notes draw:style-name="dp2">
          <draw:page-thumbnail draw:style-name="gr2" draw:layer="layout" svg:width="0.001cm" svg:height="0.001cm" svg:x="0cm" svg:y="1.93cm" draw:page-number="98" presentation:class="page"/>
          <draw:frame presentation:style-name="pr6" draw:text-style-name="P1" draw:layer="layout" svg:width="15.239cm" svg:height="11.179cm" svg:x="1.905cm" svg:y="12.064cm" presentation:class="notes" presentation:placeholder="true">
            <draw:text-box/>
          </draw:frame>
        </presentation:notes>
      </draw:page>
      <draw:page draw:name="page99"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presentation:placeholder="true">
          <draw:text-box/>
        </draw:frame>
        <draw:frame presentation:style-name="pr5" draw:text-style-name="P1" draw:layer="layout" svg:width="21.59cm" svg:height="15.079cm" svg:x="1.905cm" svg:y="3.679cm" presentation:class="subtitle" presentation:user-transformed="true">
          <draw:text-box>
            <text:p text:style-name="P1"><text:a xlink:href="http://www.scribd.com/doc/23393680/REASONING-AFTERSCHOOOL">http://www.scribd.com/doc/23393680/REASONING-AFTERSCHOOOL</text:a></text:p>
            <text:p text:style-name="P1"><text:a xlink:href="http://www.scribd.com/doc/23393719/reasonning-44">http://www.scribd.com/doc/23393719/reasonning-44</text:a></text:p>
            <text:p text:style-name="P1"><text:a xlink:href="http://www.scribd.com/doc/6583347/DI-and-Reasoning">http://www.scribd.com/doc/6583347/DI-and-Reasoning</text:a></text:p>
            <text:p text:style-name="P1"><text:a xlink:href="http://www.scribd.com/doc/23407636/10-July-reasoning">http://www.scribd.com/doc/23407636/10-July-reasoning</text:a></text:p>
            <text:p text:style-name="P1"><text:a xlink:href="http://www.scribd.com/doc/6583273/Reasoning-Quiz">http://www.scribd.com/doc/6583273/Reasoning-Quiz</text:a></text:p>
            <text:p text:style-name="P1"><text:a xlink:href="http://www.scribd.com/doc/23393476/10-July-reasoning">http://www.scribd.com/doc/23393476/10-July-reasoning</text:a></text:p>
            <text:p text:style-name="P1"><text:a xlink:href="http://www.scribd.com/doc/23393716/REASONING-QUIZ">http://www.scribd.com/doc/23393716/REASONING-QUIZ</text:a></text:p>
            <text:p text:style-name="P1"><text:a xlink:href="http://www.scribd.com/doc/14705025/17-Reasoning-II">http://www.scribd.com/doc/14705025/17-Reasoning-II</text:a></text:p>
            <text:p text:style-name="P1"><text:a xlink:href="http://www.scribd.com/doc/23393478/10-July-reasoning-II">http://www.scribd.com/doc/23393478/10-July-reasoning-II</text:a></text:p>
            <text:p text:style-name="P1"/>
          </draw:text-box>
        </draw:frame>
        <presentation:notes draw:style-name="dp2">
          <draw:page-thumbnail draw:style-name="gr2" draw:layer="layout" svg:width="0.001cm" svg:height="0.001cm" svg:x="0cm" svg:y="1.93cm" draw:page-number="99" presentation:class="page"/>
          <draw:frame presentation:style-name="pr6" draw:text-style-name="P1" draw:layer="layout" svg:width="15.239cm" svg:height="11.179cm" svg:x="1.905cm" svg:y="12.064cm" presentation:class="notes" presentation:placeholder="true">
            <draw:text-box/>
          </draw:frame>
        </presentation:notes>
      </draw:page>
      <draw:page draw:name="page100"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Free download useful material ...</text:p>
          </draw:text-box>
        </draw:frame>
        <draw:frame presentation:style-name="pr5" draw:text-style-name="P1" draw:layer="layout" svg:width="21.59cm" svg:height="11.181cm" svg:x="1.905cm" svg:y="5.628cm" presentation:class="subtitle">
          <draw:text-box>
            <text:p text:style-name="P1"><text:a xlink:href="http://www.scribd.com/doc/23393316/general-knowledge">http://www.scribd.com/doc/23393316/general-knowledge</text:a></text:p>
            <text:p text:style-name="P1"><text:a xlink:href="http://www.scribd.com/doc/23609752/Group-Discussion-Afterschoool">http://www.scribd.com/doc/23609752/Group-Discussion-Afterschoool</text:a></text:p>
            <text:p text:style-name="P1"><text:a xlink:href="http://www.scribd.com/doc/6583547/General-Knowledge-24-May">http://www.scribd.com/doc/6583547/General-Knowledge-24-May</text:a></text:p>
            <text:p text:style-name="P1"/>
          </draw:text-box>
        </draw:frame>
        <presentation:notes draw:style-name="dp2">
          <draw:page-thumbnail draw:style-name="gr2" draw:layer="layout" svg:width="0.001cm" svg:height="0.001cm" svg:x="0cm" svg:y="1.93cm" draw:page-number="100" presentation:class="page"/>
          <draw:frame presentation:style-name="pr6" draw:text-style-name="P1" draw:layer="layout" svg:width="15.239cm" svg:height="11.179cm" svg:x="1.905cm" svg:y="12.064cm" presentation:class="notes" presentation:placeholder="true">
            <draw:text-box/>
          </draw:frame>
        </presentation:notes>
      </draw:page>
      <draw:page draw:name="page101" draw:style-name="dp1" draw:master-page-name="Default" presentation:presentation-page-layout-name="AL1T0" presentation:use-footer-name="ftr1" presentation:use-date-time-name="dtd1">
        <draw:frame presentation:style-name="pr4" draw:text-style-name="P1" draw:layer="layout" svg:width="21.59cm" svg:height="2.926cm" svg:x="1.905cm" svg:y="1.817cm" presentation:class="title">
          <draw:text-box>
            <text:p text:style-name="P1">THANKS....</text:p>
          </draw:text-box>
        </draw:frame>
        <draw:frame presentation:style-name="pr5" draw:text-style-name="P1" draw:layer="layout" svg:width="21.59cm" svg:height="13.105cm" svg:x="1.905cm" svg:y="4.666cm" presentation:class="subtitle" presentation:user-transformed="true">
          <draw:text-box>
            <text:p text:style-name="P1">GIVE YOUR SUGGESTIONS AND JOIN AFTERSCHOOOL NETWORK / START AFTERSCHOOOL SOCIAL ENTREPRENEURSHIP <text:s/>NETWORK IN YOUR CITY / CONDUCT WORKSHOP ON SOCIAL ENTREPRENEURSHIP IN YOUR COLLEGE / SCHOOL / CITY </text:p>
            <text:p text:style-name="P1"><text:a xlink:href="mailto:AFTERSCHOOOL@IN.COM">AFTERSCHOOOL@IN.COM</text:a></text:p>
            <text:p text:style-name="P1">JOIN OUR NETWORK TO PROMOTE SOCIAL ENTREPRENEURSHIP </text:p>
          </draw:text-box>
        </draw:frame>
        <presentation:notes draw:style-name="dp2">
          <draw:page-thumbnail draw:style-name="gr2" draw:layer="layout" svg:width="0.001cm" svg:height="0.001cm" svg:x="0cm" svg:y="1.93cm" draw:page-number="101" presentation:class="page"/>
          <draw:frame presentation:style-name="pr6" draw:text-style-name="P1"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3399" draw:end-color="#002c85" draw:start-intensity="100%" draw:end-intensity="100%" draw:angle="2250" draw:border="0%"/>
    <draw:gradient draw:name="Gradient_20_11" draw:display-name="Gradient 11" draw:style="linear" draw:start-color="#003399" draw:end-color="#002b81" draw:start-intensity="100%" draw:end-intensity="100%" draw:angle="2250" draw:border="0%"/>
    <draw:gradient draw:name="Gradient_20_12" draw:display-name="Gradient 12" draw:style="linear" draw:start-color="#000514" draw:end-color="#003399" draw:start-intensity="100%" draw:end-intensity="100%" draw:angle="0" draw:border="0%"/>
    <draw:gradient draw:name="Gradient_20_7" draw:display-name="Gradient 7" draw:style="linear" draw:start-color="#002e8a" draw:end-color="#003399" draw:start-intensity="100%" draw:end-intensity="100%" draw:angle="2700" draw:border="0%"/>
    <draw:gradient draw:name="Gradient_20_8" draw:display-name="Gradient 8" draw:style="linear" draw:start-color="#002e8a" draw:end-color="#003399" draw:start-intensity="100%" draw:end-intensity="100%" draw:angle="2250" draw:border="0%"/>
    <draw:gradient draw:name="Gradient_20_9" draw:display-name="Gradient 9" draw:style="linear" draw:start-color="#00297c" draw:end-color="#003399"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9z0" style:family="graphic">
      <style:paragraph-properties style:text-autospace="none"/>
      <style:text-properties fo:font-family="Symbol" style:font-family-generic="roman" style:font-pitch="variable" style:font-charset="x-symbol" fo:font-size="10pt" fo:language="en" fo:country="US" style:language-asian="en" style:country-asian="US" style:font-family-complex="Symbol" style:font-family-generic-complex="roman" style:font-pitch-complex="variable" style:font-charset-complex="x-symbol" style:font-size-complex="10pt"/>
    </style:style>
    <style:style style:name="WW8Num9z1" style:family="graphic">
      <style:paragraph-properties style:text-autospace="none"/>
      <style:text-properties fo:font-family="'Courier New'" style:font-family-generic="modern" style:font-pitch="fixed" fo:font-size="10pt" fo:language="en" fo:country="US" style:language-asian="en" style:country-asian="US" style:font-family-complex="'Courier New'" style:font-family-generic-complex="modern" style:font-pitch-complex="fixed" style:font-size-complex="10pt"/>
    </style:style>
    <style:style style:name="WW8Num9z2" style:family="graphic">
      <style:paragraph-properties style:text-autospace="none"/>
      <style:text-properties fo:font-family="Wingdings" style:font-pitch="variable" style:font-charset="x-symbol" fo:font-size="10pt" fo:language="en" fo:country="US" style:language-asian="en" style:country-asian="US" style:font-family-complex="Wingdings" style:font-pitch-complex="variable" style:font-charset-complex="x-symbol" style:font-size-complex="10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WW8Num33z0" style:family="graphic">
      <style:paragraph-properties style:text-autospace="none"/>
      <style:text-properties fo:font-family="'Times New Roman'" style:font-family-generic="roman" style:font-pitch="variable" fo:font-size="12pt" fo:language="en" fo:country="US" style:language-asian="en" style:country-asian="US" style:font-family-complex="'Times New Roman'" style:font-family-generic-complex="roman" style:font-pitch-complex="variable"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ahoma" style:font-family-generic="swiss"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Tahoma" style:font-pitch="variable" fo:font-size="44pt" fo:font-style="normal" fo:text-shadow="1pt 1pt"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ahoma"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ahoma"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ahoma"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ahoma"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dp1" style:family="drawing-page">
      <style:drawing-page-properties draw:background-size="border" draw:fill="solid" draw:fill-color="#ffffff"/>
    </style:style>
    <style:style style:name="dp2" style:family="drawing-page">
      <style:drawing-page-properties draw:background-size="border" draw:fill="solid" draw:fill-color="#003399"/>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0514" draw:fill-gradient-name="Gradient_20_12"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3"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Title1-backgroundobjects">
      <style:graphic-properties draw:stroke="none" draw:fill="none" draw:fill-color="#bbe0e3" draw:textarea-horizontal-align="justify" draw:textarea-vertical-align="bottom" draw:auto-grow-height="false" draw:auto-grow-width="false" fo:min-height="1.333cm" fo:min-width="0cm" fo:padding-top="0.134cm" fo:padding-bottom="0.134cm" fo:padding-left="0.268cm" fo:padding-right="0.26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P7" style:family="paragraph">
      <style:paragraph-properties style:writing-mode="lr-tb"/>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fo:color="#ffffff" fo:font-size="12pt" style:font-size-asian="12pt" style:font-size-complex="12pt"/>
    </style:style>
    <style:style style:name="T4" style:family="text">
      <style:text-properties fo:color="#000000" fo:font-size="13pt" fo:language="en" fo:country="US" style:font-size-asian="13pt" style:font-size-complex="13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5 DECEMBER 09</text:span></text:p>
        </draw:text-box>
      </draw:frame>
      <draw:frame presentation:style-name="pr1" draw:text-style-name="P4" draw:layer="backgroundobjects" svg:width="8.044cm" svg:height="1.271cm" svg:x="8.678cm" svg:y="17.357cm" presentation:class="footer">
        <draw:text-box>
          <text:p text:style-name="P4"><text:span text:style-name="T2">www.afterschool.tk</text:span></text:p>
        </draw:text-box>
      </draw:frame>
      <draw:frame presentation:style-name="pr1" draw:text-style-name="P5" draw:layer="backgroundobjects" svg:width="5.292cm" svg:height="1.271cm" svg:x="18.203cm" svg:y="17.357cm" presentation:class="page-number">
        <draw:text-box>
          <text:p text:style-name="P5"><text:span text:style-name="T2"><text:page-number>&lt;number&gt;</text:page-number></text:span></text:p>
        </draw:text-box>
      </draw:frame>
      <draw:frame draw:style-name="gr3" draw:text-style-name="P6" draw:layer="backgroundobjects" svg:width="2.01cm" svg:height="1.084cm" svg:x="23.39cm" svg:y="0cm">
        <draw:image xlink:href="Pictures/100002010000004C00000029E581D6EB.png" xlink:type="simple" xlink:show="embed" xlink:actuate="onLoad">
          <text:p/>
        </draw:image>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dp2">
      <draw:g>
        <draw:g>
          <draw:custom-shape draw:style-name="gr4" draw:text-style-name="P7" draw:layer="backgroundobjects" svg:width="12.709cm" svg:height="7.369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5" draw:text-style-name="P7" draw:layer="backgroundobjects" svg:width="5.551cm" svg:height="3.577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6" draw:text-style-name="P7" draw:layer="backgroundobjects" svg:width="12.563cm" svg:height="4.273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7" draw:text-style-name="P7" draw:layer="backgroundobjects" svg:width="13.26cm" svg:height="9.194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8" draw:text-style-name="P7" draw:layer="backgroundobjects" svg:width="5.503cm" svg:height="2.377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9" draw:text-style-name="P7" draw:layer="backgroundobjects" svg:width="8.048cm" svg:height="6.778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0" draw:text-style-name="P7" draw:layer="backgroundobjects" svg:width="25.391cm" svg:height="7.832cm" svg:x="0cm" svg:y="0cm">
          <text:p/>
          <draw:enhanced-geometry svg:viewBox="0 0 5740 1906" draw:type="non-primitive" draw:enhanced-path="M 0 0 L 0 1906 5740 1906 5740 0 0 0 0 0 Z N"/>
        </draw:custom-shape>
      </draw:g>
      <draw:frame presentation:style-name="Title1-title" draw:layer="backgroundobjects" svg:width="21.59cm" svg:height="5.337cm" svg:x="1.905cm" svg:y="4.824cm" presentation:class="title" presentation:placeholder="true">
        <draw:text-box/>
      </draw:frame>
      <draw:frame presentation:style-name="pr2" draw:text-style-name="P3" draw:layer="backgroundobjects" svg:width="5.927cm" svg:height="1.324cm" svg:x="1.269cm" svg:y="17.355cm" presentation:class="date-time">
        <draw:text-box>
          <text:p text:style-name="P3"><text:span text:style-name="T3"><presentation:date-time/></text:span></text:p>
        </draw:text-box>
      </draw:frame>
      <draw:frame presentation:style-name="pr2" draw:text-style-name="P4" draw:layer="backgroundobjects" svg:width="8.044cm" svg:height="1.324cm" svg:x="8.678cm" svg:y="17.363cm" presentation:class="footer">
        <draw:text-box>
          <text:p text:style-name="P4"><text:span text:style-name="T3"><presentation:footer/></text:span></text:p>
        </draw:text-box>
      </draw:frame>
      <draw:frame presentation:style-name="pr2" draw:text-style-name="P5" draw:layer="backgroundobjects" svg:width="5.927cm" svg:height="1.324cm" svg:x="18.202cm" svg:y="17.372cm" presentation:class="page-number">
        <draw:text-box>
          <text:p text:style-name="P5"><text:span text:style-name="T3"><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2">
        <draw:rect draw:style-name="gr11" draw:text-style-name="P6" draw:layer="backgroundobjects" svg:width="20.29cm" svg:height="26.64cm" svg:x="0cm" svg:y="0cm">
          <text:p/>
        </draw:rect>
        <draw:frame presentation:style-name="pr3" draw:text-style-name="P3" draw:layer="backgroundobjects" svg:width="8.789cm" svg:height="1.333cm" svg:x="-0.001cm" svg:y="0cm" presentation:class="header">
          <draw:text-box>
            <text:p text:style-name="P3"><text:span text:style-name="T4"><presentation:header/></text:span></text:p>
          </draw:text-box>
        </draw:frame>
        <draw:frame presentation:style-name="pr3" draw:text-style-name="P5" draw:layer="backgroundobjects" svg:width="8.788cm" svg:height="1.333cm" svg:x="11.492cm" svg:y="0cm" presentation:class="date-time">
          <draw:text-box>
            <text:p text:style-name="P5"><text:span text:style-name="T4"><presentation:date-time/></text:span></text:p>
          </draw:text-box>
        </draw:frame>
        <draw:page-thumbnail presentation:style-name="Title1-title" draw:layer="backgroundobjects" svg:width="13.317cm" svg:height="9.989cm" svg:x="3.483cm" svg:y="1.998cm" presentation:class="page"/>
        <draw:frame presentation:style-name="Title1-notes" draw:layer="backgroundobjects" svg:width="16.228cm" svg:height="11.987cm" svg:x="2.028cm" svg:y="12.651cm" presentation:class="notes" presentation:placeholder="true">
          <draw:text-box/>
        </draw:frame>
        <draw:frame presentation:style-name="pr4" draw:text-style-name="P3" draw:layer="backgroundobjects" svg:width="8.789cm" svg:height="1.332cm" svg:x="-0.001cm" svg:y="25.297cm" presentation:class="footer">
          <draw:text-box>
            <text:p text:style-name="P3"><text:span text:style-name="T4"><presentation:footer/></text:span></text:p>
          </draw:text-box>
        </draw:frame>
        <draw:frame presentation:style-name="pr4" draw:text-style-name="P5" draw:layer="backgroundobjects" svg:width="8.788cm" svg:height="1.332cm" svg:x="11.492cm" svg:y="25.297cm" presentation:class="page-number">
          <draw:text-box>
            <text:p text:style-name="P5"><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Report Writing</dc:title>
    <meta:initial-creator>JoAnn Syverson</meta:initial-creator>
    <meta:creation-date>2000-04-05T03:31:07</meta:creation-date>
    <dc:creator>afterschoool</dc:creator>
    <dc:date>2010-03-25T18:08:55</dc:date>
    <meta:print-date>2002-11-11T23:21:58</meta:print-date>
    <meta:editing-cycles>203</meta:editing-cycles>
    <meta:editing-duration>P1DT17H59M43S</meta:editing-duration>
    <meta:user-defined meta:name="Info 1"/>
    <meta:user-defined meta:name="Info 2"/>
    <meta:user-defined meta:name="Info 3"/>
    <meta:user-defined meta:name="Info 4"/>
    <meta:document-statistic meta:object-count="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6:4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2pt" style:font-size-asian="22pt" style:font-size-complex="22pt"/>
    </style:style>
  </office:automatic-styles>
  <office:body>
    <office:spreadsheet>
      <table:table table:name="Sheet1" table:style-name="ta1" table:print="false">
        <table:table-column table:style-name="co1" table:number-columns-repeated="256" table:default-cell-style-name="ce1"/>
        <table:table-row table:style-name="ro1">
          <table:table-cell/>
          <table:table-cell office:value-type="string">
            <text:p>HILL</text:p>
          </table:table-cell>
          <table:table-cell office:value-type="string">
            <text:p>HIS</text:p>
          </table:table-cell>
          <table:table-cell office:value-type="string">
            <text:p>IND</text:p>
          </table:table-cell>
          <table:table-cell table:number-columns-repeated="252"/>
        </table:table-row>
        <table:table-row table:style-name="ro1">
          <table:table-cell office:value-type="string">
            <text:p>A</text:p>
          </table:table-cell>
          <table:table-cell table:number-columns-repeated="2" office:value-type="string">
            <text:p>X</text:p>
          </table:table-cell>
          <table:table-cell office:value-type="string">
            <text:p>Y</text:p>
          </table:table-cell>
          <table:table-cell table:number-columns-repeated="252"/>
        </table:table-row>
        <table:table-row table:style-name="ro1">
          <table:table-cell office:value-type="string">
            <text:p>B</text:p>
          </table:table-cell>
          <table:table-cell office:value-type="string">
            <text:p>Y</text:p>
          </table:table-cell>
          <table:table-cell table:number-columns-repeated="2" office:value-type="string">
            <text:p>X</text:p>
          </table:table-cell>
          <table:table-cell table:number-columns-repeated="252"/>
        </table:table-row>
        <table:table-row table:style-name="ro1">
          <table:table-cell office:value-type="string">
            <text:p>C</text:p>
          </table:table-cell>
          <table:table-cell office:value-type="string">
            <text:p>X</text:p>
          </table:table-cell>
          <table:table-cell office:value-type="string">
            <text:p>Y</text:p>
          </table:table-cell>
          <table:table-cell office:value-type="string">
            <text:p>X</text:p>
          </table:table-cell>
          <table:table-cell table:number-columns-repeated="252"/>
        </table:table-row>
        <table:table-row table:style-name="ro1">
          <table:table-cell office:value-type="string">
            <text:p>D</text:p>
          </table:table-cell>
          <table:table-cell office:value-type="string">
            <text:p>Y</text:p>
          </table:table-cell>
          <table:table-cell table:number-columns-repeated="2" office:value-type="string">
            <text:p>X</text:p>
          </table:table-cell>
          <table:table-cell table:number-columns-repeated="252"/>
        </table:table-row>
        <table:table-row table:style-name="ro1">
          <table:table-cell office:value-type="string">
            <text:p>E</text:p>
          </table:table-cell>
          <table:table-cell table:number-columns-repeated="2" office:value-type="string">
            <text:p>X</text:p>
          </table:table-cell>
          <table:table-cell office:value-type="string">
            <text:p>Y</text:p>
          </table:table-cell>
          <table:table-cell table:number-columns-repeated="252"/>
        </table:table-row>
        <table:table-row table:style-name="ro1">
          <table:table-cell office:value-type="string">
            <text:p>F</text:p>
          </table:table-cell>
          <table:table-cell office:value-type="string">
            <text:p>X</text:p>
          </table:table-cell>
          <table:table-cell office:value-type="string">
            <text:p>Y</text:p>
          </table:table-cell>
          <table:table-cell office:value-type="string">
            <text:p>X</text:p>
          </table:table-cell>
          <table:table-cell table:number-columns-repeated="252"/>
        </table:table-row>
        <table:table-row table:style-name="ro1" table:number-rows-repeated="65528">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6:4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8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font-size-asian="20pt" style:font-size-complex="20pt"/>
    </style:style>
  </office:automatic-styles>
  <office:body>
    <office:spreadsheet>
      <table:table table:name="Sheet1" table:style-name="ta1" table:print="false">
        <table:table-column table:style-name="co1" table:number-columns-repeated="256" table:default-cell-style-name="ce1"/>
        <table:table-row table:style-name="ro1">
          <table:table-cell/>
          <table:table-cell office:value-type="string">
            <text:p>H</text:p>
          </table:table-cell>
          <table:table-cell office:value-type="string">
            <text:p>D</text:p>
          </table:table-cell>
          <table:table-cell office:value-type="string">
            <text:p>B</text:p>
          </table:table-cell>
          <table:table-cell office:value-type="string">
            <text:p>C</text:p>
          </table:table-cell>
          <table:table-cell office:value-type="string">
            <text:p>KOL</text:p>
          </table:table-cell>
          <table:table-cell table:number-columns-repeated="250"/>
        </table:table-row>
        <table:table-row table:style-name="ro1">
          <table:table-cell office:value-type="string">
            <text:p>A</text:p>
          </table:table-cell>
          <table:table-cell office:value-type="string">
            <text:p>BUS </text:p>
          </table:table-cell>
          <table:table-cell table:number-columns-repeated="254"/>
        </table:table-row>
        <table:table-row table:style-name="ro1">
          <table:table-cell office:value-type="string">
            <text:p>B</text:p>
          </table:table-cell>
          <table:table-cell table:number-columns-repeated="4"/>
          <table:table-cell office:value-type="string">
            <text:p>A</text:p>
          </table:table-cell>
          <table:table-cell table:number-columns-repeated="250"/>
        </table:table-row>
        <table:table-row table:style-name="ro1">
          <table:table-cell office:value-type="string">
            <text:p>C</text:p>
          </table:table-cell>
          <table:table-cell table:number-columns-repeated="2"/>
          <table:table-cell office:value-type="string">
            <text:p>CAR</text:p>
          </table:table-cell>
          <table:table-cell table:number-columns-repeated="252"/>
        </table:table-row>
        <table:table-row table:style-name="ro1">
          <table:table-cell office:value-type="string">
            <text:p>D</text:p>
          </table:table-cell>
          <table:table-cell table:number-columns-repeated="3"/>
          <table:table-cell office:value-type="string">
            <text:p>BOAT</text:p>
          </table:table-cell>
          <table:table-cell table:number-columns-repeated="251"/>
        </table:table-row>
        <table:table-row table:style-name="ro1">
          <table:table-cell office:value-type="string">
            <text:p>E</text:p>
          </table:table-cell>
          <table:table-cell/>
          <table:table-cell office:value-type="string">
            <text:p>TRAIN</text:p>
          </table:table-cell>
          <table:table-cell table:number-columns-repeated="253"/>
        </table:table-row>
        <table:table-row table:style-name="ro1">
          <table:table-cell office:value-type="string">
            <text:p>NOT</text:p>
          </table:table-cell>
          <table:table-cell/>
          <table:table-cell office:value-type="string">
            <text:p>XB,B</text:p>
          </table:table-cell>
          <table:table-cell/>
          <table:table-cell office:value-type="string">
            <text:p>XB</text:p>
          </table:table-cell>
          <table:table-cell table:number-columns-repeated="251"/>
        </table:table-row>
        <table:table-row table:style-name="ro1">
          <table:table-cell office:value-type="string">
            <text:p>POSSIBLE</text:p>
          </table:table-cell>
          <table:table-cell/>
          <table:table-cell office:value-type="string">
            <text:p>T</text:p>
          </table:table-cell>
          <table:table-cell/>
          <table:table-cell office:value-type="string">
            <text:p>BOAT</text:p>
          </table:table-cell>
          <table:table-cell table:number-columns-repeated="251"/>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7:18: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8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font-size-asian="20pt" style:font-size-complex="20pt"/>
    </style:style>
  </office:automatic-styles>
  <office:body>
    <office:spreadsheet>
      <table:table table:name="Sheet1" table:style-name="ta1" table:print="false">
        <table:table-column table:style-name="co1" table:number-columns-repeated="256" table:default-cell-style-name="ce1"/>
        <table:table-row table:style-name="ro1">
          <table:table-cell/>
          <table:table-cell office:value-type="string">
            <text:p>E</text:p>
          </table:table-cell>
          <table:table-cell office:value-type="string">
            <text:p>M</text:p>
          </table:table-cell>
          <table:table-cell office:value-type="string">
            <text:p>S</text:p>
          </table:table-cell>
          <table:table-cell office:value-type="string">
            <text:p>L</text:p>
          </table:table-cell>
          <table:table-cell table:number-columns-repeated="251"/>
        </table:table-row>
        <table:table-row table:style-name="ro1">
          <table:table-cell office:value-type="string">
            <text:p>A</text:p>
          </table:table-cell>
          <table:table-cell/>
          <table:table-cell office:value-type="string">
            <text:p>Y</text:p>
          </table:table-cell>
          <table:table-cell table:number-columns-repeated="253"/>
        </table:table-row>
        <table:table-row table:style-name="ro1">
          <table:table-cell office:value-type="string">
            <text:p>B</text:p>
          </table:table-cell>
          <table:table-cell table:number-columns-repeated="2"/>
          <table:table-cell office:value-type="string">
            <text:p>Y</text:p>
          </table:table-cell>
          <table:table-cell table:number-columns-repeated="252"/>
        </table:table-row>
        <table:table-row table:style-name="ro1">
          <table:table-cell office:value-type="string">
            <text:p>C</text:p>
          </table:table-cell>
          <table:table-cell table:number-columns-repeated="3"/>
          <table:table-cell office:value-type="string">
            <text:p>Y</text:p>
          </table:table-cell>
          <table:table-cell table:number-columns-repeated="251"/>
        </table:table-row>
        <table:table-row table:style-name="ro1">
          <table:table-cell office:value-type="string">
            <text:p>D</text:p>
          </table:table-cell>
          <table:table-cell office:value-type="string">
            <text:p>Y</text:p>
          </table:table-cell>
          <table:table-cell table:number-columns-repeated="254"/>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7:18: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2pt" style:font-size-asian="22pt" style:font-size-complex="22pt"/>
    </style:style>
  </office:automatic-styles>
  <office:body>
    <office:spreadsheet>
      <table:table table:name="Sheet1" table:style-name="ta1" table:print="false">
        <table:table-column table:style-name="co1" table:number-columns-repeated="256" table:default-cell-style-name="ce1"/>
        <table:table-row table:style-name="ro1">
          <table:table-cell/>
          <table:table-cell office:value-type="string">
            <text:p>M</text:p>
          </table:table-cell>
          <table:table-cell office:value-type="string">
            <text:p>D</text:p>
          </table:table-cell>
          <table:table-cell office:value-type="string">
            <text:p>E</text:p>
          </table:table-cell>
          <table:table-cell office:value-type="string">
            <text:p>L</text:p>
          </table:table-cell>
          <table:table-cell office:value-type="string">
            <text:p>P</text:p>
          </table:table-cell>
          <table:table-cell office:value-type="string">
            <text:p>J</text:p>
          </table:table-cell>
          <table:table-cell table:number-columns-repeated="249"/>
        </table:table-row>
        <table:table-row table:style-name="ro1">
          <table:table-cell office:value-type="string">
            <text:p>A</text:p>
          </table:table-cell>
          <table:table-cell office:value-type="string">
            <text:p>X</text:p>
          </table:table-cell>
          <table:table-cell office:value-type="string">
            <text:p>Y</text:p>
          </table:table-cell>
          <table:table-cell table:number-columns-repeated="4" office:value-type="string">
            <text:p>X</text:p>
          </table:table-cell>
          <table:table-cell table:number-columns-repeated="249"/>
        </table:table-row>
        <table:table-row table:style-name="ro1">
          <table:table-cell office:value-type="string">
            <text:p>B</text:p>
          </table:table-cell>
          <table:table-cell table:number-columns-repeated="3" office:value-type="string">
            <text:p>X</text:p>
          </table:table-cell>
          <table:table-cell office:value-type="string">
            <text:p>Y</text:p>
          </table:table-cell>
          <table:table-cell table:number-columns-repeated="2" office:value-type="string">
            <text:p>X</text:p>
          </table:table-cell>
          <table:table-cell table:number-columns-repeated="249"/>
        </table:table-row>
        <table:table-row table:style-name="ro1">
          <table:table-cell office:value-type="string">
            <text:p>C</text:p>
          </table:table-cell>
          <table:table-cell table:number-columns-repeated="5" office:value-type="string">
            <text:p>X</text:p>
          </table:table-cell>
          <table:table-cell office:value-type="string">
            <text:p>Y</text:p>
          </table:table-cell>
          <table:table-cell office:value-type="string">
            <text:p>M TO L</text:p>
          </table:table-cell>
          <table:table-cell table:number-columns-repeated="248"/>
        </table:table-row>
        <table:table-row table:style-name="ro1">
          <table:table-cell office:value-type="string">
            <text:p>D</text:p>
          </table:table-cell>
          <table:table-cell office:value-type="string">
            <text:p>Y</text:p>
          </table:table-cell>
          <table:table-cell table:number-columns-repeated="5" office:value-type="string">
            <text:p>X</text:p>
          </table:table-cell>
          <table:table-cell table:number-columns-repeated="249"/>
        </table:table-row>
        <table:table-row table:style-name="ro1">
          <table:table-cell office:value-type="string">
            <text:p>E</text:p>
          </table:table-cell>
          <table:table-cell table:number-columns-repeated="2" office:value-type="string">
            <text:p>X</text:p>
          </table:table-cell>
          <table:table-cell office:value-type="string">
            <text:p>Y</text:p>
          </table:table-cell>
          <table:table-cell table:number-columns-repeated="3" office:value-type="string">
            <text:p>X</text:p>
          </table:table-cell>
          <table:table-cell table:number-columns-repeated="249"/>
        </table:table-row>
        <table:table-row table:style-name="ro1">
          <table:table-cell office:value-type="string">
            <text:p>F</text:p>
          </table:table-cell>
          <table:table-cell table:number-columns-repeated="4" office:value-type="string">
            <text:p>X</text:p>
          </table:table-cell>
          <table:table-cell office:value-type="string">
            <text:p>Y</text:p>
          </table:table-cell>
          <table:table-cell table:number-columns-repeated="250"/>
        </table:table-row>
        <table:table-row table:style-name="ro1">
          <table:table-cell/>
          <table:table-cell office:value-type="string">
            <text:p>M TO A</text:p>
          </table:table-cell>
          <table:table-cell office:value-type="string">
            <text:p>GF OF F</text:p>
          </table:table-cell>
          <table:table-cell table:number-columns-repeated="253"/>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7:5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office:automatic-styles>
  <office:body>
    <office:spreadsheet>
      <table:table table:name="Sheet1" table:style-name="ta1" table:print="false">
        <table:table-column table:style-name="co1" table:number-columns-repeated="256" table:default-cell-style-name="ce1"/>
        <table:table-row table:style-name="ro1">
          <table:table-cell/>
          <table:table-cell office:value-type="string">
            <text:p>profession</text:p>
          </table:table-cell>
          <table:table-cell office:value-type="string">
            <text:p>relation</text:p>
          </table:table-cell>
          <table:table-cell office:value-type="string">
            <text:p>colour</text:p>
          </table:table-cell>
          <table:table-cell table:number-columns-repeated="252"/>
        </table:table-row>
        <table:table-row table:style-name="ro1">
          <table:table-cell office:value-type="string">
            <text:p>r</text:p>
          </table:table-cell>
          <table:table-cell office:value-type="string">
            <text:p>ca</text:p>
          </table:table-cell>
          <table:table-cell/>
          <table:table-cell office:value-type="string">
            <text:p>green</text:p>
          </table:table-cell>
          <table:table-cell table:number-columns-repeated="252"/>
        </table:table-row>
        <table:table-row table:style-name="ro1">
          <table:table-cell office:value-type="string">
            <text:p>m</text:p>
          </table:table-cell>
          <table:table-cell office:value-type="string">
            <text:p>wife of v</text:p>
          </table:table-cell>
          <table:table-cell office:value-type="string">
            <text:p>ml of s</text:p>
          </table:table-cell>
          <table:table-cell office:value-type="string">
            <text:p>orange</text:p>
          </table:table-cell>
          <table:table-cell office:value-type="string">
            <text:p>teacher</text:p>
          </table:table-cell>
          <table:table-cell table:number-columns-repeated="251"/>
        </table:table-row>
        <table:table-row table:style-name="ro1">
          <table:table-cell office:value-type="string">
            <text:p>s</text:p>
          </table:table-cell>
          <table:table-cell table:style-name="Default"/>
          <table:table-cell office:value-type="string">
            <text:p>wife of r</text:p>
          </table:table-cell>
          <table:table-cell office:value-type="string">
            <text:p>white </text:p>
          </table:table-cell>
          <table:table-cell table:number-columns-repeated="252"/>
        </table:table-row>
        <table:table-row table:style-name="ro1">
          <table:table-cell office:value-type="string">
            <text:p>v</text:p>
          </table:table-cell>
          <table:table-cell office:value-type="string">
            <text:p>engineer</text:p>
          </table:table-cell>
          <table:table-cell/>
          <table:table-cell office:value-type="string">
            <text:p>red </text:p>
          </table:table-cell>
          <table:table-cell table:number-columns-repeated="252"/>
        </table:table-row>
        <table:table-row table:style-name="ro1">
          <table:table-cell office:value-type="string">
            <text:p>t</text:p>
          </table:table-cell>
          <table:table-cell office:value-type="string">
            <text:p>principal</text:p>
          </table:table-cell>
          <table:table-cell office:value-type="string">
            <text:p>gs v</text:p>
          </table:table-cell>
          <table:table-cell office:value-type="string">
            <text:p>black</text:p>
          </table:table-cell>
          <table:table-cell table:number-columns-repeated="252"/>
        </table:table-row>
        <table:table-row table:style-name="ro1">
          <table:table-cell office:value-type="string">
            <text:p>z</text:p>
          </table:table-cell>
          <table:table-cell office:value-type="string">
            <text:p>doctor </text:p>
          </table:table-cell>
          <table:table-cell office:value-type="string">
            <text:p>gd m</text:p>
          </table:table-cell>
          <table:table-cell office:value-type="string">
            <text:p>blue</text:p>
          </table:table-cell>
          <table:table-cell table:number-columns-repeated="252"/>
        </table:table-row>
        <table:table-row table:style-name="ro1" table:number-rows-repeated="65528">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23">23/03/2010</text:date>, <text:time>18:27:29</text:time></text:p>
        </style:region-right>
      </style:header>
      <style:header-left style:display="false"/>
      <style:footer>
        <text:p>Page <text:page-number>1</text:page-number> / <text:page-count>99</text:page-count></text:p>
      </style:footer>
      <style:footer-left style:display="false"/>
    </style:master-page>
  </office:master-styles>
</office:document-styles>
</file>